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4902in"/>
    </style:style>
    <style:style style:name="co2" style:family="table-column">
      <style:table-column-properties fo:break-before="auto" style:column-width="1.8154in"/>
    </style:style>
    <style:style style:name="co3" style:family="table-column">
      <style:table-column-properties fo:break-before="auto" style:column-width="0.7in"/>
    </style:style>
    <style:style style:name="co4" style:family="table-column">
      <style:table-column-properties fo:break-before="auto" style:column-width="1.3646in"/>
    </style:style>
    <style:style style:name="co5" style:family="table-column">
      <style:table-column-properties fo:break-before="auto" style:column-width="0.5602in"/>
    </style:style>
    <style:style style:name="co6" style:family="table-column">
      <style:table-column-properties fo:break-before="auto" style:column-width="0.8717in"/>
    </style:style>
    <style:style style:name="co7" style:family="table-column">
      <style:table-column-properties fo:break-before="auto" style:column-width="0.6783in"/>
    </style:style>
    <style:style style:name="co8" style:family="table-column">
      <style:table-column-properties fo:break-before="auto" style:column-width="0.9575in"/>
    </style:style>
    <style:style style:name="co9" style:family="table-column">
      <style:table-column-properties fo:break-before="auto" style:column-width="0.9465in"/>
    </style:style>
    <style:style style:name="co10" style:family="table-column">
      <style:table-column-properties fo:break-before="auto" style:column-width="0.5819in"/>
    </style:style>
    <style:style style:name="co11" style:family="table-column">
      <style:table-column-properties fo:break-before="auto" style:column-width="1in"/>
    </style:style>
    <style:style style:name="co12" style:family="table-column">
      <style:table-column-properties fo:break-before="auto" style:column-width="0.9898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ffffd7"/>
    </style:style>
    <style:style style:name="ce3" style:family="table-cell" style:parent-style-name="Default" style:data-style-name="N11"/>
    <style:style style:name="ce4" style:family="table-cell" style:parent-style-name="Default" style:data-style-name="N11">
      <style:table-cell-properties fo:background-color="#ffff00"/>
    </style:style>
    <style:style style:name="ce5" style:family="table-cell" style:parent-style-name="Default">
      <style:table-cell-properties style:rotation-align="none"/>
    </style:style>
    <style:style style:name="ce12" style:family="table-cell" style:parent-style-name="Default">
      <style:table-cell-properties fo:background-color="#ffdbb6"/>
    </style:style>
    <style:style style:name="ce1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investig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1"/>
        <table:table-column table:style-name="co4" table:number-columns-repeated="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table:number-columns-repeated="3"/>
          <table:table-cell office:value-type="string" calcext:value-type="string">
            <text:p>from Orlando</text:p>
          </table:table-cell>
          <table:table-cell office:value-type="string" calcext:value-type="string">
            <text:p>from R program</text:p>
          </table:table-cell>
          <table:table-cell table:number-columns-repeated="2" office:value-type="string" calcext:value-type="string">
            <text:p>from Orlando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urveyIndicator</text:p>
          </table:table-cell>
          <table:table-cell office:value-type="string" calcext:value-type="string">
            <text:p>IndicatorName.x</text:p>
          </table:table-cell>
          <table:table-cell office:value-type="string" calcext:value-type="string">
            <text:p>SurveyID</text:p>
          </table:table-cell>
          <table:table-cell office:value-type="string" calcext:value-type="string">
            <text:p>meanY</text:p>
          </table:table-cell>
          <table:table-cell office:value-type="string" calcext:value-type="string">
            <text:p>MeanY</text:p>
          </table:table-cell>
          <table:table-cell office:value-type="string" calcext:value-type="string">
            <text:p>maxY</text:p>
          </table:table-cell>
          <table:table-cell office:value-type="string" calcext:value-type="string">
            <text:p>minY</text:p>
          </table:table-cell>
          <table:table-cell table:number-columns-repeated="4"/>
          <table:table-cell office:value-type="string" calcext:value-type="string">
            <text:p>Source</text:p>
          </table:table-cell>
          <table:table-cell office:value-type="string" calcext:value-type="string">
            <text:p>dataOrlando</text:p>
          </table:table-cell>
          <table:table-cell office:value-type="string" calcext:value-type="string">
            <text:p>surveyID</text:p>
          </table:table-cell>
          <table:table-cell office:value-type="string" calcext:value-type="string">
            <text:p>country_code</text:p>
          </table:table-cell>
          <table:table-cell office:value-type="string" calcext:value-type="string">
            <text:p>version_code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IndicatorName.y</text:p>
          </table:table-cell>
          <table:table-cell office:value-type="string" calcext:value-type="string">
            <text:p>MeanY</text:p>
          </table:table-cell>
          <table:table-cell office:value-type="string" calcext:value-type="string">
            <text:p>SurveySource</text:p>
          </table:table-cell>
          <table:table-cell office:value-type="string" calcext:value-type="string">
            <text:p>dataValidation</text:p>
          </table:table-cell>
          <table:table-cell office:value-type="string" calcext:value-type="string">
            <text:p>IndicatorName</text:p>
          </table:table-cell>
          <table:table-cell office:value-type="string" calcext:value-type="string">
            <text:p>diffY</text:p>
          </table:table-cell>
        </table:table-row>
        <table:table-row table:style-name="ro1">
          <table:table-cell office:value-type="string" calcext:value-type="string">
            <text:p>TON2019+AccessElectricity</text:p>
          </table:table-cell>
          <table:table-cell office:value-type="string" calcext:value-type="string">
            <text:p>AccessElectricity</text:p>
          </table:table-cell>
          <table:table-cell office:value-type="string" calcext:value-type="string">
            <text:p>TON2019</text:p>
          </table:table-cell>
          <table:table-cell office:value-type="float" office:value="0.969162371702489" calcext:value-type="float">
            <text:p>0.969162371702489</text:p>
          </table:table-cell>
          <table:table-cell table:number-columns-repeated="2" office:value-type="float" office:value="0.982396236359229" calcext:value-type="float">
            <text:p>0.982396236359229</text:p>
          </table:table-cell>
          <table:table-cell office:value-type="float" office:value="0.962545439374119" calcext:value-type="float">
            <text:p>0.962545439374119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N2019</text:p>
          </table:table-cell>
          <table:table-cell office:value-type="string" calcext:value-type="string">
            <text:p>Tong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hh</text:p>
          </table:table-cell>
          <table:table-cell office:value-type="string" calcext:value-type="string">
            <text:p>AccessElectricity</text:p>
          </table:table-cell>
          <table:table-cell office:value-type="float" office:value="0.982396236359229" calcext:value-type="float">
            <text:p>0.982396236359229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essElectricity</text:p>
          </table:table-cell>
          <table:table-cell office:value-type="float" office:value="0.01323386465674" calcext:value-type="float">
            <text:p>0.01323386465674</text:p>
          </table:table-cell>
        </table:table-row>
        <table:table-row table:style-name="ro1">
          <table:table-cell office:value-type="string" calcext:value-type="string">
            <text:p>IND71+AllViolence</text:p>
          </table:table-cell>
          <table:table-cell office:value-type="string" calcext:value-type="string">
            <text:p>AllViolence</text:p>
          </table:table-cell>
          <table:table-cell office:value-type="string" calcext:value-type="string">
            <text:p>IND71</text:p>
          </table:table-cell>
          <table:table-cell office:value-type="float" office:value="0.337029852643649" calcext:value-type="float">
            <text:p>0.337029852643649</text:p>
          </table:table-cell>
          <table:table-cell office:value-type="float" office:value="0.310250755472126" calcext:value-type="float">
            <text:p>0.310250755472126</text:p>
          </table:table-cell>
          <table:table-cell table:number-columns-repeated="2" office:value-type="float" office:value="0.337029852643649" calcext:value-type="float">
            <text:p>0.337029852643649</text:p>
          </table:table-cell>
          <table:table-cell office:value-type="string" calcext:value-type="string">
            <text:p>???</text:p>
          </table:table-cell>
          <table:table-cell table:number-columns-repeated="3"/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71</text:p>
          </table:table-cell>
          <table:table-cell office:value-type="string" calcext:value-type="string">
            <text:p>I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AllViolence</text:p>
          </table:table-cell>
          <table:table-cell office:value-type="float" office:value="0.310250755472126" calcext:value-type="float">
            <text:p>0.310250755472126</text:p>
          </table:table-cell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Violence</text:p>
          </table:table-cell>
          <table:table-cell office:value-type="float" office:value="0.026779097171523" calcext:value-type="float">
            <text:p>0.026779097171523</text:p>
          </table:table-cell>
        </table:table-row>
        <table:table-row table:style-name="ro1">
          <table:table-cell office:value-type="string" calcext:value-type="string">
            <text:p>IDN63+BasicWater</text:p>
          </table:table-cell>
          <table:table-cell office:value-type="string" calcext:value-type="string">
            <text:p>BasicWater</text:p>
          </table:table-cell>
          <table:table-cell office:value-type="string" calcext:value-type="string">
            <text:p>IDN63</text:p>
          </table:table-cell>
          <table:table-cell office:value-type="float" office:value="0.666620736341137" calcext:value-type="float">
            <text:p>0.666620736341137</text:p>
          </table:table-cell>
          <table:table-cell office:value-type="float" office:value="0.733168875406207" calcext:value-type="float">
            <text:p>0.733168875406207</text:p>
          </table:table-cell>
          <table:table-cell table:number-columns-repeated="2" office:value-type="float" office:value="0.666620736341137" calcext:value-type="float">
            <text:p>0.666620736341137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N63</text:p>
          </table:table-cell>
          <table:table-cell office:value-type="string" calcext:value-type="string">
            <text:p>ID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BasicWater</text:p>
          </table:table-cell>
          <table:table-cell office:value-type="float" office:value="0.733168875406207" calcext:value-type="float">
            <text:p>0.733168875406207</text:p>
          </table:table-cell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icWater</text:p>
          </table:table-cell>
          <table:table-cell office:value-type="float" office:value="0.06654813906507" calcext:value-type="float">
            <text:p>0.06654813906507</text:p>
          </table:table-cell>
        </table:table-row>
        <table:table-row table:style-name="ro1">
          <table:table-cell office:value-type="string" calcext:value-type="string">
            <text:p>BGD2019+ContraceptiveMethod</text:p>
          </table:table-cell>
          <table:table-cell office:value-type="string" calcext:value-type="string">
            <text:p>ContraceptiveMethod</text:p>
          </table:table-cell>
          <table:table-cell office:value-type="string" calcext:value-type="string">
            <text:p>BGD2019</text:p>
          </table:table-cell>
          <table:table-cell office:value-type="float" office:value="0.801665518366682" calcext:value-type="float">
            <text:p>0.801665518366682</text:p>
          </table:table-cell>
          <table:table-cell office:value-type="float" office:value="0.777750196919147" calcext:value-type="float">
            <text:p>0.777750196919147</text:p>
          </table:table-cell>
          <table:table-cell table:number-columns-repeated="2" office:value-type="float" office:value="0.801665518366682" calcext:value-type="float">
            <text:p>0.801665518366682</text:p>
          </table:table-cell>
          <table:table-cell office:value-type="string" calcext:value-type="string">
            <text:p>r</text:p>
          </table:table-cell>
          <table:table-cell office:value-type="float" office:value="2019" calcext:value-type="float">
            <text:p>2019</text:p>
          </table:table-cell>
          <table:table-cell table:style-name="ce3" office:value-type="percentage" office:value="0.774" calcext:value-type="percentage">
            <text:p>77.40%</text:p>
          </table:table-cell>
          <table:table-cell/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GD2019</text:p>
          </table:table-cell>
          <table:table-cell office:value-type="string" calcext:value-type="string">
            <text:p>Bangladesh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ContraceptiveMethod</text:p>
          </table:table-cell>
          <table:table-cell office:value-type="float" office:value="0.777750196919147" calcext:value-type="float">
            <text:p>0.777750196919147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raceptiveMethod</text:p>
          </table:table-cell>
          <table:table-cell office:value-type="float" office:value="0.0239153214475349" calcext:value-type="float">
            <text:p>0.023915321447535</text:p>
          </table:table-cell>
        </table:table-row>
        <table:table-row table:style-name="ro1">
          <table:table-cell office:value-type="string" calcext:value-type="string">
            <text:p>BTN2010+ContraceptiveMethod</text:p>
          </table:table-cell>
          <table:table-cell office:value-type="string" calcext:value-type="string">
            <text:p>ContraceptiveMethod</text:p>
          </table:table-cell>
          <table:table-cell office:value-type="string" calcext:value-type="string">
            <text:p>BTN2010</text:p>
          </table:table-cell>
          <table:table-cell office:value-type="float" office:value="0.780597514224693" calcext:value-type="float">
            <text:p>0.780597514224693</text:p>
          </table:table-cell>
          <table:table-cell office:value-type="float" office:value="0.833263503098628" calcext:value-type="float">
            <text:p>0.833263503098628</text:p>
          </table:table-cell>
          <table:table-cell table:number-columns-repeated="2" office:value-type="float" office:value="0.780597514224693" calcext:value-type="float">
            <text:p>0.780597514224693</text:p>
          </table:table-cell>
          <table:table-cell office:value-type="string" calcext:value-type="string">
            <text:p>r</text:p>
          </table:table-cell>
          <table:table-cell office:value-type="float" office:value="2010" calcext:value-type="float">
            <text:p>2010</text:p>
          </table:table-cell>
          <table:table-cell table:style-name="ce3" office:value-type="percentage" office:value="0.846" calcext:value-type="percentage">
            <text:p>84.60%</text:p>
          </table:table-cell>
          <table:table-cell/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N2010</text:p>
          </table:table-cell>
          <table:table-cell office:value-type="string" calcext:value-type="string">
            <text:p>Bhutan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ContraceptiveMethod</text:p>
          </table:table-cell>
          <table:table-cell office:value-type="float" office:value="0.833263503098628" calcext:value-type="float">
            <text:p>0.833263503098628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raceptiveMethod</text:p>
          </table:table-cell>
          <table:table-cell office:value-type="float" office:value="0.0526659888739349" calcext:value-type="float">
            <text:p>0.052665988873935</text:p>
          </table:table-cell>
        </table:table-row>
        <table:table-row table:style-name="ro1">
          <table:table-cell office:value-type="string" calcext:value-type="string">
            <text:p>GEO2018+ContraceptiveMethod</text:p>
          </table:table-cell>
          <table:table-cell office:value-type="string" calcext:value-type="string">
            <text:p>ContraceptiveMethod</text:p>
          </table:table-cell>
          <table:table-cell office:value-type="string" calcext:value-type="string">
            <text:p>GEO2018</text:p>
          </table:table-cell>
          <table:table-cell office:value-type="float" office:value="0.484609849905267" calcext:value-type="float">
            <text:p>0.484609849905267</text:p>
          </table:table-cell>
          <table:table-cell office:value-type="float" office:value="0.499032295394907" calcext:value-type="float">
            <text:p>0.499032295394907</text:p>
          </table:table-cell>
          <table:table-cell table:number-columns-repeated="2" office:value-type="float" office:value="0.484609849905267" calcext:value-type="float">
            <text:p>0.484609849905267</text:p>
          </table:table-cell>
          <table:table-cell office:value-type="string" calcext:value-type="string">
            <text:p>r</text:p>
          </table:table-cell>
          <table:table-cell office:value-type="float" office:value="2018" calcext:value-type="float">
            <text:p>2018</text:p>
          </table:table-cell>
          <table:table-cell table:style-name="ce3" office:value-type="percentage" office:value="0.51" calcext:value-type="percentage">
            <text:p>51.00%</text:p>
          </table:table-cell>
          <table:table-cell/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O2018</text:p>
          </table:table-cell>
          <table:table-cell office:value-type="string" calcext:value-type="string">
            <text:p>Georg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ContraceptiveMethod</text:p>
          </table:table-cell>
          <table:table-cell office:value-type="float" office:value="0.499032295394907" calcext:value-type="float">
            <text:p>0.499032295394907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raceptiveMethod</text:p>
          </table:table-cell>
          <table:table-cell office:value-type="float" office:value="0.01442244548964" calcext:value-type="float">
            <text:p>0.01442244548964</text:p>
          </table:table-cell>
        </table:table-row>
        <table:table-row table:style-name="ro1">
          <table:table-cell office:value-type="string" calcext:value-type="string">
            <text:p>KAZ2010+ContraceptiveMethod</text:p>
          </table:table-cell>
          <table:table-cell office:value-type="string" calcext:value-type="string">
            <text:p>ContraceptiveMethod</text:p>
          </table:table-cell>
          <table:table-cell office:value-type="string" calcext:value-type="string">
            <text:p>KAZ2010</text:p>
          </table:table-cell>
          <table:table-cell office:value-type="float" office:value="0.720750352377936" calcext:value-type="float">
            <text:p>0.720750352377936</text:p>
          </table:table-cell>
          <table:table-cell office:value-type="float" office:value="0.795693215675604" calcext:value-type="float">
            <text:p>0.795693215675604</text:p>
          </table:table-cell>
          <table:table-cell table:number-columns-repeated="2" office:value-type="float" office:value="0.720750352377936" calcext:value-type="float">
            <text:p>0.720750352377936</text:p>
          </table:table-cell>
          <table:table-cell office:value-type="string" calcext:value-type="string">
            <text:p>r</text:p>
          </table:table-cell>
          <table:table-cell office:value-type="float" office:value="2010" calcext:value-type="float">
            <text:p>2010</text:p>
          </table:table-cell>
          <table:table-cell table:style-name="ce4" office:value-type="percentage" office:value="0.796" calcext:value-type="percentage">
            <text:p>79.60%</text:p>
          </table:table-cell>
          <table:table-cell/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Z2010</text:p>
          </table:table-cell>
          <table:table-cell office:value-type="string" calcext:value-type="string">
            <text:p>Kazakhstan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ContraceptiveMethod</text:p>
          </table:table-cell>
          <table:table-cell office:value-type="float" office:value="0.795693215675604" calcext:value-type="float">
            <text:p>0.795693215675604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raceptiveMethod</text:p>
          </table:table-cell>
          <table:table-cell office:value-type="float" office:value="0.074942863297668" calcext:value-type="float">
            <text:p>0.074942863297668</text:p>
          </table:table-cell>
        </table:table-row>
        <table:table-row table:style-name="ro1">
          <table:table-cell office:value-type="string" calcext:value-type="string">
            <text:p>KAZ2015+ContraceptiveMethod</text:p>
          </table:table-cell>
          <table:table-cell office:value-type="string" calcext:value-type="string">
            <text:p>ContraceptiveMethod</text:p>
          </table:table-cell>
          <table:table-cell office:value-type="string" calcext:value-type="string">
            <text:p>KAZ2015</text:p>
          </table:table-cell>
          <table:table-cell office:value-type="float" office:value="0.761480341452003" calcext:value-type="float">
            <text:p>0.761480341452003</text:p>
          </table:table-cell>
          <table:table-cell office:value-type="float" office:value="0.826094739203046" calcext:value-type="float">
            <text:p>0.826094739203046</text:p>
          </table:table-cell>
          <table:table-cell table:number-columns-repeated="2" office:value-type="float" office:value="0.761480341452003" calcext:value-type="float">
            <text:p>0.761480341452003</text:p>
          </table:table-cell>
          <table:table-cell office:value-type="string" calcext:value-type="string">
            <text:p>r</text:p>
          </table:table-cell>
          <table:table-cell office:value-type="float" office:value="2015" calcext:value-type="float">
            <text:p>2015</text:p>
          </table:table-cell>
          <table:table-cell table:style-name="ce3" office:value-type="percentage" office:value="0.818" calcext:value-type="percentage">
            <text:p>81.80%</text:p>
          </table:table-cell>
          <table:table-cell/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Z2015</text:p>
          </table:table-cell>
          <table:table-cell office:value-type="string" calcext:value-type="string">
            <text:p>Kazakhst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ContraceptiveMethod</text:p>
          </table:table-cell>
          <table:table-cell office:value-type="float" office:value="0.826094739203046" calcext:value-type="float">
            <text:p>0.826094739203046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raceptiveMethod</text:p>
          </table:table-cell>
          <table:table-cell office:value-type="float" office:value="0.0646143977510429" calcext:value-type="float">
            <text:p>0.064614397751043</text:p>
          </table:table-cell>
        </table:table-row>
        <table:table-row table:style-name="ro1">
          <table:table-cell office:value-type="string" calcext:value-type="string">
            <text:p>KGZ2014+ContraceptiveMethod</text:p>
          </table:table-cell>
          <table:table-cell office:value-type="string" calcext:value-type="string">
            <text:p>ContraceptiveMethod</text:p>
          </table:table-cell>
          <table:table-cell office:value-type="string" calcext:value-type="string">
            <text:p>KGZ2014</text:p>
          </table:table-cell>
          <table:table-cell office:value-type="float" office:value="0.710896118237976" calcext:value-type="float">
            <text:p>0.710896118237976</text:p>
          </table:table-cell>
          <table:table-cell office:value-type="float" office:value="0.658838769258248" calcext:value-type="float">
            <text:p>0.658838769258248</text:p>
          </table:table-cell>
          <table:table-cell table:number-columns-repeated="2" office:value-type="float" office:value="0.710896118237976" calcext:value-type="float">
            <text:p>0.710896118237976</text:p>
          </table:table-cell>
          <table:table-cell office:value-type="string" calcext:value-type="string">
            <text:p>r</text:p>
          </table:table-cell>
          <table:table-cell office:value-type="float" office:value="2014" calcext:value-type="float">
            <text:p>2014</text:p>
          </table:table-cell>
          <table:table-cell table:style-name="ce3" office:value-type="percentage" office:value="0.654" calcext:value-type="percentage">
            <text:p>65.40%</text:p>
          </table:table-cell>
          <table:table-cell/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Z2014</text:p>
          </table:table-cell>
          <table:table-cell office:value-type="string" calcext:value-type="string">
            <text:p>Kyrgyzst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ContraceptiveMethod</text:p>
          </table:table-cell>
          <table:table-cell office:value-type="float" office:value="0.658838769258248" calcext:value-type="float">
            <text:p>0.658838769258248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raceptiveMethod</text:p>
          </table:table-cell>
          <table:table-cell office:value-type="float" office:value="0.052057348979728" calcext:value-type="float">
            <text:p>0.052057348979728</text:p>
          </table:table-cell>
        </table:table-row>
        <table:table-row table:style-name="ro1">
          <table:table-cell office:value-type="string" calcext:value-type="string">
            <text:p>KGZ2018+ContraceptiveMethod</text:p>
          </table:table-cell>
          <table:table-cell office:value-type="string" calcext:value-type="string">
            <text:p>ContraceptiveMethod</text:p>
          </table:table-cell>
          <table:table-cell office:value-type="string" calcext:value-type="string">
            <text:p>KGZ2018</text:p>
          </table:table-cell>
          <table:table-cell office:value-type="float" office:value="0.751507628377114" calcext:value-type="float">
            <text:p>0.751507628377114</text:p>
          </table:table-cell>
          <table:table-cell office:value-type="float" office:value="0.655926624019176" calcext:value-type="float">
            <text:p>0.655926624019176</text:p>
          </table:table-cell>
          <table:table-cell table:number-columns-repeated="2" office:value-type="float" office:value="0.751507628377114" calcext:value-type="float">
            <text:p>0.751507628377114</text:p>
          </table:table-cell>
          <table:table-cell office:value-type="string" calcext:value-type="string">
            <text:p>r</text:p>
          </table:table-cell>
          <table:table-cell office:value-type="float" office:value="2018" calcext:value-type="float">
            <text:p>2018</text:p>
          </table:table-cell>
          <table:table-cell table:style-name="ce4" office:value-type="percentage" office:value="0.674" calcext:value-type="percentage">
            <text:p>67.40%</text:p>
          </table:table-cell>
          <table:table-cell/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Z2018</text:p>
          </table:table-cell>
          <table:table-cell office:value-type="string" calcext:value-type="string">
            <text:p>Kyrgyzsta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ContraceptiveMethod</text:p>
          </table:table-cell>
          <table:table-cell office:value-type="float" office:value="0.655926624019176" calcext:value-type="float">
            <text:p>0.655926624019176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raceptiveMethod</text:p>
          </table:table-cell>
          <table:table-cell office:value-type="float" office:value="0.095581004357938" calcext:value-type="float">
            <text:p>0.095581004357938</text:p>
          </table:table-cell>
        </table:table-row>
        <table:table-row table:style-name="ro1">
          <table:table-cell office:value-type="string" calcext:value-type="string">
            <text:p>KIR2019+ContraceptiveMethod</text:p>
          </table:table-cell>
          <table:table-cell office:value-type="string" calcext:value-type="string">
            <text:p>ContraceptiveMethod</text:p>
          </table:table-cell>
          <table:table-cell office:value-type="string" calcext:value-type="string">
            <text:p>KIR2019</text:p>
          </table:table-cell>
          <table:table-cell office:value-type="float" office:value="0.510893524517726" calcext:value-type="float">
            <text:p>0.510893524517726</text:p>
          </table:table-cell>
          <table:table-cell office:value-type="float" office:value="0.52256350549907" calcext:value-type="float">
            <text:p>0.52256350549907</text:p>
          </table:table-cell>
          <table:table-cell table:number-columns-repeated="2" office:value-type="float" office:value="0.510893524517726" calcext:value-type="float">
            <text:p>0.510893524517726</text:p>
          </table:table-cell>
          <table:table-cell office:value-type="string" calcext:value-type="string">
            <text:p>r</text:p>
          </table:table-cell>
          <table:table-cell office:value-type="float" office:value="2019" calcext:value-type="float">
            <text:p>2019</text:p>
          </table:table-cell>
          <table:table-cell table:style-name="ce3" office:value-type="percentage" office:value="0.536" calcext:value-type="percentage">
            <text:p>53.60%</text:p>
          </table:table-cell>
          <table:table-cell/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R2019</text:p>
          </table:table-cell>
          <table:table-cell office:value-type="string" calcext:value-type="string">
            <text:p>Kiribati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ContraceptiveMethod</text:p>
          </table:table-cell>
          <table:table-cell office:value-type="float" office:value="0.52256350549907" calcext:value-type="float">
            <text:p>0.52256350549907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raceptiveMethod</text:p>
          </table:table-cell>
          <table:table-cell office:value-type="float" office:value="0.0116699809813441" calcext:value-type="float">
            <text:p>0.011669980981344</text:p>
          </table:table-cell>
        </table:table-row>
        <table:table-row table:style-name="ro1">
          <table:table-cell office:value-type="string" calcext:value-type="string">
            <text:p>LAO2017+ContraceptiveMethod</text:p>
          </table:table-cell>
          <table:table-cell office:value-type="string" calcext:value-type="string">
            <text:p>ContraceptiveMethod</text:p>
          </table:table-cell>
          <table:table-cell office:value-type="string" calcext:value-type="string">
            <text:p>LAO2017</text:p>
          </table:table-cell>
          <table:table-cell office:value-type="float" office:value="0.747030156732502" calcext:value-type="float">
            <text:p>0.747030156732502</text:p>
          </table:table-cell>
          <table:table-cell office:value-type="float" office:value="0.720176249672101" calcext:value-type="float">
            <text:p>0.720176249672101</text:p>
          </table:table-cell>
          <table:table-cell table:number-columns-repeated="2" office:value-type="float" office:value="0.747030156732502" calcext:value-type="float">
            <text:p>0.747030156732502</text:p>
          </table:table-cell>
          <table:table-cell office:value-type="string" calcext:value-type="string">
            <text:p>r</text:p>
          </table:table-cell>
          <table:table-cell office:value-type="float" office:value="2017" calcext:value-type="float">
            <text:p>2017</text:p>
          </table:table-cell>
          <table:table-cell table:style-name="ce3" office:value-type="percentage" office:value="0.717" calcext:value-type="percentage">
            <text:p>71.70%</text:p>
          </table:table-cell>
          <table:table-cell/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O2017</text:p>
          </table:table-cell>
          <table:table-cell office:value-type="string" calcext:value-type="string">
            <text:p>La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ContraceptiveMethod</text:p>
          </table:table-cell>
          <table:table-cell office:value-type="float" office:value="0.720176249672101" calcext:value-type="float">
            <text:p>0.720176249672101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raceptiveMethod</text:p>
          </table:table-cell>
          <table:table-cell office:value-type="float" office:value="0.0268539070604009" calcext:value-type="float">
            <text:p>0.026853907060401</text:p>
          </table:table-cell>
        </table:table-row>
        <table:table-row table:style-name="ro1">
          <table:table-cell office:value-type="string" calcext:value-type="string">
            <text:p>MNG2018+ContraceptiveMethod</text:p>
          </table:table-cell>
          <table:table-cell office:value-type="string" calcext:value-type="string">
            <text:p>ContraceptiveMethod</text:p>
          </table:table-cell>
          <table:table-cell office:value-type="string" calcext:value-type="string">
            <text:p>MNG2018</text:p>
          </table:table-cell>
          <table:table-cell office:value-type="float" office:value="0.626233327949087" calcext:value-type="float">
            <text:p>0.626233327949087</text:p>
          </table:table-cell>
          <table:table-cell office:value-type="float" office:value="0.648244981907991" calcext:value-type="float">
            <text:p>0.648244981907991</text:p>
          </table:table-cell>
          <table:table-cell table:number-columns-repeated="2" office:value-type="float" office:value="0.626233327949087" calcext:value-type="float">
            <text:p>0.626233327949087</text:p>
          </table:table-cell>
          <table:table-cell office:value-type="string" calcext:value-type="string">
            <text:p>r</text:p>
          </table:table-cell>
          <table:table-cell office:value-type="float" office:value="2018" calcext:value-type="float">
            <text:p>2018</text:p>
          </table:table-cell>
          <table:table-cell table:style-name="ce3" office:value-type="percentage" office:value="0.639" calcext:value-type="percentage">
            <text:p>63.90%</text:p>
          </table:table-cell>
          <table:table-cell/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NG2018</text:p>
          </table:table-cell>
          <table:table-cell office:value-type="string" calcext:value-type="string">
            <text:p>Mongol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ContraceptiveMethod</text:p>
          </table:table-cell>
          <table:table-cell office:value-type="float" office:value="0.648244981907991" calcext:value-type="float">
            <text:p>0.648244981907991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raceptiveMethod</text:p>
          </table:table-cell>
          <table:table-cell office:value-type="float" office:value="0.0220116539589039" calcext:value-type="float">
            <text:p>0.022011653958904</text:p>
          </table:table-cell>
        </table:table-row>
        <table:table-row table:style-name="ro1">
          <table:table-cell office:value-type="string" calcext:value-type="string">
            <text:p>NPL2019+ContraceptiveMethod</text:p>
          </table:table-cell>
          <table:table-cell office:value-type="string" calcext:value-type="string">
            <text:p>ContraceptiveMethod</text:p>
          </table:table-cell>
          <table:table-cell office:value-type="string" calcext:value-type="string">
            <text:p>NPL2019</text:p>
          </table:table-cell>
          <table:table-cell office:value-type="float" office:value="0.623181168832404" calcext:value-type="float">
            <text:p>0.623181168832404</text:p>
          </table:table-cell>
          <table:table-cell office:value-type="float" office:value="0.607177222262393" calcext:value-type="float">
            <text:p>0.607177222262393</text:p>
          </table:table-cell>
          <table:table-cell table:number-columns-repeated="2" office:value-type="float" office:value="0.623181168832404" calcext:value-type="float">
            <text:p>0.623181168832404</text:p>
          </table:table-cell>
          <table:table-cell office:value-type="string" calcext:value-type="string">
            <text:p>r</text:p>
          </table:table-cell>
          <table:table-cell office:value-type="float" office:value="2019" calcext:value-type="float">
            <text:p>2019</text:p>
          </table:table-cell>
          <table:table-cell table:style-name="ce3" office:value-type="percentage" office:value="0.619" calcext:value-type="percentage">
            <text:p>61.90%</text:p>
          </table:table-cell>
          <table:table-cell/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PL2019</text:p>
          </table:table-cell>
          <table:table-cell office:value-type="string" calcext:value-type="string">
            <text:p>Nepa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ContraceptiveMethod</text:p>
          </table:table-cell>
          <table:table-cell office:value-type="float" office:value="0.607177222262393" calcext:value-type="float">
            <text:p>0.607177222262393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raceptiveMethod</text:p>
          </table:table-cell>
          <table:table-cell office:value-type="float" office:value="0.016003946570011" calcext:value-type="float">
            <text:p>0.016003946570011</text:p>
          </table:table-cell>
        </table:table-row>
        <table:table-row table:style-name="ro1">
          <table:table-cell office:value-type="string" calcext:value-type="string">
            <text:p>THA2012+ContraceptiveMethod</text:p>
          </table:table-cell>
          <table:table-cell office:value-type="string" calcext:value-type="string">
            <text:p>ContraceptiveMethod</text:p>
          </table:table-cell>
          <table:table-cell office:value-type="string" calcext:value-type="string">
            <text:p>THA2012</text:p>
          </table:table-cell>
          <table:table-cell office:value-type="float" office:value="0.877041704408235" calcext:value-type="float">
            <text:p>0.877041704408235</text:p>
          </table:table-cell>
          <table:table-cell office:value-type="float" office:value="0.897350367126219" calcext:value-type="float">
            <text:p>0.897350367126219</text:p>
          </table:table-cell>
          <table:table-cell table:number-columns-repeated="2" office:value-type="float" office:value="0.877041704408235" calcext:value-type="float">
            <text:p>0.877041704408235</text:p>
          </table:table-cell>
          <table:table-cell office:value-type="string" calcext:value-type="string">
            <text:p>r</text:p>
          </table:table-cell>
          <table:table-cell office:value-type="float" office:value="2012" calcext:value-type="float">
            <text:p>2012</text:p>
          </table:table-cell>
          <table:table-cell table:style-name="ce3" office:value-type="percentage" office:value="0.892" calcext:value-type="percentage">
            <text:p>89.20%</text:p>
          </table:table-cell>
          <table:table-cell/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A2012</text:p>
          </table:table-cell>
          <table:table-cell office:value-type="string" calcext:value-type="string">
            <text:p>Thailand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ContraceptiveMethod</text:p>
          </table:table-cell>
          <table:table-cell office:value-type="float" office:value="0.897350367126219" calcext:value-type="float">
            <text:p>0.897350367126219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raceptiveMethod</text:p>
          </table:table-cell>
          <table:table-cell office:value-type="float" office:value="0.0203086627179839" calcext:value-type="float">
            <text:p>0.020308662717984</text:p>
          </table:table-cell>
        </table:table-row>
        <table:table-row table:style-name="ro1">
          <table:table-cell office:value-type="string" calcext:value-type="string">
            <text:p>THA2015+ContraceptiveMethod</text:p>
          </table:table-cell>
          <table:table-cell office:value-type="string" calcext:value-type="string">
            <text:p>ContraceptiveMethod</text:p>
          </table:table-cell>
          <table:table-cell office:value-type="string" calcext:value-type="string">
            <text:p>THA2015</text:p>
          </table:table-cell>
          <table:table-cell office:value-type="float" office:value="0.904280505519109" calcext:value-type="float">
            <text:p>0.904280505519109</text:p>
          </table:table-cell>
          <table:table-cell office:value-type="float" office:value="0.887732428791499" calcext:value-type="float">
            <text:p>0.887732428791499</text:p>
          </table:table-cell>
          <table:table-cell table:number-columns-repeated="2" office:value-type="float" office:value="0.904280505519109" calcext:value-type="float">
            <text:p>0.904280505519109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A2015</text:p>
          </table:table-cell>
          <table:table-cell office:value-type="string" calcext:value-type="string">
            <text:p>Thailan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ContraceptiveMethod</text:p>
          </table:table-cell>
          <table:table-cell office:value-type="float" office:value="0.887732428791499" calcext:value-type="float">
            <text:p>0.887732428791499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raceptiveMethod</text:p>
          </table:table-cell>
          <table:table-cell office:value-type="float" office:value="0.0165480767276099" calcext:value-type="float">
            <text:p>0.01654807672761</text:p>
          </table:table-cell>
        </table:table-row>
        <table:table-row table:style-name="ro1">
          <table:table-cell office:value-type="string" calcext:value-type="string">
            <text:p>THA2019+ContraceptiveMethod</text:p>
          </table:table-cell>
          <table:table-cell office:value-type="string" calcext:value-type="string">
            <text:p>ContraceptiveMethod</text:p>
          </table:table-cell>
          <table:table-cell office:value-type="string" calcext:value-type="string">
            <text:p>THA2019</text:p>
          </table:table-cell>
          <table:table-cell office:value-type="float" office:value="0.896702675836142" calcext:value-type="float">
            <text:p>0.896702675836142</text:p>
          </table:table-cell>
          <table:table-cell office:value-type="float" office:value="0.871496106825998" calcext:value-type="float">
            <text:p>0.871496106825998</text:p>
          </table:table-cell>
          <table:table-cell table:number-columns-repeated="2" office:value-type="float" office:value="0.896702675836142" calcext:value-type="float">
            <text:p>0.896702675836142</text:p>
          </table:table-cell>
          <table:table-cell office:value-type="string" calcext:value-type="string">
            <text:p>r</text:p>
          </table:table-cell>
          <table:table-cell office:value-type="float" office:value="2019" calcext:value-type="float">
            <text:p>2019</text:p>
          </table:table-cell>
          <table:table-cell table:style-name="ce3" office:value-type="percentage" office:value="0.88" calcext:value-type="percentage">
            <text:p>88.00%</text:p>
          </table:table-cell>
          <table:table-cell/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A2019</text:p>
          </table:table-cell>
          <table:table-cell office:value-type="string" calcext:value-type="string">
            <text:p>Thailand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ContraceptiveMethod</text:p>
          </table:table-cell>
          <table:table-cell office:value-type="float" office:value="0.871496106825998" calcext:value-type="float">
            <text:p>0.871496106825998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raceptiveMethod</text:p>
          </table:table-cell>
          <table:table-cell office:value-type="float" office:value="0.0252065690101441" calcext:value-type="float">
            <text:p>0.025206569010144</text:p>
          </table:table-cell>
        </table:table-row>
        <table:table-row table:style-name="ro1">
          <table:table-cell office:value-type="string" calcext:value-type="string">
            <text:p>TKM2015+ContraceptiveMethod</text:p>
          </table:table-cell>
          <table:table-cell office:value-type="string" calcext:value-type="string">
            <text:p>ContraceptiveMethod</text:p>
          </table:table-cell>
          <table:table-cell office:value-type="string" calcext:value-type="string">
            <text:p>TKM2015</text:p>
          </table:table-cell>
          <table:table-cell office:value-type="float" office:value="0.726455217062118" calcext:value-type="float">
            <text:p>0.726455217062118</text:p>
          </table:table-cell>
          <table:table-cell office:value-type="float" office:value="0.754421814768206" calcext:value-type="float">
            <text:p>0.754421814768206</text:p>
          </table:table-cell>
          <table:table-cell table:number-columns-repeated="2" office:value-type="float" office:value="0.726455217062118" calcext:value-type="float">
            <text:p>0.726455217062118</text:p>
          </table:table-cell>
          <table:table-cell office:value-type="string" calcext:value-type="string">
            <text:p>r</text:p>
          </table:table-cell>
          <table:table-cell office:value-type="float" office:value="2015" calcext:value-type="float">
            <text:p>2015</text:p>
          </table:table-cell>
          <table:table-cell table:style-name="ce3" office:value-type="percentage" office:value="0.755" calcext:value-type="percentage">
            <text:p>75.50%</text:p>
          </table:table-cell>
          <table:table-cell/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KM2015</text:p>
          </table:table-cell>
          <table:table-cell office:value-type="string" calcext:value-type="string">
            <text:p>Turkmenist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ContraceptiveMethod</text:p>
          </table:table-cell>
          <table:table-cell office:value-type="float" office:value="0.754421814768206" calcext:value-type="float">
            <text:p>0.754421814768206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raceptiveMethod</text:p>
          </table:table-cell>
          <table:table-cell office:value-type="float" office:value="0.027966597706088" calcext:value-type="float">
            <text:p>0.027966597706088</text:p>
          </table:table-cell>
        </table:table-row>
        <table:table-row table:style-name="ro1">
          <table:table-cell office:value-type="string" calcext:value-type="string">
            <text:p>TKM2019+ContraceptiveMethod</text:p>
          </table:table-cell>
          <table:table-cell office:value-type="string" calcext:value-type="string">
            <text:p>ContraceptiveMethod</text:p>
          </table:table-cell>
          <table:table-cell office:value-type="string" calcext:value-type="string">
            <text:p>TKM2019</text:p>
          </table:table-cell>
          <table:table-cell office:value-type="float" office:value="0.797248535834408" calcext:value-type="float">
            <text:p>0.797248535834408</text:p>
          </table:table-cell>
          <table:table-cell office:value-type="float" office:value="0.785914130033308" calcext:value-type="float">
            <text:p>0.785914130033308</text:p>
          </table:table-cell>
          <table:table-cell table:number-columns-repeated="2" office:value-type="float" office:value="0.797248535834408" calcext:value-type="float">
            <text:p>0.797248535834408</text:p>
          </table:table-cell>
          <table:table-cell office:value-type="string" calcext:value-type="string">
            <text:p>r</text:p>
          </table:table-cell>
          <table:table-cell office:value-type="float" office:value="2019" calcext:value-type="float">
            <text:p>2019</text:p>
          </table:table-cell>
          <table:table-cell table:style-name="ce3" office:value-type="percentage" office:value="0.796" calcext:value-type="percentage">
            <text:p>79.60%</text:p>
          </table:table-cell>
          <table:table-cell/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KM2019</text:p>
          </table:table-cell>
          <table:table-cell office:value-type="string" calcext:value-type="string">
            <text:p>Turkmenista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ContraceptiveMethod</text:p>
          </table:table-cell>
          <table:table-cell office:value-type="float" office:value="0.785914130033308" calcext:value-type="float">
            <text:p>0.785914130033308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raceptiveMethod</text:p>
          </table:table-cell>
          <table:table-cell office:value-type="float" office:value="0.0113344058011" calcext:value-type="float">
            <text:p>0.0113344058011</text:p>
          </table:table-cell>
        </table:table-row>
        <table:table-row table:style-name="ro1">
          <table:table-cell office:value-type="string" calcext:value-type="string">
            <text:p>TON2019+ContraceptiveMethod</text:p>
          </table:table-cell>
          <table:table-cell office:value-type="string" calcext:value-type="string">
            <text:p>ContraceptiveMethod</text:p>
          </table:table-cell>
          <table:table-cell office:value-type="string" calcext:value-type="string">
            <text:p>TON2019</text:p>
          </table:table-cell>
          <table:table-cell office:value-type="float" office:value="0.458512304097032" calcext:value-type="float">
            <text:p>0.458512304097032</text:p>
          </table:table-cell>
          <table:table-cell office:value-type="float" office:value="0.498718826693259" calcext:value-type="float">
            <text:p>0.498718826693259</text:p>
          </table:table-cell>
          <table:table-cell office:value-type="float" office:value="0.459139720899018" calcext:value-type="float">
            <text:p>0.459139720899018</text:p>
          </table:table-cell>
          <table:table-cell office:value-type="float" office:value="0.457257470493059" calcext:value-type="float">
            <text:p>0.457257470493059</text:p>
          </table:table-cell>
          <table:table-cell office:value-type="string" calcext:value-type="string">
            <text:p>r</text:p>
          </table:table-cell>
          <table:table-cell office:value-type="float" office:value="2019" calcext:value-type="float">
            <text:p>2019</text:p>
          </table:table-cell>
          <table:table-cell table:style-name="ce3" office:value-type="percentage" office:value="0.493" calcext:value-type="percentage">
            <text:p>49.30%</text:p>
          </table:table-cell>
          <table:table-cell/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N2019</text:p>
          </table:table-cell>
          <table:table-cell office:value-type="string" calcext:value-type="string">
            <text:p>Tong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ContraceptiveMethod</text:p>
          </table:table-cell>
          <table:table-cell office:value-type="float" office:value="0.498718826693259" calcext:value-type="float">
            <text:p>0.498718826693259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raceptiveMethod</text:p>
          </table:table-cell>
          <table:table-cell office:value-type="float" office:value="0.040206522596227" calcext:value-type="float">
            <text:p>0.040206522596227</text:p>
          </table:table-cell>
        </table:table-row>
        <table:table-row table:style-name="ro1">
          <table:table-cell office:value-type="string" calcext:value-type="string">
            <text:p>IDN71+Covid</text:p>
          </table:table-cell>
          <table:table-cell office:value-type="string" calcext:value-type="string">
            <text:p>Covid</text:p>
          </table:table-cell>
          <table:table-cell office:value-type="string" calcext:value-type="string">
            <text:p>IDN71</text:p>
          </table:table-cell>
          <table:table-cell office:value-type="float" office:value="0.473064839868526" calcext:value-type="float">
            <text:p>0.473064839868526</text:p>
          </table:table-cell>
          <table:table-cell office:value-type="float" office:value="0.451023117457078" calcext:value-type="float">
            <text:p>0.451023117457078</text:p>
          </table:table-cell>
          <table:table-cell table:number-columns-repeated="2" office:value-type="float" office:value="0.473064839868526" calcext:value-type="float">
            <text:p>0.473064839868526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/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N71</text:p>
          </table:table-cell>
          <table:table-cell office:value-type="string" calcext:value-type="string">
            <text:p>ID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Covid</text:p>
          </table:table-cell>
          <table:table-cell office:value-type="float" office:value="0.451023117457078" calcext:value-type="float">
            <text:p>0.451023117457078</text:p>
          </table:table-cell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vid</text:p>
          </table:table-cell>
          <table:table-cell office:value-type="float" office:value="0.022041722411448" calcext:value-type="float">
            <text:p>0.022041722411448</text:p>
          </table:table-cell>
        </table:table-row>
        <table:table-row table:style-name="ro1">
          <table:table-cell office:value-type="string" calcext:value-type="string">
            <text:p>IND71+EmotionalViolence</text:p>
          </table:table-cell>
          <table:table-cell office:value-type="string" calcext:value-type="string">
            <text:p>EmotionalViolence</text:p>
          </table:table-cell>
          <table:table-cell office:value-type="string" calcext:value-type="string">
            <text:p>IND71</text:p>
          </table:table-cell>
          <table:table-cell office:value-type="float" office:value="0.139403862944467" calcext:value-type="float">
            <text:p>0.139403862944467</text:p>
          </table:table-cell>
          <table:table-cell office:value-type="float" office:value="0.126945178616361" calcext:value-type="float">
            <text:p>0.126945178616361</text:p>
          </table:table-cell>
          <table:table-cell table:number-columns-repeated="2" office:value-type="float" office:value="0.139403862944467" calcext:value-type="float">
            <text:p>0.139403862944467</text:p>
          </table:table-cell>
          <table:table-cell office:value-type="string" calcext:value-type="string">
            <text:p>???</text:p>
          </table:table-cell>
          <table:table-cell/>
          <table:table-cell table:style-name="ce3"/>
          <table:table-cell/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71</text:p>
          </table:table-cell>
          <table:table-cell office:value-type="string" calcext:value-type="string">
            <text:p>I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EmotionalViolence</text:p>
          </table:table-cell>
          <table:table-cell office:value-type="float" office:value="0.126945178616361" calcext:value-type="float">
            <text:p>0.126945178616361</text:p>
          </table:table-cell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otionalViolence</text:p>
          </table:table-cell>
          <table:table-cell office:value-type="float" office:value="0.012458684328106" calcext:value-type="float">
            <text:p>0.012458684328106</text:p>
          </table:table-cell>
        </table:table-row>
        <table:table-row table:style-name="ro1">
          <table:table-cell office:value-type="string" calcext:value-type="string">
            <text:p>PNG70+EmotionalViolence</text:p>
          </table:table-cell>
          <table:table-cell office:value-type="string" calcext:value-type="string">
            <text:p>EmotionalViolence</text:p>
          </table:table-cell>
          <table:table-cell office:value-type="string" calcext:value-type="string">
            <text:p>PNG70</text:p>
          </table:table-cell>
          <table:table-cell office:value-type="float" office:value="0.498344218187381" calcext:value-type="float">
            <text:p>0.498344218187381</text:p>
          </table:table-cell>
          <table:table-cell office:value-type="float" office:value="0.511105534320174" calcext:value-type="float">
            <text:p>0.511105534320174</text:p>
          </table:table-cell>
          <table:table-cell table:number-columns-repeated="2" office:value-type="float" office:value="0.498344218187381" calcext:value-type="float">
            <text:p>0.498344218187381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70</text:p>
          </table:table-cell>
          <table:table-cell office:value-type="string" calcext:value-type="string">
            <text:p>PG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EmotionalViolence</text:p>
          </table:table-cell>
          <table:table-cell office:value-type="float" office:value="0.511105534320174" calcext:value-type="float">
            <text:p>0.511105534320174</text:p>
          </table:table-cell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otionalViolence</text:p>
          </table:table-cell>
          <table:table-cell office:value-type="float" office:value="0.012761316132793" calcext:value-type="float">
            <text:p>0.012761316132793</text:p>
          </table:table-cell>
        </table:table-row>
        <table:table-row table:style-name="ro1">
          <table:table-cell office:value-type="string" calcext:value-type="string">
            <text:p>BGD2019+HigherEducation2535</text:p>
          </table:table-cell>
          <table:table-cell office:value-type="string" calcext:value-type="string">
            <text:p>HigherEducation2535</text:p>
          </table:table-cell>
          <table:table-cell office:value-type="string" calcext:value-type="string">
            <text:p>BGD2019</text:p>
          </table:table-cell>
          <table:table-cell office:value-type="float" office:value="0.139375946403001" calcext:value-type="float">
            <text:p>0.139375946403001</text:p>
          </table:table-cell>
          <table:table-cell office:value-type="float" office:value="0.122708646918002" calcext:value-type="float">
            <text:p>0.122708646918002</text:p>
          </table:table-cell>
          <table:table-cell table:number-columns-repeated="2" office:value-type="float" office:value="0.139375946403001" calcext:value-type="float">
            <text:p>0.139375946403001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GD2019</text:p>
          </table:table-cell>
          <table:table-cell office:value-type="string" calcext:value-type="string">
            <text:p>Bangladesh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HigherEducation2535</text:p>
          </table:table-cell>
          <table:table-cell office:value-type="float" office:value="0.122708646918002" calcext:value-type="float">
            <text:p>0.122708646918002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rEducation2535</text:p>
          </table:table-cell>
          <table:table-cell office:value-type="float" office:value="0.016667299484999" calcext:value-type="float">
            <text:p>0.016667299484999</text:p>
          </table:table-cell>
        </table:table-row>
        <table:table-row table:style-name="ro1">
          <table:table-cell office:value-type="string" calcext:value-type="string">
            <text:p>PNG70+HigherEducation2535</text:p>
          </table:table-cell>
          <table:table-cell office:value-type="string" calcext:value-type="string">
            <text:p>HigherEducation2535</text:p>
          </table:table-cell>
          <table:table-cell office:value-type="string" calcext:value-type="string">
            <text:p>PNG70</text:p>
          </table:table-cell>
          <table:table-cell office:value-type="float" office:value="0.060597623897485" calcext:value-type="float">
            <text:p>0.060597623897485</text:p>
          </table:table-cell>
          <table:table-cell office:value-type="float" office:value="0.0843065542501262" calcext:value-type="float">
            <text:p>0.084306554250126</text:p>
          </table:table-cell>
          <table:table-cell table:number-columns-repeated="2" office:value-type="float" office:value="0.060597623897485" calcext:value-type="float">
            <text:p>0.060597623897485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70</text:p>
          </table:table-cell>
          <table:table-cell office:value-type="string" calcext:value-type="string">
            <text:p>PG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HigherEducation2535</text:p>
          </table:table-cell>
          <table:table-cell office:value-type="float" office:value="0.0843065542501262" calcext:value-type="float">
            <text:p>0.084306554250126</text:p>
          </table:table-cell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rEducation2535</text:p>
          </table:table-cell>
          <table:table-cell office:value-type="float" office:value="0.0237089303526412" calcext:value-type="float">
            <text:p>0.023708930352641</text:p>
          </table:table-cell>
        </table:table-row>
        <table:table-row table:style-name="ro1">
          <table:table-cell office:value-type="string" calcext:value-type="string">
            <text:p>THA2019+HigherEducation2535</text:p>
          </table:table-cell>
          <table:table-cell office:value-type="string" calcext:value-type="string">
            <text:p>HigherEducation2535</text:p>
          </table:table-cell>
          <table:table-cell office:value-type="string" calcext:value-type="string">
            <text:p>THA2019</text:p>
          </table:table-cell>
          <table:table-cell office:value-type="float" office:value="0.427881822348306" calcext:value-type="float">
            <text:p>0.427881822348306</text:p>
          </table:table-cell>
          <table:table-cell office:value-type="float" office:value="0.416082133627744" calcext:value-type="float">
            <text:p>0.416082133627744</text:p>
          </table:table-cell>
          <table:table-cell table:number-columns-repeated="2" office:value-type="float" office:value="0.427881822348306" calcext:value-type="float">
            <text:p>0.427881822348306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A2019</text:p>
          </table:table-cell>
          <table:table-cell office:value-type="string" calcext:value-type="string">
            <text:p>Thailand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HigherEducation2535</text:p>
          </table:table-cell>
          <table:table-cell office:value-type="float" office:value="0.416082133627744" calcext:value-type="float">
            <text:p>0.416082133627744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rEducation2535</text:p>
          </table:table-cell>
          <table:table-cell office:value-type="float" office:value="0.011799688720562" calcext:value-type="float">
            <text:p>0.011799688720562</text:p>
          </table:table-cell>
        </table:table-row>
        <table:table-row table:style-name="ro1">
          <table:table-cell office:value-type="string" calcext:value-type="string">
            <text:p>BGD2019+HigherEducation35plus</text:p>
          </table:table-cell>
          <table:table-cell office:value-type="string" calcext:value-type="string">
            <text:p>HigherEducation35plus</text:p>
          </table:table-cell>
          <table:table-cell office:value-type="string" calcext:value-type="string">
            <text:p>BGD2019</text:p>
          </table:table-cell>
          <table:table-cell office:value-type="float" office:value="0.092508652445143" calcext:value-type="float">
            <text:p>0.092508652445143</text:p>
          </table:table-cell>
          <table:table-cell office:value-type="float" office:value="0.0503277999345164" calcext:value-type="float">
            <text:p>0.050327799934516</text:p>
          </table:table-cell>
          <table:table-cell table:number-columns-repeated="2" office:value-type="float" office:value="0.092508652445143" calcext:value-type="float">
            <text:p>0.092508652445143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GD2019</text:p>
          </table:table-cell>
          <table:table-cell office:value-type="string" calcext:value-type="string">
            <text:p>Bangladesh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HigherEducation35plus</text:p>
          </table:table-cell>
          <table:table-cell office:value-type="float" office:value="0.0503277999345164" calcext:value-type="float">
            <text:p>0.050327799934516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rEducation35plus</text:p>
          </table:table-cell>
          <table:table-cell office:value-type="float" office:value="0.0421808525106266" calcext:value-type="float">
            <text:p>0.042180852510627</text:p>
          </table:table-cell>
        </table:table-row>
        <table:table-row table:style-name="ro1">
          <table:table-cell office:value-type="string" calcext:value-type="string">
            <text:p>PNG70+HigherEducation35plus</text:p>
          </table:table-cell>
          <table:table-cell office:value-type="string" calcext:value-type="string">
            <text:p>HigherEducation35plus</text:p>
          </table:table-cell>
          <table:table-cell office:value-type="string" calcext:value-type="string">
            <text:p>PNG70</text:p>
          </table:table-cell>
          <table:table-cell office:value-type="float" office:value="0.049720798633631" calcext:value-type="float">
            <text:p>0.049720798633631</text:p>
          </table:table-cell>
          <table:table-cell office:value-type="float" office:value="0.0746358973488089" calcext:value-type="float">
            <text:p>0.074635897348809</text:p>
          </table:table-cell>
          <table:table-cell table:number-columns-repeated="2" office:value-type="float" office:value="0.049720798633631" calcext:value-type="float">
            <text:p>0.049720798633631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70</text:p>
          </table:table-cell>
          <table:table-cell office:value-type="string" calcext:value-type="string">
            <text:p>PG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HigherEducation35plus</text:p>
          </table:table-cell>
          <table:table-cell office:value-type="float" office:value="0.0746358973488089" calcext:value-type="float">
            <text:p>0.074635897348809</text:p>
          </table:table-cell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rEducation35plus</text:p>
          </table:table-cell>
          <table:table-cell office:value-type="float" office:value="0.0249150987151779" calcext:value-type="float">
            <text:p>0.024915098715178</text:p>
          </table:table-cell>
        </table:table-row>
        <table:table-row table:style-name="ro1">
          <table:table-cell office:value-type="string" calcext:value-type="string">
            <text:p>THA2019+HigherEducation35plus</text:p>
          </table:table-cell>
          <table:table-cell office:value-type="string" calcext:value-type="string">
            <text:p>HigherEducation35plus</text:p>
          </table:table-cell>
          <table:table-cell office:value-type="string" calcext:value-type="string">
            <text:p>THA2019</text:p>
          </table:table-cell>
          <table:table-cell office:value-type="float" office:value="0.197681498797051" calcext:value-type="float">
            <text:p>0.197681498797051</text:p>
          </table:table-cell>
          <table:table-cell office:value-type="float" office:value="0.187446727872721" calcext:value-type="float">
            <text:p>0.187446727872721</text:p>
          </table:table-cell>
          <table:table-cell table:number-columns-repeated="2" office:value-type="float" office:value="0.197681498797051" calcext:value-type="float">
            <text:p>0.197681498797051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A2019</text:p>
          </table:table-cell>
          <table:table-cell office:value-type="string" calcext:value-type="string">
            <text:p>Thailand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HigherEducation35plus</text:p>
          </table:table-cell>
          <table:table-cell office:value-type="float" office:value="0.187446727872721" calcext:value-type="float">
            <text:p>0.187446727872721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rEducation35plus</text:p>
          </table:table-cell>
          <table:table-cell office:value-type="float" office:value="0.01023477092433" calcext:value-type="float">
            <text:p>0.01023477092433</text:p>
          </table:table-cell>
        </table:table-row>
        <table:table-row table:style-name="ro1">
          <table:table-cell office:value-type="string" calcext:value-type="string">
            <text:p>KGZ2018+InternetUse</text:p>
          </table:table-cell>
          <table:table-cell office:value-type="string" calcext:value-type="string">
            <text:p>InternetUse</text:p>
          </table:table-cell>
          <table:table-cell office:value-type="string" calcext:value-type="string">
            <text:p>KGZ2018</text:p>
          </table:table-cell>
          <table:table-cell office:value-type="float" office:value="0.801521011896051" calcext:value-type="float">
            <text:p>0.801521011896051</text:p>
          </table:table-cell>
          <table:table-cell office:value-type="float" office:value="0.774869761471368" calcext:value-type="float">
            <text:p>0.774869761471368</text:p>
          </table:table-cell>
          <table:table-cell office:value-type="float" office:value="0.828172262320733" calcext:value-type="float">
            <text:p>0.828172262320733</text:p>
          </table:table-cell>
          <table:table-cell office:value-type="float" office:value="0.774869761471368" calcext:value-type="float">
            <text:p>0.774869761471368</text:p>
          </table:table-cell>
          <table:table-cell office:value-type="string" calcext:value-type="string">
            <text:p>r</text:p>
          </table:table-cell>
          <table:table-cell/>
          <table:table-cell table:style-name="ce5" office:value-type="float" office:value="77.5" calcext:value-type="float">
            <text:p>77.5</text:p>
          </table:table-cell>
          <table:table-cell/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Z2018</text:p>
          </table:table-cell>
          <table:table-cell office:value-type="string" calcext:value-type="string">
            <text:p>Kyrgyzsta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InternetUse</text:p>
          </table:table-cell>
          <table:table-cell office:value-type="float" office:value="0.774869761471368" calcext:value-type="float">
            <text:p>0.774869761471368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ernetUse</text:p>
          </table:table-cell>
          <table:table-cell office:value-type="float" office:value="0.026651250424683" calcext:value-type="float">
            <text:p>0.026651250424683</text:p>
          </table:table-cell>
        </table:table-row>
        <table:table-row table:style-name="ro1">
          <table:table-cell office:value-type="string" calcext:value-type="string">
            <text:p>LAO2017+InternetUse</text:p>
          </table:table-cell>
          <table:table-cell office:value-type="string" calcext:value-type="string">
            <text:p>InternetUse</text:p>
          </table:table-cell>
          <table:table-cell office:value-type="string" calcext:value-type="string">
            <text:p>LAO2017</text:p>
          </table:table-cell>
          <table:table-cell office:value-type="float" office:value="0.353668620554868" calcext:value-type="float">
            <text:p>0.353668620554868</text:p>
          </table:table-cell>
          <table:table-cell office:value-type="float" office:value="0.272738177460341" calcext:value-type="float">
            <text:p>0.272738177460341</text:p>
          </table:table-cell>
          <table:table-cell office:value-type="float" office:value="0.427447361468681" calcext:value-type="float">
            <text:p>0.427447361468681</text:p>
          </table:table-cell>
          <table:table-cell office:value-type="float" office:value="0.279889879641056" calcext:value-type="float">
            <text:p>0.279889879641056</text:p>
          </table:table-cell>
          <table:table-cell office:value-type="string" calcext:value-type="string">
            <text:p>r</text:p>
          </table:table-cell>
          <table:table-cell/>
          <table:table-cell table:style-name="ce5" office:value-type="string" calcext:value-type="string">
            <text:p>28.5, 27.9</text:p>
          </table:table-cell>
          <table:table-cell/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O2017</text:p>
          </table:table-cell>
          <table:table-cell office:value-type="string" calcext:value-type="string">
            <text:p>La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InternetUse</text:p>
          </table:table-cell>
          <table:table-cell office:value-type="float" office:value="0.272738177460341" calcext:value-type="float">
            <text:p>0.272738177460341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ernetUse</text:p>
          </table:table-cell>
          <table:table-cell office:value-type="float" office:value="0.080930443094527" calcext:value-type="float">
            <text:p>0.080930443094527</text:p>
          </table:table-cell>
        </table:table-row>
        <table:table-row table:style-name="ro1">
          <table:table-cell office:value-type="string" calcext:value-type="string">
            <text:p>MNG2013+InternetUse</text:p>
          </table:table-cell>
          <table:table-cell office:value-type="string" calcext:value-type="string">
            <text:p>InternetUse</text:p>
          </table:table-cell>
          <table:table-cell office:value-type="string" calcext:value-type="string">
            <text:p>MNG2013</text:p>
          </table:table-cell>
          <table:table-cell office:value-type="float" office:value="0.733293573634621" calcext:value-type="float">
            <text:p>0.733293573634621</text:p>
          </table:table-cell>
          <table:table-cell office:value-type="float" office:value="0.722058917039393" calcext:value-type="float">
            <text:p>0.722058917039393</text:p>
          </table:table-cell>
          <table:table-cell table:number-columns-repeated="2" office:value-type="float" office:value="0.733293573634621" calcext:value-type="float">
            <text:p>0.733293573634621</text:p>
          </table:table-cell>
          <table:table-cell office:value-type="string" calcext:value-type="string">
            <text:p>r</text:p>
          </table:table-cell>
          <table:table-cell/>
          <table:table-cell table:style-name="ce5" office:value-type="string" calcext:value-type="string">
            <text:p>71.7, 74.6</text:p>
          </table:table-cell>
          <table:table-cell/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NG2013</text:p>
          </table:table-cell>
          <table:table-cell office:value-type="string" calcext:value-type="string">
            <text:p>Mongoli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InternetUse</text:p>
          </table:table-cell>
          <table:table-cell office:value-type="float" office:value="0.722058917039393" calcext:value-type="float">
            <text:p>0.722058917039393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ernetUse</text:p>
          </table:table-cell>
          <table:table-cell office:value-type="float" office:value="0.011234656595228" calcext:value-type="float">
            <text:p>0.011234656595228</text:p>
          </table:table-cell>
        </table:table-row>
        <table:table-row table:style-name="ro1">
          <table:table-cell office:value-type="string" calcext:value-type="string">
            <text:p>MNG2018+InternetUse</text:p>
          </table:table-cell>
          <table:table-cell office:value-type="string" calcext:value-type="string">
            <text:p>InternetUse</text:p>
          </table:table-cell>
          <table:table-cell office:value-type="string" calcext:value-type="string">
            <text:p>MNG2018</text:p>
          </table:table-cell>
          <table:table-cell office:value-type="float" office:value="0.790960849705352" calcext:value-type="float">
            <text:p>0.790960849705352</text:p>
          </table:table-cell>
          <table:table-cell office:value-type="float" office:value="0.67998716160063" calcext:value-type="float">
            <text:p>0.67998716160063</text:p>
          </table:table-cell>
          <table:table-cell office:value-type="float" office:value="0.874289861035796" calcext:value-type="float">
            <text:p>0.874289861035796</text:p>
          </table:table-cell>
          <table:table-cell office:value-type="float" office:value="0.707631838374909" calcext:value-type="float">
            <text:p>0.707631838374909</text:p>
          </table:table-cell>
          <table:table-cell office:value-type="string" calcext:value-type="string">
            <text:p>r</text:p>
          </table:table-cell>
          <table:table-cell/>
          <table:table-cell table:style-name="ce5" office:value-type="string" calcext:value-type="string">
            <text:p>63.9, 73.6</text:p>
          </table:table-cell>
          <table:table-cell/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NG2018</text:p>
          </table:table-cell>
          <table:table-cell office:value-type="string" calcext:value-type="string">
            <text:p>Mongol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InternetUse</text:p>
          </table:table-cell>
          <table:table-cell office:value-type="float" office:value="0.67998716160063" calcext:value-type="float">
            <text:p>0.67998716160063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ernetUse</text:p>
          </table:table-cell>
          <table:table-cell office:value-type="float" office:value="0.110973688104722" calcext:value-type="float">
            <text:p>0.110973688104722</text:p>
          </table:table-cell>
        </table:table-row>
        <table:table-row table:style-name="ro1">
          <table:table-cell office:value-type="string" calcext:value-type="string">
            <text:p>IDN71+MobilePhone</text:p>
          </table:table-cell>
          <table:table-cell office:value-type="string" calcext:value-type="string">
            <text:p>MobilePhone</text:p>
          </table:table-cell>
          <table:table-cell office:value-type="string" calcext:value-type="string">
            <text:p>IDN71</text:p>
          </table:table-cell>
          <table:table-cell office:value-type="float" office:value="0.825036577599898" calcext:value-type="float">
            <text:p>0.825036577599898</text:p>
          </table:table-cell>
          <table:table-cell office:value-type="float" office:value="0.783655093700369" calcext:value-type="float">
            <text:p>0.783655093700369</text:p>
          </table:table-cell>
          <table:table-cell office:value-type="float" office:value="0.889944510291197" calcext:value-type="float">
            <text:p>0.889944510291197</text:p>
          </table:table-cell>
          <table:table-cell office:value-type="float" office:value="0.792582611254248" calcext:value-type="float">
            <text:p>0.792582611254248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N71</text:p>
          </table:table-cell>
          <table:table-cell office:value-type="string" calcext:value-type="string">
            <text:p>ID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MobilePhone</text:p>
          </table:table-cell>
          <table:table-cell office:value-type="float" office:value="0.783655093700369" calcext:value-type="float">
            <text:p>0.783655093700369</text:p>
          </table:table-cell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bilePhone</text:p>
          </table:table-cell>
          <table:table-cell office:value-type="float" office:value="0.041381483899529" calcext:value-type="float">
            <text:p>0.041381483899529</text:p>
          </table:table-cell>
        </table:table-row>
        <table:table-row table:style-name="ro1">
          <table:table-cell office:value-type="string" calcext:value-type="string">
            <text:p>IND71+MobilePhone</text:p>
          </table:table-cell>
          <table:table-cell office:value-type="string" calcext:value-type="string">
            <text:p>MobilePhone</text:p>
          </table:table-cell>
          <table:table-cell office:value-type="string" calcext:value-type="string">
            <text:p>IND71</text:p>
          </table:table-cell>
          <table:table-cell office:value-type="float" office:value="0.607128825762715" calcext:value-type="float">
            <text:p>0.607128825762715</text:p>
          </table:table-cell>
          <table:table-cell office:value-type="float" office:value="0.458708385856613" calcext:value-type="float">
            <text:p>0.458708385856613</text:p>
          </table:table-cell>
          <table:table-cell office:value-type="float" office:value="0.903969705574918" calcext:value-type="float">
            <text:p>0.903969705574918</text:p>
          </table:table-cell>
          <table:table-cell office:value-type="float" office:value="0.458708385856613" calcext:value-type="float">
            <text:p>0.458708385856613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71</text:p>
          </table:table-cell>
          <table:table-cell office:value-type="string" calcext:value-type="string">
            <text:p>I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MobilePhone</text:p>
          </table:table-cell>
          <table:table-cell office:value-type="float" office:value="0.458708385856613" calcext:value-type="float">
            <text:p>0.458708385856613</text:p>
          </table:table-cell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bilePhone</text:p>
          </table:table-cell>
          <table:table-cell office:value-type="float" office:value="0.148420439906102" calcext:value-type="float">
            <text:p>0.148420439906102</text:p>
          </table:table-cell>
        </table:table-row>
        <table:table-row table:style-name="ro1">
          <table:table-cell office:value-type="string" calcext:value-type="string">
            <text:p>KGZ2018+MobilePhone</text:p>
          </table:table-cell>
          <table:table-cell office:value-type="string" calcext:value-type="string">
            <text:p>MobilePhone</text:p>
          </table:table-cell>
          <table:table-cell office:value-type="string" calcext:value-type="string">
            <text:p>KGZ2018</text:p>
          </table:table-cell>
          <table:table-cell office:value-type="float" office:value="0.905237337888019" calcext:value-type="float">
            <text:p>0.905237337888019</text:p>
          </table:table-cell>
          <table:table-cell table:number-columns-repeated="2" office:value-type="float" office:value="0.932849143470769" calcext:value-type="float">
            <text:p>0.932849143470769</text:p>
          </table:table-cell>
          <table:table-cell office:value-type="float" office:value="0.87762553230527" calcext:value-type="float">
            <text:p>0.87762553230527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Z2018</text:p>
          </table:table-cell>
          <table:table-cell office:value-type="string" calcext:value-type="string">
            <text:p>Kyrgyzsta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MobilePhone</text:p>
          </table:table-cell>
          <table:table-cell office:value-type="float" office:value="0.932849143470769" calcext:value-type="float">
            <text:p>0.932849143470769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bilePhone</text:p>
          </table:table-cell>
          <table:table-cell office:value-type="float" office:value="0.02761180558275" calcext:value-type="float">
            <text:p>0.02761180558275</text:p>
          </table:table-cell>
        </table:table-row>
        <table:table-row table:style-name="ro1">
          <table:table-cell office:value-type="string" calcext:value-type="string">
            <text:p>KHM61+MobilePhone</text:p>
          </table:table-cell>
          <table:table-cell office:value-type="string" calcext:value-type="string">
            <text:p>MobilePhone</text:p>
          </table:table-cell>
          <table:table-cell office:value-type="string" calcext:value-type="string">
            <text:p>KHM61</text:p>
          </table:table-cell>
          <table:table-cell office:value-type="float" office:value="0.619469625996464" calcext:value-type="float">
            <text:p>0.619469625996464</text:p>
          </table:table-cell>
          <table:table-cell office:value-type="float" office:value="0.66985577219125" calcext:value-type="float">
            <text:p>0.66985577219125</text:p>
          </table:table-cell>
          <table:table-cell table:number-columns-repeated="2" office:value-type="float" office:value="0.619469625996464" calcext:value-type="float">
            <text:p>0.619469625996464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HM61</text:p>
          </table:table-cell>
          <table:table-cell office:value-type="string" calcext:value-type="string">
            <text:p>KH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MobilePhone</text:p>
          </table:table-cell>
          <table:table-cell office:value-type="float" office:value="0.66985577219125" calcext:value-type="float">
            <text:p>0.66985577219125</text:p>
          </table:table-cell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bilePhone</text:p>
          </table:table-cell>
          <table:table-cell office:value-type="float" office:value="0.050386146194786" calcext:value-type="float">
            <text:p>0.050386146194786</text:p>
          </table:table-cell>
        </table:table-row>
        <table:table-row table:style-name="ro1">
          <table:table-cell office:value-type="string" calcext:value-type="string">
            <text:p>KHM72+MobilePhone</text:p>
          </table:table-cell>
          <table:table-cell office:value-type="string" calcext:value-type="string">
            <text:p>MobilePhone</text:p>
          </table:table-cell>
          <table:table-cell office:value-type="string" calcext:value-type="string">
            <text:p>KHM72</text:p>
          </table:table-cell>
          <table:table-cell office:value-type="float" office:value="0.872042493988892" calcext:value-type="float">
            <text:p>0.872042493988892</text:p>
          </table:table-cell>
          <table:table-cell office:value-type="float" office:value="0.90443842959901" calcext:value-type="float">
            <text:p>0.90443842959901</text:p>
          </table:table-cell>
          <table:table-cell table:number-columns-repeated="2" office:value-type="float" office:value="0.872042493988892" calcext:value-type="float">
            <text:p>0.872042493988892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HM72</text:p>
          </table:table-cell>
          <table:table-cell office:value-type="string" calcext:value-type="string">
            <text:p>KH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MobilePhone</text:p>
          </table:table-cell>
          <table:table-cell office:value-type="float" office:value="0.90443842959901" calcext:value-type="float">
            <text:p>0.90443842959901</text:p>
          </table:table-cell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bilePhone</text:p>
          </table:table-cell>
          <table:table-cell office:value-type="float" office:value="0.032395935610118" calcext:value-type="float">
            <text:p>0.032395935610118</text:p>
          </table:table-cell>
        </table:table-row>
        <table:table-row table:style-name="ro1">
          <table:table-cell office:value-type="string" calcext:value-type="string">
            <text:p>MDV71+MobilePhone</text:p>
          </table:table-cell>
          <table:table-cell office:value-type="string" calcext:value-type="string">
            <text:p>MobilePhone</text:p>
          </table:table-cell>
          <table:table-cell office:value-type="string" calcext:value-type="string">
            <text:p>MDV71</text:p>
          </table:table-cell>
          <table:table-cell office:value-type="float" office:value="0.968382384990177" calcext:value-type="float">
            <text:p>0.968382384990177</text:p>
          </table:table-cell>
          <table:table-cell office:value-type="float" office:value="0.954525748804114" calcext:value-type="float">
            <text:p>0.954525748804114</text:p>
          </table:table-cell>
          <table:table-cell office:value-type="float" office:value="0.987095368577905" calcext:value-type="float">
            <text:p>0.987095368577905</text:p>
          </table:table-cell>
          <table:table-cell office:value-type="float" office:value="0.959025893196313" calcext:value-type="float">
            <text:p>0.959025893196313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V71</text:p>
          </table:table-cell>
          <table:table-cell office:value-type="string" calcext:value-type="string">
            <text:p>MV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MobilePhone</text:p>
          </table:table-cell>
          <table:table-cell office:value-type="float" office:value="0.954525748804114" calcext:value-type="float">
            <text:p>0.954525748804114</text:p>
          </table:table-cell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bilePhone</text:p>
          </table:table-cell>
          <table:table-cell office:value-type="float" office:value="0.013856636186063" calcext:value-type="float">
            <text:p>0.013856636186063</text:p>
          </table:table-cell>
        </table:table-row>
        <table:table-row table:style-name="ro1">
          <table:table-cell office:value-type="string" calcext:value-type="string">
            <text:p>NPL2019+MobilePhone</text:p>
          </table:table-cell>
          <table:table-cell office:value-type="string" calcext:value-type="string">
            <text:p>MobilePhone</text:p>
          </table:table-cell>
          <table:table-cell office:value-type="string" calcext:value-type="string">
            <text:p>NPL2019</text:p>
          </table:table-cell>
          <table:table-cell office:value-type="float" office:value="0.713584713379394" calcext:value-type="float">
            <text:p>0.713584713379394</text:p>
          </table:table-cell>
          <table:table-cell table:number-columns-repeated="2" office:value-type="float" office:value="0.824487894705111" calcext:value-type="float">
            <text:p>0.824487894705111</text:p>
          </table:table-cell>
          <table:table-cell office:value-type="float" office:value="0.602681532053678" calcext:value-type="float">
            <text:p>0.602681532053678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PL2019</text:p>
          </table:table-cell>
          <table:table-cell office:value-type="string" calcext:value-type="string">
            <text:p>Nepa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MobilePhone</text:p>
          </table:table-cell>
          <table:table-cell office:value-type="float" office:value="0.824487894705111" calcext:value-type="float">
            <text:p>0.824487894705111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bilePhone</text:p>
          </table:table-cell>
          <table:table-cell office:value-type="float" office:value="0.110903181325717" calcext:value-type="float">
            <text:p>0.110903181325717</text:p>
          </table:table-cell>
        </table:table-row>
        <table:table-row table:style-name="ro1">
          <table:table-cell office:value-type="string" calcext:value-type="string">
            <text:p>NPL7H+MobilePhone</text:p>
          </table:table-cell>
          <table:table-cell office:value-type="string" calcext:value-type="string">
            <text:p>MobilePhone</text:p>
          </table:table-cell>
          <table:table-cell office:value-type="string" calcext:value-type="string">
            <text:p>NPL7H</text:p>
          </table:table-cell>
          <table:table-cell office:value-type="float" office:value="0.820414799222377" calcext:value-type="float">
            <text:p>0.820414799222377</text:p>
          </table:table-cell>
          <table:table-cell office:value-type="float" office:value="0.726326577822998" calcext:value-type="float">
            <text:p>0.726326577822998</text:p>
          </table:table-cell>
          <table:table-cell office:value-type="float" office:value="0.928477238937154" calcext:value-type="float">
            <text:p>0.928477238937154</text:p>
          </table:table-cell>
          <table:table-cell office:value-type="float" office:value="0.766383579364989" calcext:value-type="float">
            <text:p>0.766383579364989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PL7H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7H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MobilePhone</text:p>
          </table:table-cell>
          <table:table-cell office:value-type="float" office:value="0.726326577822998" calcext:value-type="float">
            <text:p>0.726326577822998</text:p>
          </table:table-cell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bilePhone</text:p>
          </table:table-cell>
          <table:table-cell office:value-type="float" office:value="0.094088221399379" calcext:value-type="float">
            <text:p>0.094088221399379</text:p>
          </table:table-cell>
        </table:table-row>
        <table:table-row table:style-name="ro1">
          <table:table-cell office:value-type="string" calcext:value-type="string">
            <text:p>PAK71+MobilePhone</text:p>
          </table:table-cell>
          <table:table-cell office:value-type="string" calcext:value-type="string">
            <text:p>MobilePhone</text:p>
          </table:table-cell>
          <table:table-cell office:value-type="string" calcext:value-type="string">
            <text:p>PAK71</text:p>
          </table:table-cell>
          <table:table-cell office:value-type="float" office:value="0.646445479519919" calcext:value-type="float">
            <text:p>0.646445479519919</text:p>
          </table:table-cell>
          <table:table-cell office:value-type="float" office:value="0.391822728414003" calcext:value-type="float">
            <text:p>0.391822728414003</text:p>
          </table:table-cell>
          <table:table-cell office:value-type="float" office:value="0.938508517612553" calcext:value-type="float">
            <text:p>0.938508517612553</text:p>
          </table:table-cell>
          <table:table-cell office:value-type="float" office:value="0.500413960473602" calcext:value-type="float">
            <text:p>0.500413960473602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K71</text:p>
          </table:table-cell>
          <table:table-cell office:value-type="string" calcext:value-type="string">
            <text:p>PK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MobilePhone</text:p>
          </table:table-cell>
          <table:table-cell office:value-type="float" office:value="0.391822728414003" calcext:value-type="float">
            <text:p>0.391822728414003</text:p>
          </table:table-cell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bilePhone</text:p>
          </table:table-cell>
          <table:table-cell office:value-type="float" office:value="0.254622751105916" calcext:value-type="float">
            <text:p>0.254622751105916</text:p>
          </table:table-cell>
        </table:table-row>
        <table:table-row table:style-name="ro1">
          <table:table-cell office:value-type="string" calcext:value-type="string">
            <text:p>PHL70+MobilePhone</text:p>
          </table:table-cell>
          <table:table-cell office:value-type="string" calcext:value-type="string">
            <text:p>MobilePhone</text:p>
          </table:table-cell>
          <table:table-cell office:value-type="string" calcext:value-type="string">
            <text:p>PHL70</text:p>
          </table:table-cell>
          <table:table-cell office:value-type="float" office:value="0.867974447673645" calcext:value-type="float">
            <text:p>0.867974447673645</text:p>
          </table:table-cell>
          <table:table-cell office:value-type="float" office:value="0.85781364745959" calcext:value-type="float">
            <text:p>0.85781364745959</text:p>
          </table:table-cell>
          <table:table-cell office:value-type="float" office:value="0.888296048101755" calcext:value-type="float">
            <text:p>0.888296048101755</text:p>
          </table:table-cell>
          <table:table-cell office:value-type="float" office:value="0.85781364745959" calcext:value-type="float">
            <text:p>0.85781364745959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L70</text:p>
          </table:table-cell>
          <table:table-cell office:value-type="string" calcext:value-type="string">
            <text:p>PH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MobilePhone</text:p>
          </table:table-cell>
          <table:table-cell office:value-type="float" office:value="0.85781364745959" calcext:value-type="float">
            <text:p>0.85781364745959</text:p>
          </table:table-cell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bilePhone</text:p>
          </table:table-cell>
          <table:table-cell office:value-type="float" office:value="0.010160800214055" calcext:value-type="float">
            <text:p>0.010160800214055</text:p>
          </table:table-cell>
        </table:table-row>
        <table:table-row table:style-name="ro1">
          <table:table-cell office:value-type="string" calcext:value-type="string">
            <text:p>PNG70+MobilePhone</text:p>
          </table:table-cell>
          <table:table-cell office:value-type="string" calcext:value-type="string">
            <text:p>MobilePhone</text:p>
          </table:table-cell>
          <table:table-cell office:value-type="string" calcext:value-type="string">
            <text:p>PNG70</text:p>
          </table:table-cell>
          <table:table-cell office:value-type="float" office:value="0.450431729486781" calcext:value-type="float">
            <text:p>0.450431729486781</text:p>
          </table:table-cell>
          <table:table-cell office:value-type="float" office:value="0.341354263599575" calcext:value-type="float">
            <text:p>0.341354263599575</text:p>
          </table:table-cell>
          <table:table-cell office:value-type="float" office:value="0.563448568597676" calcext:value-type="float">
            <text:p>0.563448568597676</text:p>
          </table:table-cell>
          <table:table-cell office:value-type="float" office:value="0.393923309931334" calcext:value-type="float">
            <text:p>0.393923309931334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70</text:p>
          </table:table-cell>
          <table:table-cell office:value-type="string" calcext:value-type="string">
            <text:p>PG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MobilePhone</text:p>
          </table:table-cell>
          <table:table-cell office:value-type="float" office:value="0.341354263599575" calcext:value-type="float">
            <text:p>0.341354263599575</text:p>
          </table:table-cell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bilePhone</text:p>
          </table:table-cell>
          <table:table-cell office:value-type="float" office:value="0.109077465887206" calcext:value-type="float">
            <text:p>0.109077465887206</text:p>
          </table:table-cell>
        </table:table-row>
        <table:table-row table:style-name="ro1">
          <table:table-cell office:value-type="string" calcext:value-type="string">
            <text:p>TJK70+MobilePhone</text:p>
          </table:table-cell>
          <table:table-cell office:value-type="string" calcext:value-type="string">
            <text:p>MobilePhone</text:p>
          </table:table-cell>
          <table:table-cell office:value-type="string" calcext:value-type="string">
            <text:p>TJK70</text:p>
          </table:table-cell>
          <table:table-cell office:value-type="float" office:value="0.679054269850739" calcext:value-type="float">
            <text:p>0.679054269850739</text:p>
          </table:table-cell>
          <table:table-cell office:value-type="float" office:value="0.537330997129939" calcext:value-type="float">
            <text:p>0.537330997129939</text:p>
          </table:table-cell>
          <table:table-cell office:value-type="float" office:value="0.962500815292339" calcext:value-type="float">
            <text:p>0.962500815292339</text:p>
          </table:table-cell>
          <table:table-cell office:value-type="float" office:value="0.537330997129939" calcext:value-type="float">
            <text:p>0.537330997129939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JK70</text:p>
          </table:table-cell>
          <table:table-cell office:value-type="string" calcext:value-type="string">
            <text:p>TJ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MobilePhone</text:p>
          </table:table-cell>
          <table:table-cell office:value-type="float" office:value="0.537330997129939" calcext:value-type="float">
            <text:p>0.537330997129939</text:p>
          </table:table-cell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bilePhone</text:p>
          </table:table-cell>
          <table:table-cell office:value-type="float" office:value="0.1417232727208" calcext:value-type="float">
            <text:p>0.1417232727208</text:p>
          </table:table-cell>
        </table:table-row>
        <table:table-row table:style-name="ro1">
          <table:table-cell office:value-type="string" calcext:value-type="string">
            <text:p>TLS71+MobilePhone</text:p>
          </table:table-cell>
          <table:table-cell office:value-type="string" calcext:value-type="string">
            <text:p>MobilePhone</text:p>
          </table:table-cell>
          <table:table-cell office:value-type="string" calcext:value-type="string">
            <text:p>TLS71</text:p>
          </table:table-cell>
          <table:table-cell office:value-type="float" office:value="0.737044049564638" calcext:value-type="float">
            <text:p>0.737044049564638</text:p>
          </table:table-cell>
          <table:table-cell office:value-type="float" office:value="0.655816568946809" calcext:value-type="float">
            <text:p>0.655816568946809</text:p>
          </table:table-cell>
          <table:table-cell office:value-type="float" office:value="0.842556714475633" calcext:value-type="float">
            <text:p>0.842556714475633</text:p>
          </table:table-cell>
          <table:table-cell office:value-type="float" office:value="0.684287717109141" calcext:value-type="float">
            <text:p>0.684287717109141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LS71</text:p>
          </table:table-cell>
          <table:table-cell office:value-type="string" calcext:value-type="string">
            <text:p>TL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MobilePhone</text:p>
          </table:table-cell>
          <table:table-cell office:value-type="float" office:value="0.655816568946809" calcext:value-type="float">
            <text:p>0.655816568946809</text:p>
          </table:table-cell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bilePhone</text:p>
          </table:table-cell>
          <table:table-cell office:value-type="float" office:value="0.081227480617829" calcext:value-type="float">
            <text:p>0.081227480617829</text:p>
          </table:table-cell>
        </table:table-row>
        <table:table-row table:style-name="ro1">
          <table:table-cell office:value-type="string" calcext:value-type="string">
            <text:p>VNM2013+MobilePhone</text:p>
          </table:table-cell>
          <table:table-cell office:value-type="string" calcext:value-type="string">
            <text:p>MobilePhone</text:p>
          </table:table-cell>
          <table:table-cell office:value-type="string" calcext:value-type="string">
            <text:p>VNM2013</text:p>
          </table:table-cell>
          <table:table-cell office:value-type="float" office:value="0.805399795480228" calcext:value-type="float">
            <text:p>0.805399795480228</text:p>
          </table:table-cell>
          <table:table-cell office:value-type="float" office:value="0.818863320535432" calcext:value-type="float">
            <text:p>0.818863320535432</text:p>
          </table:table-cell>
          <table:table-cell table:number-columns-repeated="2" office:value-type="float" office:value="0.805399795480228" calcext:value-type="float">
            <text:p>0.805399795480228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M2013</text:p>
          </table:table-cell>
          <table:table-cell office:value-type="string" calcext:value-type="string">
            <text:p>VietNam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MobilePhone</text:p>
          </table:table-cell>
          <table:table-cell office:value-type="float" office:value="0.818863320535432" calcext:value-type="float">
            <text:p>0.818863320535432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bilePhone</text:p>
          </table:table-cell>
          <table:table-cell office:value-type="float" office:value="0.013463525055204" calcext:value-type="float">
            <text:p>0.013463525055204</text:p>
          </table:table-cell>
        </table:table-row>
        <table:table-row table:style-name="ro1">
          <table:table-cell office:value-type="string" calcext:value-type="string">
            <text:p>BGD70+MobilePhonePR</text:p>
          </table:table-cell>
          <table:table-cell office:value-type="string" calcext:value-type="string">
            <text:p>MobilePhonePR</text:p>
          </table:table-cell>
          <table:table-cell office:value-type="string" calcext:value-type="string">
            <text:p>BGD70</text:p>
          </table:table-cell>
          <table:table-cell office:value-type="float" office:value="0.529062793099703" calcext:value-type="float">
            <text:p>0.529062793099703</text:p>
          </table:table-cell>
          <table:table-cell office:value-type="float" office:value="0.906709084839337" calcext:value-type="float">
            <text:p>0.906709084839337</text:p>
          </table:table-cell>
          <table:table-cell table:number-columns-repeated="2" office:value-type="float" office:value="0.529062793099703" calcext:value-type="float">
            <text:p>0.529062793099703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GD70</text:p>
          </table:table-cell>
          <table:table-cell office:value-type="string" calcext:value-type="string">
            <text:p>BD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MobilePhonePR</text:p>
          </table:table-cell>
          <table:table-cell office:value-type="float" office:value="0.906709084839337" calcext:value-type="float">
            <text:p>0.906709084839337</text:p>
          </table:table-cell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bilePhonePR</text:p>
          </table:table-cell>
          <table:table-cell office:value-type="float" office:value="0.377646291739634" calcext:value-type="float">
            <text:p>0.377646291739634</text:p>
          </table:table-cell>
        </table:table-row>
        <table:table-row table:style-name="ro1">
          <table:table-cell office:value-type="string" calcext:value-type="string">
            <text:p>IND71+PhysicalViolence</text:p>
          </table:table-cell>
          <table:table-cell office:value-type="string" calcext:value-type="string">
            <text:p>PhysicalViolence</text:p>
          </table:table-cell>
          <table:table-cell office:value-type="string" calcext:value-type="string">
            <text:p>IND71</text:p>
          </table:table-cell>
          <table:table-cell office:value-type="float" office:value="0.302266973830274" calcext:value-type="float">
            <text:p>0.302266973830274</text:p>
          </table:table-cell>
          <table:table-cell office:value-type="float" office:value="0.274285124238751" calcext:value-type="float">
            <text:p>0.274285124238751</text:p>
          </table:table-cell>
          <table:table-cell table:number-columns-repeated="2" office:value-type="float" office:value="0.302266973830274" calcext:value-type="float">
            <text:p>0.302266973830274</text:p>
          </table:table-cell>
          <table:table-cell office:value-type="string" calcext:value-type="string">
            <text:p>???</text:p>
          </table:table-cell>
          <table:table-cell table:number-columns-repeated="3"/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71</text:p>
          </table:table-cell>
          <table:table-cell office:value-type="string" calcext:value-type="string">
            <text:p>I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PhysicalViolence</text:p>
          </table:table-cell>
          <table:table-cell office:value-type="float" office:value="0.274285124238751" calcext:value-type="float">
            <text:p>0.274285124238751</text:p>
          </table:table-cell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ysicalViolence</text:p>
          </table:table-cell>
          <table:table-cell office:value-type="float" office:value="0.027981849591523" calcext:value-type="float">
            <text:p>0.027981849591523</text:p>
          </table:table-cell>
        </table:table-row>
        <table:table-row table:style-name="ro1">
          <table:table-cell office:value-type="string" calcext:value-type="string">
            <text:p>AFG2010+ProfessionalHelp</text:p>
          </table:table-cell>
          <table:table-cell office:value-type="string" calcext:value-type="string">
            <text:p>ProfessionalHelp</text:p>
          </table:table-cell>
          <table:table-cell office:value-type="string" calcext:value-type="string">
            <text:p>AFG2010</text:p>
          </table:table-cell>
          <table:table-cell office:value-type="float" office:value="0.386468962759225" calcext:value-type="float">
            <text:p>0.386468962759225</text:p>
          </table:table-cell>
          <table:table-cell office:value-type="float" office:value="0.407978534028896" calcext:value-type="float">
            <text:p>0.407978534028896</text:p>
          </table:table-cell>
          <table:table-cell table:number-columns-repeated="2" office:value-type="float" office:value="0.386468962759225" calcext:value-type="float">
            <text:p>0.386468962759225</text:p>
          </table:table-cell>
          <table:table-cell office:value-type="string" calcext:value-type="string">
            <text:p>hdix to mdix</text:p>
          </table:table-cell>
          <table:table-cell table:number-columns-repeated="3"/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FG2010</text:p>
          </table:table-cell>
          <table:table-cell office:value-type="string" calcext:value-type="string">
            <text:p>Afghanistan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ProfessionalHelp</text:p>
          </table:table-cell>
          <table:table-cell office:value-type="float" office:value="0.407978534028896" calcext:value-type="float">
            <text:p>0.407978534028896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fessionalHelp</text:p>
          </table:table-cell>
          <table:table-cell office:value-type="float" office:value="0.021509571269671" calcext:value-type="float">
            <text:p>0.021509571269671</text:p>
          </table:table-cell>
        </table:table-row>
        <table:table-row table:style-name="ro1">
          <table:table-cell office:value-type="string" calcext:value-type="string">
            <text:p>BGD70+ProfessionalHelp</text:p>
          </table:table-cell>
          <table:table-cell office:value-type="string" calcext:value-type="string">
            <text:p>ProfessionalHelp</text:p>
          </table:table-cell>
          <table:table-cell office:value-type="string" calcext:value-type="string">
            <text:p>BGD70</text:p>
          </table:table-cell>
          <table:table-cell office:value-type="float" office:value="0.432330090225859" calcext:value-type="float">
            <text:p>0.432330090225859</text:p>
          </table:table-cell>
          <table:table-cell office:value-type="float" office:value="0.2870693454806" calcext:value-type="float">
            <text:p>0.2870693454806</text:p>
          </table:table-cell>
          <table:table-cell table:number-columns-repeated="2" office:value-type="float" office:value="0.432330090225859" calcext:value-type="float">
            <text:p>0.432330090225859</text:p>
          </table:table-cell>
          <table:table-cell office:value-type="string" calcext:value-type="string">
            <text:p>hdix to mdix</text:p>
          </table:table-cell>
          <table:table-cell table:number-columns-repeated="3"/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GD70</text:p>
          </table:table-cell>
          <table:table-cell office:value-type="string" calcext:value-type="string">
            <text:p>BD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ProfessionalHelp</text:p>
          </table:table-cell>
          <table:table-cell office:value-type="float" office:value="0.2870693454806" calcext:value-type="float">
            <text:p>0.2870693454806</text:p>
          </table:table-cell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fessionalHelp</text:p>
          </table:table-cell>
          <table:table-cell office:value-type="float" office:value="0.145260744745259" calcext:value-type="float">
            <text:p>0.145260744745259</text:p>
          </table:table-cell>
        </table:table-row>
        <table:table-row table:style-name="ro1">
          <table:table-cell office:value-type="string" calcext:value-type="string">
            <text:p>KGZ2014+ProfessionalHelp</text:p>
          </table:table-cell>
          <table:table-cell office:value-type="string" calcext:value-type="string">
            <text:p>ProfessionalHelp</text:p>
          </table:table-cell>
          <table:table-cell office:value-type="string" calcext:value-type="string">
            <text:p>KGZ2014</text:p>
          </table:table-cell>
          <table:table-cell office:value-type="float" office:value="0.983896455385178" calcext:value-type="float">
            <text:p>0.983896455385178</text:p>
          </table:table-cell>
          <table:table-cell office:value-type="float" office:value="0.995517461706997" calcext:value-type="float">
            <text:p>0.995517461706997</text:p>
          </table:table-cell>
          <table:table-cell table:number-columns-repeated="2" office:value-type="float" office:value="0.983896455385178" calcext:value-type="float">
            <text:p>0.983896455385178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Z2014</text:p>
          </table:table-cell>
          <table:table-cell office:value-type="string" calcext:value-type="string">
            <text:p>Kyrgyzst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ProfessionalHelp</text:p>
          </table:table-cell>
          <table:table-cell office:value-type="float" office:value="0.995517461706997" calcext:value-type="float">
            <text:p>0.995517461706997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fessionalHelp</text:p>
          </table:table-cell>
          <table:table-cell office:value-type="float" office:value="0.0116210063218189" calcext:value-type="float">
            <text:p>0.011621006321819</text:p>
          </table:table-cell>
        </table:table-row>
        <table:table-row table:style-name="ro1">
          <table:table-cell office:value-type="string" calcext:value-type="string">
            <text:p>LAO2011+ProfessionalHelp</text:p>
          </table:table-cell>
          <table:table-cell office:value-type="string" calcext:value-type="string">
            <text:p>ProfessionalHelp</text:p>
          </table:table-cell>
          <table:table-cell office:value-type="string" calcext:value-type="string">
            <text:p>LAO2011</text:p>
          </table:table-cell>
          <table:table-cell office:value-type="float" office:value="0.415468386986485" calcext:value-type="float">
            <text:p>0.415468386986485</text:p>
          </table:table-cell>
          <table:table-cell office:value-type="float" office:value="0.430452567468383" calcext:value-type="float">
            <text:p>0.430452567468383</text:p>
          </table:table-cell>
          <table:table-cell table:number-columns-repeated="2" office:value-type="float" office:value="0.415468386986485" calcext:value-type="float">
            <text:p>0.415468386986485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O2011</text:p>
          </table:table-cell>
          <table:table-cell office:value-type="string" calcext:value-type="string">
            <text:p>Lao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ProfessionalHelp</text:p>
          </table:table-cell>
          <table:table-cell office:value-type="float" office:value="0.430452567468383" calcext:value-type="float">
            <text:p>0.430452567468383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fessionalHelp</text:p>
          </table:table-cell>
          <table:table-cell office:value-type="float" office:value="0.014984180481898" calcext:value-type="float">
            <text:p>0.014984180481898</text:p>
          </table:table-cell>
        </table:table-row>
        <table:table-row table:style-name="ro1">
          <table:table-cell office:value-type="string" calcext:value-type="string">
            <text:p>THA2015+ProfessionalHelp</text:p>
          </table:table-cell>
          <table:table-cell office:value-type="string" calcext:value-type="string">
            <text:p>ProfessionalHelp</text:p>
          </table:table-cell>
          <table:table-cell office:value-type="string" calcext:value-type="string">
            <text:p>THA2015</text:p>
          </table:table-cell>
          <table:table-cell office:value-type="float" office:value="0.981184137207074" calcext:value-type="float">
            <text:p>0.981184137207074</text:p>
          </table:table-cell>
          <table:table-cell office:value-type="float" office:value="0.992733353557681" calcext:value-type="float">
            <text:p>0.992733353557681</text:p>
          </table:table-cell>
          <table:table-cell table:number-columns-repeated="2" office:value-type="float" office:value="0.981184137207074" calcext:value-type="float">
            <text:p>0.981184137207074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A2015</text:p>
          </table:table-cell>
          <table:table-cell office:value-type="string" calcext:value-type="string">
            <text:p>Thailan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ProfessionalHelp</text:p>
          </table:table-cell>
          <table:table-cell office:value-type="float" office:value="0.992733353557681" calcext:value-type="float">
            <text:p>0.992733353557681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fessionalHelp</text:p>
          </table:table-cell>
          <table:table-cell office:value-type="float" office:value="0.011549216350607" calcext:value-type="float">
            <text:p>0.011549216350607</text:p>
          </table:table-cell>
        </table:table-row>
        <table:table-row table:style-name="ro1">
          <table:table-cell office:value-type="string" calcext:value-type="string">
            <text:p>IDN71+SafeSanitation</text:p>
          </table:table-cell>
          <table:table-cell office:value-type="string" calcext:value-type="string">
            <text:p>SafeSanitation</text:p>
          </table:table-cell>
          <table:table-cell office:value-type="string" calcext:value-type="string">
            <text:p>IDN71</text:p>
          </table:table-cell>
          <table:table-cell office:value-type="float" office:value="0.714531182151198" calcext:value-type="float">
            <text:p>0.714531182151198</text:p>
          </table:table-cell>
          <table:table-cell office:value-type="float" office:value="0.797609571496853" calcext:value-type="float">
            <text:p>0.797609571496853</text:p>
          </table:table-cell>
          <table:table-cell table:number-columns-repeated="2" office:value-type="float" office:value="0.714531182151198" calcext:value-type="float">
            <text:p>0.714531182151198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N71</text:p>
          </table:table-cell>
          <table:table-cell office:value-type="string" calcext:value-type="string">
            <text:p>ID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SafeSanitation</text:p>
          </table:table-cell>
          <table:table-cell office:value-type="float" office:value="0.797609571496853" calcext:value-type="float">
            <text:p>0.797609571496853</text:p>
          </table:table-cell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feSanitation</text:p>
          </table:table-cell>
          <table:table-cell office:value-type="float" office:value="0.0830783893456549" calcext:value-type="float">
            <text:p>0.083078389345655</text:p>
          </table:table-cell>
        </table:table-row>
        <table:table-row table:style-name="ro1">
          <table:table-cell office:value-type="string" calcext:value-type="string">
            <text:p>KGZ2018+SafeSanitation</text:p>
          </table:table-cell>
          <table:table-cell office:value-type="string" calcext:value-type="string">
            <text:p>SafeSanitation</text:p>
          </table:table-cell>
          <table:table-cell office:value-type="string" calcext:value-type="string">
            <text:p>KGZ2018</text:p>
          </table:table-cell>
          <table:table-cell office:value-type="float" office:value="0.994900662796911" calcext:value-type="float">
            <text:p>0.994900662796911</text:p>
          </table:table-cell>
          <table:table-cell office:value-type="float" office:value="0.976872547552431" calcext:value-type="float">
            <text:p>0.976872547552431</text:p>
          </table:table-cell>
          <table:table-cell table:number-columns-repeated="2" office:value-type="float" office:value="0.994900662796911" calcext:value-type="float">
            <text:p>0.994900662796911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Z2018</text:p>
          </table:table-cell>
          <table:table-cell office:value-type="string" calcext:value-type="string">
            <text:p>Kyrgyzsta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hh</text:p>
          </table:table-cell>
          <table:table-cell office:value-type="string" calcext:value-type="string">
            <text:p>SafeSanitation</text:p>
          </table:table-cell>
          <table:table-cell office:value-type="float" office:value="0.976872547552431" calcext:value-type="float">
            <text:p>0.976872547552431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feSanitation</text:p>
          </table:table-cell>
          <table:table-cell office:value-type="float" office:value="0.01802811524448" calcext:value-type="float">
            <text:p>0.01802811524448</text:p>
          </table:table-cell>
        </table:table-row>
        <table:table-row table:style-name="ro1">
          <table:table-cell office:value-type="string" calcext:value-type="string">
            <text:p>BGD2019+SecondaryEducation2035</text:p>
          </table:table-cell>
          <table:table-cell office:value-type="string" calcext:value-type="string">
            <text:p>SecondaryEducation2035</text:p>
          </table:table-cell>
          <table:table-cell office:value-type="string" calcext:value-type="string">
            <text:p>BGD2019</text:p>
          </table:table-cell>
          <table:table-cell office:value-type="float" office:value="0.271423363902594" calcext:value-type="float">
            <text:p>0.271423363902594</text:p>
          </table:table-cell>
          <table:table-cell office:value-type="float" office:value="0.244905530386946" calcext:value-type="float">
            <text:p>0.244905530386946</text:p>
          </table:table-cell>
          <table:table-cell table:number-columns-repeated="2" office:value-type="float" office:value="0.271423363902594" calcext:value-type="float">
            <text:p>0.271423363902594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GD2019</text:p>
          </table:table-cell>
          <table:table-cell office:value-type="string" calcext:value-type="string">
            <text:p>Bangladesh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SecondaryEducation2035</text:p>
          </table:table-cell>
          <table:table-cell office:value-type="float" office:value="0.244905530386946" calcext:value-type="float">
            <text:p>0.244905530386946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aryEducation2035</text:p>
          </table:table-cell>
          <table:table-cell office:value-type="float" office:value="0.026517833515648" calcext:value-type="float">
            <text:p>0.026517833515648</text:p>
          </table:table-cell>
        </table:table-row>
        <table:table-row table:style-name="ro1">
          <table:table-cell office:value-type="string" calcext:value-type="string">
            <text:p>GEO2018+SecondaryEducation2035</text:p>
          </table:table-cell>
          <table:table-cell office:value-type="string" calcext:value-type="string">
            <text:p>SecondaryEducation2035</text:p>
          </table:table-cell>
          <table:table-cell office:value-type="string" calcext:value-type="string">
            <text:p>GEO2018</text:p>
          </table:table-cell>
          <table:table-cell office:value-type="float" office:value="0.772942216430352" calcext:value-type="float">
            <text:p>0.772942216430352</text:p>
          </table:table-cell>
          <table:table-cell office:value-type="float" office:value="0.746402149868048" calcext:value-type="float">
            <text:p>0.746402149868048</text:p>
          </table:table-cell>
          <table:table-cell table:number-columns-repeated="2" office:value-type="float" office:value="0.772942216430352" calcext:value-type="float">
            <text:p>0.772942216430352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O2018</text:p>
          </table:table-cell>
          <table:table-cell office:value-type="string" calcext:value-type="string">
            <text:p>Georg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SecondaryEducation2035</text:p>
          </table:table-cell>
          <table:table-cell office:value-type="float" office:value="0.746402149868048" calcext:value-type="float">
            <text:p>0.746402149868048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aryEducation2035</text:p>
          </table:table-cell>
          <table:table-cell office:value-type="float" office:value="0.026540066562304" calcext:value-type="float">
            <text:p>0.026540066562304</text:p>
          </table:table-cell>
        </table:table-row>
        <table:table-row table:style-name="ro1">
          <table:table-cell office:value-type="string" calcext:value-type="string">
            <text:p>KAZ2010+SecondaryEducation2035</text:p>
          </table:table-cell>
          <table:table-cell office:value-type="string" calcext:value-type="string">
            <text:p>SecondaryEducation2035</text:p>
          </table:table-cell>
          <table:table-cell office:value-type="string" calcext:value-type="string">
            <text:p>KAZ2010</text:p>
          </table:table-cell>
          <table:table-cell office:value-type="float" office:value="0.992131840294871" calcext:value-type="float">
            <text:p>0.992131840294871</text:p>
          </table:table-cell>
          <table:table-cell office:value-type="float" office:value="0.886803347236118" calcext:value-type="float">
            <text:p>0.886803347236118</text:p>
          </table:table-cell>
          <table:table-cell table:number-columns-repeated="2" office:value-type="float" office:value="0.992131840294871" calcext:value-type="float">
            <text:p>0.992131840294871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Z2010</text:p>
          </table:table-cell>
          <table:table-cell office:value-type="string" calcext:value-type="string">
            <text:p>Kazakhstan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SecondaryEducation2035</text:p>
          </table:table-cell>
          <table:table-cell office:value-type="float" office:value="0.886803347236118" calcext:value-type="float">
            <text:p>0.886803347236118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aryEducation2035</text:p>
          </table:table-cell>
          <table:table-cell office:value-type="float" office:value="0.105328493058753" calcext:value-type="float">
            <text:p>0.105328493058753</text:p>
          </table:table-cell>
        </table:table-row>
        <table:table-row table:style-name="ro1">
          <table:table-cell office:value-type="string" calcext:value-type="string">
            <text:p>LAO2017+SecondaryEducation2035</text:p>
          </table:table-cell>
          <table:table-cell office:value-type="string" calcext:value-type="string">
            <text:p>SecondaryEducation2035</text:p>
          </table:table-cell>
          <table:table-cell office:value-type="string" calcext:value-type="string">
            <text:p>LAO2017</text:p>
          </table:table-cell>
          <table:table-cell office:value-type="float" office:value="0.319742146697209" calcext:value-type="float">
            <text:p>0.319742146697209</text:p>
          </table:table-cell>
          <table:table-cell office:value-type="float" office:value="0.291086738150433" calcext:value-type="float">
            <text:p>0.291086738150433</text:p>
          </table:table-cell>
          <table:table-cell table:number-columns-repeated="2" office:value-type="float" office:value="0.319742146697209" calcext:value-type="float">
            <text:p>0.319742146697209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O2017</text:p>
          </table:table-cell>
          <table:table-cell office:value-type="string" calcext:value-type="string">
            <text:p>La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SecondaryEducation2035</text:p>
          </table:table-cell>
          <table:table-cell office:value-type="float" office:value="0.291086738150433" calcext:value-type="float">
            <text:p>0.291086738150433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aryEducation2035</text:p>
          </table:table-cell>
          <table:table-cell office:value-type="float" office:value="0.028655408546776" calcext:value-type="float">
            <text:p>0.028655408546776</text:p>
          </table:table-cell>
        </table:table-row>
        <table:table-row table:style-name="ro1">
          <table:table-cell office:value-type="string" calcext:value-type="string">
            <text:p>MNG2013+SecondaryEducation2035</text:p>
          </table:table-cell>
          <table:table-cell office:value-type="string" calcext:value-type="string">
            <text:p>SecondaryEducation2035</text:p>
          </table:table-cell>
          <table:table-cell office:value-type="string" calcext:value-type="string">
            <text:p>MNG2013</text:p>
          </table:table-cell>
          <table:table-cell office:value-type="float" office:value="0.700621843875321" calcext:value-type="float">
            <text:p>0.700621843875321</text:p>
          </table:table-cell>
          <table:table-cell office:value-type="float" office:value="0.68820888914886" calcext:value-type="float">
            <text:p>0.68820888914886</text:p>
          </table:table-cell>
          <table:table-cell table:number-columns-repeated="2" office:value-type="float" office:value="0.700621843875321" calcext:value-type="float">
            <text:p>0.700621843875321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NG2013</text:p>
          </table:table-cell>
          <table:table-cell office:value-type="string" calcext:value-type="string">
            <text:p>Mongoli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SecondaryEducation2035</text:p>
          </table:table-cell>
          <table:table-cell office:value-type="float" office:value="0.68820888914886" calcext:value-type="float">
            <text:p>0.68820888914886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aryEducation2035</text:p>
          </table:table-cell>
          <table:table-cell office:value-type="float" office:value="0.012412954726461" calcext:value-type="float">
            <text:p>0.012412954726461</text:p>
          </table:table-cell>
        </table:table-row>
        <table:table-row table:style-name="ro1">
          <table:table-cell office:value-type="string" calcext:value-type="string">
            <text:p>MNG2018+SecondaryEducation2035</text:p>
          </table:table-cell>
          <table:table-cell office:value-type="string" calcext:value-type="string">
            <text:p>SecondaryEducation2035</text:p>
          </table:table-cell>
          <table:table-cell office:value-type="string" calcext:value-type="string">
            <text:p>MNG2018</text:p>
          </table:table-cell>
          <table:table-cell office:value-type="float" office:value="0.779346652756262" calcext:value-type="float">
            <text:p>0.779346652756262</text:p>
          </table:table-cell>
          <table:table-cell office:value-type="float" office:value="0.79102720435072" calcext:value-type="float">
            <text:p>0.79102720435072</text:p>
          </table:table-cell>
          <table:table-cell table:number-columns-repeated="2" office:value-type="float" office:value="0.779346652756262" calcext:value-type="float">
            <text:p>0.779346652756262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NG2018</text:p>
          </table:table-cell>
          <table:table-cell office:value-type="string" calcext:value-type="string">
            <text:p>Mongol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SecondaryEducation2035</text:p>
          </table:table-cell>
          <table:table-cell office:value-type="float" office:value="0.79102720435072" calcext:value-type="float">
            <text:p>0.79102720435072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aryEducation2035</text:p>
          </table:table-cell>
          <table:table-cell office:value-type="float" office:value="0.011680551594458" calcext:value-type="float">
            <text:p>0.011680551594458</text:p>
          </table:table-cell>
        </table:table-row>
        <table:table-row table:style-name="ro1">
          <table:table-cell office:value-type="string" calcext:value-type="string">
            <text:p>PNG70+SecondaryEducation2035</text:p>
          </table:table-cell>
          <table:table-cell office:value-type="string" calcext:value-type="string">
            <text:p>SecondaryEducation2035</text:p>
          </table:table-cell>
          <table:table-cell office:value-type="string" calcext:value-type="string">
            <text:p>PNG70</text:p>
          </table:table-cell>
          <table:table-cell office:value-type="float" office:value="0.136190252813449" calcext:value-type="float">
            <text:p>0.136190252813449</text:p>
          </table:table-cell>
          <table:table-cell office:value-type="float" office:value="0.15792387403791" calcext:value-type="float">
            <text:p>0.15792387403791</text:p>
          </table:table-cell>
          <table:table-cell table:number-columns-repeated="2" office:value-type="float" office:value="0.136190252813449" calcext:value-type="float">
            <text:p>0.136190252813449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70</text:p>
          </table:table-cell>
          <table:table-cell office:value-type="string" calcext:value-type="string">
            <text:p>PG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SecondaryEducation2035</text:p>
          </table:table-cell>
          <table:table-cell office:value-type="float" office:value="0.15792387403791" calcext:value-type="float">
            <text:p>0.15792387403791</text:p>
          </table:table-cell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aryEducation2035</text:p>
          </table:table-cell>
          <table:table-cell office:value-type="float" office:value="0.021733621224461" calcext:value-type="float">
            <text:p>0.021733621224461</text:p>
          </table:table-cell>
        </table:table-row>
        <table:table-row table:style-name="ro1">
          <table:table-cell office:value-type="string" calcext:value-type="string">
            <text:p>THA2019+SecondaryEducation2035</text:p>
          </table:table-cell>
          <table:table-cell office:value-type="string" calcext:value-type="string">
            <text:p>SecondaryEducation2035</text:p>
          </table:table-cell>
          <table:table-cell office:value-type="string" calcext:value-type="string">
            <text:p>THA2019</text:p>
          </table:table-cell>
          <table:table-cell office:value-type="float" office:value="0.63154664710684" calcext:value-type="float">
            <text:p>0.63154664710684</text:p>
          </table:table-cell>
          <table:table-cell office:value-type="float" office:value="0.615534362897047" calcext:value-type="float">
            <text:p>0.615534362897047</text:p>
          </table:table-cell>
          <table:table-cell table:number-columns-repeated="2" office:value-type="float" office:value="0.63154664710684" calcext:value-type="float">
            <text:p>0.63154664710684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A2019</text:p>
          </table:table-cell>
          <table:table-cell office:value-type="string" calcext:value-type="string">
            <text:p>Thailand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SecondaryEducation2035</text:p>
          </table:table-cell>
          <table:table-cell office:value-type="float" office:value="0.615534362897047" calcext:value-type="float">
            <text:p>0.615534362897047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aryEducation2035</text:p>
          </table:table-cell>
          <table:table-cell office:value-type="float" office:value="0.0160122842097931" calcext:value-type="float">
            <text:p>0.016012284209793</text:p>
          </table:table-cell>
        </table:table-row>
        <table:table-row table:style-name="ro1">
          <table:table-cell office:value-type="string" calcext:value-type="string">
            <text:p>VNM2010+SecondaryEducation2035</text:p>
          </table:table-cell>
          <table:table-cell office:value-type="string" calcext:value-type="string">
            <text:p>SecondaryEducation2035</text:p>
          </table:table-cell>
          <table:table-cell office:value-type="string" calcext:value-type="string">
            <text:p>VNM2010</text:p>
          </table:table-cell>
          <table:table-cell office:value-type="float" office:value="0.242334628303034" calcext:value-type="float">
            <text:p>0.242334628303034</text:p>
          </table:table-cell>
          <table:table-cell office:value-type="float" office:value="0.380793175295447" calcext:value-type="float">
            <text:p>0.380793175295447</text:p>
          </table:table-cell>
          <table:table-cell table:number-columns-repeated="2" office:value-type="float" office:value="0.242334628303034" calcext:value-type="float">
            <text:p>0.242334628303034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M2010</text:p>
          </table:table-cell>
          <table:table-cell office:value-type="string" calcext:value-type="string">
            <text:p>Vietnam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SecondaryEducation2035</text:p>
          </table:table-cell>
          <table:table-cell office:value-type="float" office:value="0.380793175295447" calcext:value-type="float">
            <text:p>0.380793175295447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aryEducation2035</text:p>
          </table:table-cell>
          <table:table-cell office:value-type="float" office:value="0.138458546992413" calcext:value-type="float">
            <text:p>0.138458546992413</text:p>
          </table:table-cell>
        </table:table-row>
        <table:table-row table:style-name="ro1">
          <table:table-cell office:value-type="string" calcext:value-type="string">
            <text:p>VNM2013+SecondaryEducation2035</text:p>
          </table:table-cell>
          <table:table-cell office:value-type="string" calcext:value-type="string">
            <text:p>SecondaryEducation2035</text:p>
          </table:table-cell>
          <table:table-cell office:value-type="string" calcext:value-type="string">
            <text:p>VNM2013</text:p>
          </table:table-cell>
          <table:table-cell office:value-type="float" office:value="0.484528395238108" calcext:value-type="float">
            <text:p>0.484528395238108</text:p>
          </table:table-cell>
          <table:table-cell office:value-type="float" office:value="0.458339057414129" calcext:value-type="float">
            <text:p>0.458339057414129</text:p>
          </table:table-cell>
          <table:table-cell table:number-columns-repeated="2" office:value-type="float" office:value="0.484528395238108" calcext:value-type="float">
            <text:p>0.484528395238108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M2013</text:p>
          </table:table-cell>
          <table:table-cell office:value-type="string" calcext:value-type="string">
            <text:p>VietNam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SecondaryEducation2035</text:p>
          </table:table-cell>
          <table:table-cell office:value-type="float" office:value="0.458339057414129" calcext:value-type="float">
            <text:p>0.458339057414129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aryEducation2035</text:p>
          </table:table-cell>
          <table:table-cell office:value-type="float" office:value="0.026189337823979" calcext:value-type="float">
            <text:p>0.026189337823979</text:p>
          </table:table-cell>
        </table:table-row>
        <table:table-row table:style-name="ro1">
          <table:table-cell office:value-type="string" calcext:value-type="string">
            <text:p>AFG2010+SecondaryEducation35plus</text:p>
          </table:table-cell>
          <table:table-cell office:value-type="string" calcext:value-type="string">
            <text:p>SecondaryEducation35plus</text:p>
          </table:table-cell>
          <table:table-cell office:value-type="string" calcext:value-type="string">
            <text:p>AFG2010</text:p>
          </table:table-cell>
          <table:table-cell office:value-type="float" office:value="0.056900571764222" calcext:value-type="float">
            <text:p>0.056900571764222</text:p>
          </table:table-cell>
          <table:table-cell office:value-type="float" office:value="0.0749818441589002" calcext:value-type="float">
            <text:p>0.0749818441589</text:p>
          </table:table-cell>
          <table:table-cell table:number-columns-repeated="2" office:value-type="float" office:value="0.056900571764222" calcext:value-type="float">
            <text:p>0.056900571764222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FG2010</text:p>
          </table:table-cell>
          <table:table-cell office:value-type="string" calcext:value-type="string">
            <text:p>Afghanistan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SecondaryEducation35plus</text:p>
          </table:table-cell>
          <table:table-cell office:value-type="float" office:value="0.0749818441589002" calcext:value-type="float">
            <text:p>0.0749818441589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aryEducation35plus</text:p>
          </table:table-cell>
          <table:table-cell office:value-type="float" office:value="0.0180812723946782" calcext:value-type="float">
            <text:p>0.018081272394678</text:p>
          </table:table-cell>
        </table:table-row>
        <table:table-row table:style-name="ro1">
          <table:table-cell office:value-type="string" calcext:value-type="string">
            <text:p>BGD2019+SecondaryEducation35plus</text:p>
          </table:table-cell>
          <table:table-cell office:value-type="string" calcext:value-type="string">
            <text:p>SecondaryEducation35plus</text:p>
          </table:table-cell>
          <table:table-cell office:value-type="string" calcext:value-type="string">
            <text:p>BGD2019</text:p>
          </table:table-cell>
          <table:table-cell office:value-type="float" office:value="0.162667907429445" calcext:value-type="float">
            <text:p>0.162667907429445</text:p>
          </table:table-cell>
          <table:table-cell office:value-type="float" office:value="0.0903940615734831" calcext:value-type="float">
            <text:p>0.090394061573483</text:p>
          </table:table-cell>
          <table:table-cell table:number-columns-repeated="2" office:value-type="float" office:value="0.162667907429445" calcext:value-type="float">
            <text:p>0.162667907429445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GD2019</text:p>
          </table:table-cell>
          <table:table-cell office:value-type="string" calcext:value-type="string">
            <text:p>Bangladesh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SecondaryEducation35plus</text:p>
          </table:table-cell>
          <table:table-cell office:value-type="float" office:value="0.0903940615734831" calcext:value-type="float">
            <text:p>0.090394061573483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aryEducation35plus</text:p>
          </table:table-cell>
          <table:table-cell office:value-type="float" office:value="0.0722738458559619" calcext:value-type="float">
            <text:p>0.072273845855962</text:p>
          </table:table-cell>
        </table:table-row>
        <table:table-row table:style-name="ro1">
          <table:table-cell office:value-type="string" calcext:value-type="string">
            <text:p>GEO2018+SecondaryEducation35plus</text:p>
          </table:table-cell>
          <table:table-cell office:value-type="string" calcext:value-type="string">
            <text:p>SecondaryEducation35plus</text:p>
          </table:table-cell>
          <table:table-cell office:value-type="string" calcext:value-type="string">
            <text:p>GEO2018</text:p>
          </table:table-cell>
          <table:table-cell office:value-type="float" office:value="0.745588284104704" calcext:value-type="float">
            <text:p>0.745588284104704</text:p>
          </table:table-cell>
          <table:table-cell office:value-type="float" office:value="0.548965725962019" calcext:value-type="float">
            <text:p>0.548965725962019</text:p>
          </table:table-cell>
          <table:table-cell table:number-columns-repeated="2" office:value-type="float" office:value="0.745588284104704" calcext:value-type="float">
            <text:p>0.745588284104704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O2018</text:p>
          </table:table-cell>
          <table:table-cell office:value-type="string" calcext:value-type="string">
            <text:p>Georg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SecondaryEducation35plus</text:p>
          </table:table-cell>
          <table:table-cell office:value-type="float" office:value="0.548965725962019" calcext:value-type="float">
            <text:p>0.548965725962019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aryEducation35plus</text:p>
          </table:table-cell>
          <table:table-cell office:value-type="float" office:value="0.196622558142685" calcext:value-type="float">
            <text:p>0.196622558142685</text:p>
          </table:table-cell>
        </table:table-row>
        <table:table-row table:style-name="ro1">
          <table:table-cell office:value-type="string" calcext:value-type="string">
            <text:p>KAZ2010+SecondaryEducation35plus</text:p>
          </table:table-cell>
          <table:table-cell office:value-type="string" calcext:value-type="string">
            <text:p>SecondaryEducation35plus</text:p>
          </table:table-cell>
          <table:table-cell office:value-type="string" calcext:value-type="string">
            <text:p>KAZ2010</text:p>
          </table:table-cell>
          <table:table-cell office:value-type="float" office:value="0.920290031616679" calcext:value-type="float">
            <text:p>0.920290031616679</text:p>
          </table:table-cell>
          <table:table-cell office:value-type="float" office:value="0.801571402391116" calcext:value-type="float">
            <text:p>0.801571402391116</text:p>
          </table:table-cell>
          <table:table-cell table:number-columns-repeated="2" office:value-type="float" office:value="0.920290031616679" calcext:value-type="float">
            <text:p>0.920290031616679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Z2010</text:p>
          </table:table-cell>
          <table:table-cell office:value-type="string" calcext:value-type="string">
            <text:p>Kazakhstan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SecondaryEducation35plus</text:p>
          </table:table-cell>
          <table:table-cell office:value-type="float" office:value="0.801571402391116" calcext:value-type="float">
            <text:p>0.801571402391116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aryEducation35plus</text:p>
          </table:table-cell>
          <table:table-cell office:value-type="float" office:value="0.118718629225563" calcext:value-type="float">
            <text:p>0.118718629225563</text:p>
          </table:table-cell>
        </table:table-row>
        <table:table-row table:style-name="ro1">
          <table:table-cell office:value-type="string" calcext:value-type="string">
            <text:p>LAO2017+SecondaryEducation35plus</text:p>
          </table:table-cell>
          <table:table-cell office:value-type="string" calcext:value-type="string">
            <text:p>SecondaryEducation35plus</text:p>
          </table:table-cell>
          <table:table-cell office:value-type="string" calcext:value-type="string">
            <text:p>LAO2017</text:p>
          </table:table-cell>
          <table:table-cell office:value-type="float" office:value="0.159604238018106" calcext:value-type="float">
            <text:p>0.159604238018106</text:p>
          </table:table-cell>
          <table:table-cell office:value-type="float" office:value="0.135214566524084" calcext:value-type="float">
            <text:p>0.135214566524084</text:p>
          </table:table-cell>
          <table:table-cell table:number-columns-repeated="2" office:value-type="float" office:value="0.159604238018106" calcext:value-type="float">
            <text:p>0.159604238018106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O2017</text:p>
          </table:table-cell>
          <table:table-cell office:value-type="string" calcext:value-type="string">
            <text:p>La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SecondaryEducation35plus</text:p>
          </table:table-cell>
          <table:table-cell office:value-type="float" office:value="0.135214566524084" calcext:value-type="float">
            <text:p>0.135214566524084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aryEducation35plus</text:p>
          </table:table-cell>
          <table:table-cell office:value-type="float" office:value="0.024389671494022" calcext:value-type="float">
            <text:p>0.024389671494022</text:p>
          </table:table-cell>
        </table:table-row>
        <table:table-row table:style-name="ro1">
          <table:table-cell office:value-type="string" calcext:value-type="string">
            <text:p>MNG2018+SecondaryEducation35plus</text:p>
          </table:table-cell>
          <table:table-cell office:value-type="string" calcext:value-type="string">
            <text:p>SecondaryEducation35plus</text:p>
          </table:table-cell>
          <table:table-cell office:value-type="string" calcext:value-type="string">
            <text:p>MNG2018</text:p>
          </table:table-cell>
          <table:table-cell office:value-type="float" office:value="0.7518590001119" calcext:value-type="float">
            <text:p>0.7518590001119</text:p>
          </table:table-cell>
          <table:table-cell office:value-type="float" office:value="0.616155614104457" calcext:value-type="float">
            <text:p>0.616155614104457</text:p>
          </table:table-cell>
          <table:table-cell table:number-columns-repeated="2" office:value-type="float" office:value="0.7518590001119" calcext:value-type="float">
            <text:p>0.7518590001119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NG2018</text:p>
          </table:table-cell>
          <table:table-cell office:value-type="string" calcext:value-type="string">
            <text:p>Mongol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SecondaryEducation35plus</text:p>
          </table:table-cell>
          <table:table-cell office:value-type="float" office:value="0.616155614104457" calcext:value-type="float">
            <text:p>0.616155614104457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aryEducation35plus</text:p>
          </table:table-cell>
          <table:table-cell office:value-type="float" office:value="0.135703386007443" calcext:value-type="float">
            <text:p>0.135703386007443</text:p>
          </table:table-cell>
        </table:table-row>
        <table:table-row table:style-name="ro1">
          <table:table-cell office:value-type="string" calcext:value-type="string">
            <text:p>PNG70+SecondaryEducation35plus</text:p>
          </table:table-cell>
          <table:table-cell office:value-type="string" calcext:value-type="string">
            <text:p>SecondaryEducation35plus</text:p>
          </table:table-cell>
          <table:table-cell office:value-type="string" calcext:value-type="string">
            <text:p>PNG70</text:p>
          </table:table-cell>
          <table:table-cell office:value-type="float" office:value="0.069809457380659" calcext:value-type="float">
            <text:p>0.069809457380659</text:p>
          </table:table-cell>
          <table:table-cell office:value-type="float" office:value="0.0940863492798897" calcext:value-type="float">
            <text:p>0.09408634927989</text:p>
          </table:table-cell>
          <table:table-cell table:number-columns-repeated="2" office:value-type="float" office:value="0.069809457380659" calcext:value-type="float">
            <text:p>0.069809457380659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70</text:p>
          </table:table-cell>
          <table:table-cell office:value-type="string" calcext:value-type="string">
            <text:p>PG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SecondaryEducation35plus</text:p>
          </table:table-cell>
          <table:table-cell office:value-type="float" office:value="0.0940863492798897" calcext:value-type="float">
            <text:p>0.09408634927989</text:p>
          </table:table-cell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aryEducation35plus</text:p>
          </table:table-cell>
          <table:table-cell office:value-type="float" office:value="0.0242768918992307" calcext:value-type="float">
            <text:p>0.024276891899231</text:p>
          </table:table-cell>
        </table:table-row>
        <table:table-row table:style-name="ro1">
          <table:table-cell office:value-type="string" calcext:value-type="string">
            <text:p>THA2019+SecondaryEducation35plus</text:p>
          </table:table-cell>
          <table:table-cell office:value-type="string" calcext:value-type="string">
            <text:p>SecondaryEducation35plus</text:p>
          </table:table-cell>
          <table:table-cell office:value-type="string" calcext:value-type="string">
            <text:p>THA2019</text:p>
          </table:table-cell>
          <table:table-cell office:value-type="float" office:value="0.286185160549277" calcext:value-type="float">
            <text:p>0.286185160549277</text:p>
          </table:table-cell>
          <table:table-cell office:value-type="float" office:value="0.271547312184055" calcext:value-type="float">
            <text:p>0.271547312184055</text:p>
          </table:table-cell>
          <table:table-cell table:number-columns-repeated="2" office:value-type="float" office:value="0.286185160549277" calcext:value-type="float">
            <text:p>0.286185160549277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A2019</text:p>
          </table:table-cell>
          <table:table-cell office:value-type="string" calcext:value-type="string">
            <text:p>Thailand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SecondaryEducation35plus</text:p>
          </table:table-cell>
          <table:table-cell office:value-type="float" office:value="0.271547312184055" calcext:value-type="float">
            <text:p>0.271547312184055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aryEducation35plus</text:p>
          </table:table-cell>
          <table:table-cell office:value-type="float" office:value="0.014637848365222" calcext:value-type="float">
            <text:p>0.014637848365222</text:p>
          </table:table-cell>
        </table:table-row>
        <table:table-row table:style-name="ro1">
          <table:table-cell office:value-type="string" calcext:value-type="string">
            <text:p>VNM2010+SecondaryEducation35plus</text:p>
          </table:table-cell>
          <table:table-cell office:value-type="string" calcext:value-type="string">
            <text:p>SecondaryEducation35plus</text:p>
          </table:table-cell>
          <table:table-cell office:value-type="string" calcext:value-type="string">
            <text:p>VNM2010</text:p>
          </table:table-cell>
          <table:table-cell office:value-type="float" office:value="0.1069544231915" calcext:value-type="float">
            <text:p>0.1069544231915</text:p>
          </table:table-cell>
          <table:table-cell office:value-type="float" office:value="0.174427282729593" calcext:value-type="float">
            <text:p>0.174427282729593</text:p>
          </table:table-cell>
          <table:table-cell table:number-columns-repeated="2" office:value-type="float" office:value="0.1069544231915" calcext:value-type="float">
            <text:p>0.1069544231915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M2010</text:p>
          </table:table-cell>
          <table:table-cell office:value-type="string" calcext:value-type="string">
            <text:p>Vietnam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SecondaryEducation35plus</text:p>
          </table:table-cell>
          <table:table-cell office:value-type="float" office:value="0.174427282729593" calcext:value-type="float">
            <text:p>0.174427282729593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aryEducation35plus</text:p>
          </table:table-cell>
          <table:table-cell office:value-type="float" office:value="0.067472859538093" calcext:value-type="float">
            <text:p>0.067472859538093</text:p>
          </table:table-cell>
        </table:table-row>
        <table:table-row table:style-name="ro1">
          <table:table-cell office:value-type="string" calcext:value-type="string">
            <text:p>VNM2013+SecondaryEducation35plus</text:p>
          </table:table-cell>
          <table:table-cell office:value-type="string" calcext:value-type="string">
            <text:p>SecondaryEducation35plus</text:p>
          </table:table-cell>
          <table:table-cell office:value-type="string" calcext:value-type="string">
            <text:p>VNM2013</text:p>
          </table:table-cell>
          <table:table-cell office:value-type="float" office:value="0.237330132512738" calcext:value-type="float">
            <text:p>0.237330132512738</text:p>
          </table:table-cell>
          <table:table-cell office:value-type="float" office:value="0.180905703404933" calcext:value-type="float">
            <text:p>0.180905703404933</text:p>
          </table:table-cell>
          <table:table-cell table:number-columns-repeated="2" office:value-type="float" office:value="0.237330132512738" calcext:value-type="float">
            <text:p>0.237330132512738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M2013</text:p>
          </table:table-cell>
          <table:table-cell office:value-type="string" calcext:value-type="string">
            <text:p>VietNam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SecondaryEducation35plus</text:p>
          </table:table-cell>
          <table:table-cell office:value-type="float" office:value="0.180905703404933" calcext:value-type="float">
            <text:p>0.180905703404933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aryEducation35plus</text:p>
          </table:table-cell>
          <table:table-cell office:value-type="float" office:value="0.056424429107805" calcext:value-type="float">
            <text:p>0.056424429107805</text:p>
          </table:table-cell>
        </table:table-row>
        <table:table-row table:style-name="ro1">
          <table:table-cell office:value-type="string" calcext:value-type="string">
            <text:p>IND71+SexualPhysicalViolence</text:p>
          </table:table-cell>
          <table:table-cell office:value-type="string" calcext:value-type="string">
            <text:p>SexualPhysicalViolence</text:p>
          </table:table-cell>
          <table:table-cell office:value-type="string" calcext:value-type="string">
            <text:p>IND71</text:p>
          </table:table-cell>
          <table:table-cell office:value-type="float" office:value="0.313663316466039" calcext:value-type="float">
            <text:p>0.313663316466039</text:p>
          </table:table-cell>
          <table:table-cell office:value-type="float" office:value="0.286692137148255" calcext:value-type="float">
            <text:p>0.286692137148255</text:p>
          </table:table-cell>
          <table:table-cell table:number-columns-repeated="2" office:value-type="float" office:value="0.313663316466039" calcext:value-type="float">
            <text:p>0.313663316466039</text:p>
          </table:table-cell>
          <table:table-cell office:value-type="string" calcext:value-type="string">
            <text:p>???</text:p>
          </table:table-cell>
          <table:table-cell table:number-columns-repeated="3"/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71</text:p>
          </table:table-cell>
          <table:table-cell office:value-type="string" calcext:value-type="string">
            <text:p>I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SexualPhysicalViolence</text:p>
          </table:table-cell>
          <table:table-cell office:value-type="float" office:value="0.286692137148255" calcext:value-type="float">
            <text:p>0.286692137148255</text:p>
          </table:table-cell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xualPhysicalViolence</text:p>
          </table:table-cell>
          <table:table-cell office:value-type="float" office:value="0.026971179317784" calcext:value-type="float">
            <text:p>0.026971179317784</text:p>
          </table:table-cell>
        </table:table-row>
        <table:table-row table:style-name="ro1">
          <table:table-cell office:value-type="string" calcext:value-type="string">
            <text:p>PNG70+SexualPhysicalViolence</text:p>
          </table:table-cell>
          <table:table-cell office:value-type="string" calcext:value-type="string">
            <text:p>SexualPhysicalViolence</text:p>
          </table:table-cell>
          <table:table-cell office:value-type="string" calcext:value-type="string">
            <text:p>PNG70</text:p>
          </table:table-cell>
          <table:table-cell office:value-type="float" office:value="0.558420637372827" calcext:value-type="float">
            <text:p>0.558420637372827</text:p>
          </table:table-cell>
          <table:table-cell office:value-type="float" office:value="0.570756740052938" calcext:value-type="float">
            <text:p>0.570756740052938</text:p>
          </table:table-cell>
          <table:table-cell table:number-columns-repeated="2" office:value-type="float" office:value="0.558420637372827" calcext:value-type="float">
            <text:p>0.558420637372827</text:p>
          </table:table-cell>
          <table:table-cell office:value-type="string" calcext:value-type="string">
            <text:p>???</text:p>
          </table:table-cell>
          <table:table-cell table:number-columns-repeated="3"/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70</text:p>
          </table:table-cell>
          <table:table-cell office:value-type="string" calcext:value-type="string">
            <text:p>PG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SexualPhysicalViolence</text:p>
          </table:table-cell>
          <table:table-cell office:value-type="float" office:value="0.570756740052938" calcext:value-type="float">
            <text:p>0.570756740052938</text:p>
          </table:table-cell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xualPhysicalViolence</text:p>
          </table:table-cell>
          <table:table-cell office:value-type="float" office:value="0.012336102680111" calcext:value-type="float">
            <text:p>0.012336102680111</text:p>
          </table:table-cell>
        </table:table-row>
        <table:table-row table:style-name="ro1" table:number-rows-repeated="1048495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secondru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urveyIndicator</text:p>
          </table:table-cell>
          <table:table-cell office:value-type="string" calcext:value-type="string">
            <text:p>IndicatorName.x</text:p>
          </table:table-cell>
          <table:table-cell office:value-type="string" calcext:value-type="string">
            <text:p>SurveyID</text:p>
          </table:table-cell>
          <table:table-cell office:value-type="string" calcext:value-type="string">
            <text:p>meanY</text:p>
          </table:table-cell>
          <table:table-cell office:value-type="string" calcext:value-type="string">
            <text:p>maxY</text:p>
          </table:table-cell>
          <table:table-cell office:value-type="string" calcext:value-type="string">
            <text:p>minY</text:p>
          </table:table-cell>
          <table:table-cell office:value-type="string" calcext:value-type="string">
            <text:p>SurveyIndicator</text:p>
          </table:table-cell>
          <table:table-cell/>
          <table:table-cell office:value-type="string" calcext:value-type="string">
            <text:p>MeanY</text:p>
          </table:table-cell>
          <table:table-cell/>
          <table:table-cell office:value-type="string" calcext:value-type="string">
            <text:p>Source</text:p>
          </table:table-cell>
          <table:table-cell office:value-type="string" calcext:value-type="string">
            <text:p>dataOrlando</text:p>
          </table:table-cell>
          <table:table-cell office:value-type="string" calcext:value-type="string">
            <text:p>surveyID</text:p>
          </table:table-cell>
          <table:table-cell office:value-type="string" calcext:value-type="string">
            <text:p>country_code</text:p>
          </table:table-cell>
          <table:table-cell office:value-type="string" calcext:value-type="string">
            <text:p>version_code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IndicatorName.y</text:p>
          </table:table-cell>
          <table:table-cell office:value-type="string" calcext:value-type="string">
            <text:p>MeanY</text:p>
          </table:table-cell>
          <table:table-cell office:value-type="string" calcext:value-type="string">
            <text:p>SurveySource</text:p>
          </table:table-cell>
          <table:table-cell office:value-type="string" calcext:value-type="string">
            <text:p>dataValidation</text:p>
          </table:table-cell>
          <table:table-cell office:value-type="string" calcext:value-type="string">
            <text:p>IndicatorName</text:p>
          </table:table-cell>
          <table:table-cell office:value-type="string" calcext:value-type="string">
            <text:p>diffY</text:p>
          </table:table-cell>
        </table:table-row>
        <table:table-row table:style-name="ro1">
          <table:table-cell office:value-type="string" calcext:value-type="string">
            <text:p>TON2019+AccessElectricity</text:p>
          </table:table-cell>
          <table:table-cell office:value-type="string" calcext:value-type="string">
            <text:p>AccessElectricity</text:p>
          </table:table-cell>
          <table:table-cell office:value-type="string" calcext:value-type="string">
            <text:p>TON2019</text:p>
          </table:table-cell>
          <table:table-cell office:value-type="float" office:value="0.969162371702489" calcext:value-type="float">
            <text:p>0.969162371702489</text:p>
          </table:table-cell>
          <table:table-cell office:value-type="float" office:value="0.982396236359229" calcext:value-type="float">
            <text:p>0.982396236359229</text:p>
          </table:table-cell>
          <table:table-cell office:value-type="float" office:value="0.962545439374119" calcext:value-type="float">
            <text:p>0.962545439374119</text:p>
          </table:table-cell>
          <table:table-cell office:value-type="string" calcext:value-type="string">
            <text:p>TON2019+AccessElectricity</text:p>
          </table:table-cell>
          <table:table-cell office:value-type="string" calcext:value-type="string">
            <text:p>r</text:p>
          </table:table-cell>
          <table:table-cell office:value-type="float" office:value="0.982396236359229" calcext:value-type="float">
            <text:p>0.982396236359229</text:p>
          </table:table-cell>
          <table:table-cell/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N2019</text:p>
          </table:table-cell>
          <table:table-cell office:value-type="string" calcext:value-type="string">
            <text:p>Tong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hh</text:p>
          </table:table-cell>
          <table:table-cell office:value-type="string" calcext:value-type="string">
            <text:p>AccessElectricity</text:p>
          </table:table-cell>
          <table:table-cell office:value-type="float" office:value="0.982396236359229" calcext:value-type="float">
            <text:p>0.982396236359229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essElectricity</text:p>
          </table:table-cell>
          <table:table-cell office:value-type="float" office:value="0.01323386465674" calcext:value-type="float">
            <text:p>0.01323386465674</text:p>
          </table:table-cell>
        </table:table-row>
        <table:table-row table:style-name="ro1">
          <table:table-cell office:value-type="string" calcext:value-type="string">
            <text:p>IND71+AllViolence</text:p>
          </table:table-cell>
          <table:table-cell office:value-type="string" calcext:value-type="string">
            <text:p>AllViolence</text:p>
          </table:table-cell>
          <table:table-cell office:value-type="string" calcext:value-type="string">
            <text:p>IND71</text:p>
          </table:table-cell>
          <table:table-cell table:number-columns-repeated="3" office:value-type="float" office:value="0.337029852643649" calcext:value-type="float">
            <text:p>0.337029852643649</text:p>
          </table:table-cell>
          <table:table-cell office:value-type="string" calcext:value-type="string">
            <text:p>IND71+AllViolence</text:p>
          </table:table-cell>
          <table:table-cell office:value-type="string" calcext:value-type="string">
            <text:p>???</text:p>
          </table:table-cell>
          <table:table-cell office:value-type="float" office:value="0.310250755472126" calcext:value-type="float">
            <text:p>0.310250755472126</text:p>
          </table:table-cell>
          <table:table-cell/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71</text:p>
          </table:table-cell>
          <table:table-cell office:value-type="string" calcext:value-type="string">
            <text:p>I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AllViolence</text:p>
          </table:table-cell>
          <table:table-cell office:value-type="float" office:value="0.310250755472126" calcext:value-type="float">
            <text:p>0.310250755472126</text:p>
          </table:table-cell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Violence</text:p>
          </table:table-cell>
          <table:table-cell office:value-type="float" office:value="0.026779097171523" calcext:value-type="float">
            <text:p>0.026779097171523</text:p>
          </table:table-cell>
        </table:table-row>
        <table:table-row table:style-name="ro1">
          <table:table-cell office:value-type="string" calcext:value-type="string">
            <text:p>IDN63+BasicWater</text:p>
          </table:table-cell>
          <table:table-cell office:value-type="string" calcext:value-type="string">
            <text:p>BasicWater</text:p>
          </table:table-cell>
          <table:table-cell office:value-type="string" calcext:value-type="string">
            <text:p>IDN63</text:p>
          </table:table-cell>
          <table:table-cell table:number-columns-repeated="3" office:value-type="float" office:value="0.666620736341137" calcext:value-type="float">
            <text:p>0.666620736341137</text:p>
          </table:table-cell>
          <table:table-cell office:value-type="string" calcext:value-type="string">
            <text:p>IDN63+BasicWater</text:p>
          </table:table-cell>
          <table:table-cell office:value-type="string" calcext:value-type="string">
            <text:p>r</text:p>
          </table:table-cell>
          <table:table-cell office:value-type="float" office:value="0.733168875406207" calcext:value-type="float">
            <text:p>0.733168875406207</text:p>
          </table:table-cell>
          <table:table-cell/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N63</text:p>
          </table:table-cell>
          <table:table-cell office:value-type="string" calcext:value-type="string">
            <text:p>ID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BasicWater</text:p>
          </table:table-cell>
          <table:table-cell office:value-type="float" office:value="0.733168875406207" calcext:value-type="float">
            <text:p>0.733168875406207</text:p>
          </table:table-cell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icWater</text:p>
          </table:table-cell>
          <table:table-cell office:value-type="float" office:value="0.06654813906507" calcext:value-type="float">
            <text:p>0.06654813906507</text:p>
          </table:table-cell>
        </table:table-row>
        <table:table-row table:style-name="ro1">
          <table:table-cell office:value-type="string" calcext:value-type="string">
            <text:p>BGD2019+ContraceptiveMethod</text:p>
          </table:table-cell>
          <table:table-cell office:value-type="string" calcext:value-type="string">
            <text:p>ContraceptiveMethod</text:p>
          </table:table-cell>
          <table:table-cell office:value-type="string" calcext:value-type="string">
            <text:p>BGD2019</text:p>
          </table:table-cell>
          <table:table-cell table:number-columns-repeated="3" office:value-type="float" office:value="0.801665518366682" calcext:value-type="float">
            <text:p>0.801665518366682</text:p>
          </table:table-cell>
          <table:table-cell office:value-type="string" calcext:value-type="string">
            <text:p>BGD2019+ContraceptiveMethod</text:p>
          </table:table-cell>
          <table:table-cell office:value-type="string" calcext:value-type="string">
            <text:p>r</text:p>
          </table:table-cell>
          <table:table-cell office:value-type="float" office:value="0.777750196919147" calcext:value-type="float">
            <text:p>0.777750196919147</text:p>
          </table:table-cell>
          <table:table-cell/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GD2019</text:p>
          </table:table-cell>
          <table:table-cell office:value-type="string" calcext:value-type="string">
            <text:p>Bangladesh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ContraceptiveMethod</text:p>
          </table:table-cell>
          <table:table-cell office:value-type="float" office:value="0.777750196919147" calcext:value-type="float">
            <text:p>0.777750196919147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raceptiveMethod</text:p>
          </table:table-cell>
          <table:table-cell office:value-type="float" office:value="0.0239153214475349" calcext:value-type="float">
            <text:p>0.023915321447535</text:p>
          </table:table-cell>
        </table:table-row>
        <table:table-row table:style-name="ro1">
          <table:table-cell office:value-type="string" calcext:value-type="string">
            <text:p>BTN2010+ContraceptiveMethod</text:p>
          </table:table-cell>
          <table:table-cell office:value-type="string" calcext:value-type="string">
            <text:p>ContraceptiveMethod</text:p>
          </table:table-cell>
          <table:table-cell office:value-type="string" calcext:value-type="string">
            <text:p>BTN2010</text:p>
          </table:table-cell>
          <table:table-cell table:number-columns-repeated="3" office:value-type="float" office:value="0.780597514224693" calcext:value-type="float">
            <text:p>0.780597514224693</text:p>
          </table:table-cell>
          <table:table-cell office:value-type="string" calcext:value-type="string">
            <text:p>BTN2010+ContraceptiveMethod</text:p>
          </table:table-cell>
          <table:table-cell office:value-type="string" calcext:value-type="string">
            <text:p>r</text:p>
          </table:table-cell>
          <table:table-cell office:value-type="float" office:value="0.833263503098628" calcext:value-type="float">
            <text:p>0.833263503098628</text:p>
          </table:table-cell>
          <table:table-cell/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N2010</text:p>
          </table:table-cell>
          <table:table-cell office:value-type="string" calcext:value-type="string">
            <text:p>Bhutan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ContraceptiveMethod</text:p>
          </table:table-cell>
          <table:table-cell office:value-type="float" office:value="0.833263503098628" calcext:value-type="float">
            <text:p>0.833263503098628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raceptiveMethod</text:p>
          </table:table-cell>
          <table:table-cell office:value-type="float" office:value="0.0526659888739349" calcext:value-type="float">
            <text:p>0.052665988873935</text:p>
          </table:table-cell>
        </table:table-row>
        <table:table-row table:style-name="ro1">
          <table:table-cell office:value-type="string" calcext:value-type="string">
            <text:p>GEO2018+ContraceptiveMethod</text:p>
          </table:table-cell>
          <table:table-cell office:value-type="string" calcext:value-type="string">
            <text:p>ContraceptiveMethod</text:p>
          </table:table-cell>
          <table:table-cell office:value-type="string" calcext:value-type="string">
            <text:p>GEO2018</text:p>
          </table:table-cell>
          <table:table-cell table:number-columns-repeated="3" office:value-type="float" office:value="0.484609849905267" calcext:value-type="float">
            <text:p>0.484609849905267</text:p>
          </table:table-cell>
          <table:table-cell office:value-type="string" calcext:value-type="string">
            <text:p>GEO2018+ContraceptiveMethod</text:p>
          </table:table-cell>
          <table:table-cell office:value-type="string" calcext:value-type="string">
            <text:p>r</text:p>
          </table:table-cell>
          <table:table-cell office:value-type="float" office:value="0.499032295394907" calcext:value-type="float">
            <text:p>0.499032295394907</text:p>
          </table:table-cell>
          <table:table-cell/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O2018</text:p>
          </table:table-cell>
          <table:table-cell office:value-type="string" calcext:value-type="string">
            <text:p>Georg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ContraceptiveMethod</text:p>
          </table:table-cell>
          <table:table-cell office:value-type="float" office:value="0.499032295394907" calcext:value-type="float">
            <text:p>0.499032295394907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raceptiveMethod</text:p>
          </table:table-cell>
          <table:table-cell office:value-type="float" office:value="0.01442244548964" calcext:value-type="float">
            <text:p>0.01442244548964</text:p>
          </table:table-cell>
        </table:table-row>
        <table:table-row table:style-name="ro1">
          <table:table-cell office:value-type="string" calcext:value-type="string">
            <text:p>KAZ2010+ContraceptiveMethod</text:p>
          </table:table-cell>
          <table:table-cell office:value-type="string" calcext:value-type="string">
            <text:p>ContraceptiveMethod</text:p>
          </table:table-cell>
          <table:table-cell office:value-type="string" calcext:value-type="string">
            <text:p>KAZ2010</text:p>
          </table:table-cell>
          <table:table-cell table:number-columns-repeated="3" office:value-type="float" office:value="0.720750352377936" calcext:value-type="float">
            <text:p>0.720750352377936</text:p>
          </table:table-cell>
          <table:table-cell office:value-type="string" calcext:value-type="string">
            <text:p>KAZ2010+ContraceptiveMethod</text:p>
          </table:table-cell>
          <table:table-cell office:value-type="string" calcext:value-type="string">
            <text:p>r</text:p>
          </table:table-cell>
          <table:table-cell office:value-type="float" office:value="0.795693215675604" calcext:value-type="float">
            <text:p>0.795693215675604</text:p>
          </table:table-cell>
          <table:table-cell/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Z2010</text:p>
          </table:table-cell>
          <table:table-cell office:value-type="string" calcext:value-type="string">
            <text:p>Kazakhstan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ContraceptiveMethod</text:p>
          </table:table-cell>
          <table:table-cell office:value-type="float" office:value="0.795693215675604" calcext:value-type="float">
            <text:p>0.795693215675604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raceptiveMethod</text:p>
          </table:table-cell>
          <table:table-cell office:value-type="float" office:value="0.074942863297668" calcext:value-type="float">
            <text:p>0.074942863297668</text:p>
          </table:table-cell>
        </table:table-row>
        <table:table-row table:style-name="ro1">
          <table:table-cell office:value-type="string" calcext:value-type="string">
            <text:p>KAZ2015+ContraceptiveMethod</text:p>
          </table:table-cell>
          <table:table-cell office:value-type="string" calcext:value-type="string">
            <text:p>ContraceptiveMethod</text:p>
          </table:table-cell>
          <table:table-cell office:value-type="string" calcext:value-type="string">
            <text:p>KAZ2015</text:p>
          </table:table-cell>
          <table:table-cell table:number-columns-repeated="3" office:value-type="float" office:value="0.761480341452003" calcext:value-type="float">
            <text:p>0.761480341452003</text:p>
          </table:table-cell>
          <table:table-cell office:value-type="string" calcext:value-type="string">
            <text:p>KAZ2015+ContraceptiveMethod</text:p>
          </table:table-cell>
          <table:table-cell office:value-type="string" calcext:value-type="string">
            <text:p>r</text:p>
          </table:table-cell>
          <table:table-cell office:value-type="float" office:value="0.826094739203046" calcext:value-type="float">
            <text:p>0.826094739203046</text:p>
          </table:table-cell>
          <table:table-cell/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Z2015</text:p>
          </table:table-cell>
          <table:table-cell office:value-type="string" calcext:value-type="string">
            <text:p>Kazakhst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ContraceptiveMethod</text:p>
          </table:table-cell>
          <table:table-cell office:value-type="float" office:value="0.826094739203046" calcext:value-type="float">
            <text:p>0.826094739203046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raceptiveMethod</text:p>
          </table:table-cell>
          <table:table-cell office:value-type="float" office:value="0.0646143977510429" calcext:value-type="float">
            <text:p>0.064614397751043</text:p>
          </table:table-cell>
        </table:table-row>
        <table:table-row table:style-name="ro1">
          <table:table-cell office:value-type="string" calcext:value-type="string">
            <text:p>KGZ2014+ContraceptiveMethod</text:p>
          </table:table-cell>
          <table:table-cell office:value-type="string" calcext:value-type="string">
            <text:p>ContraceptiveMethod</text:p>
          </table:table-cell>
          <table:table-cell office:value-type="string" calcext:value-type="string">
            <text:p>KGZ2014</text:p>
          </table:table-cell>
          <table:table-cell table:number-columns-repeated="3" office:value-type="float" office:value="0.710896118237976" calcext:value-type="float">
            <text:p>0.710896118237976</text:p>
          </table:table-cell>
          <table:table-cell office:value-type="string" calcext:value-type="string">
            <text:p>KGZ2014+ContraceptiveMethod</text:p>
          </table:table-cell>
          <table:table-cell office:value-type="string" calcext:value-type="string">
            <text:p>r</text:p>
          </table:table-cell>
          <table:table-cell office:value-type="float" office:value="0.658838769258248" calcext:value-type="float">
            <text:p>0.658838769258248</text:p>
          </table:table-cell>
          <table:table-cell/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Z2014</text:p>
          </table:table-cell>
          <table:table-cell office:value-type="string" calcext:value-type="string">
            <text:p>Kyrgyzst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ContraceptiveMethod</text:p>
          </table:table-cell>
          <table:table-cell office:value-type="float" office:value="0.658838769258248" calcext:value-type="float">
            <text:p>0.658838769258248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raceptiveMethod</text:p>
          </table:table-cell>
          <table:table-cell office:value-type="float" office:value="0.052057348979728" calcext:value-type="float">
            <text:p>0.052057348979728</text:p>
          </table:table-cell>
        </table:table-row>
        <table:table-row table:style-name="ro1">
          <table:table-cell office:value-type="string" calcext:value-type="string">
            <text:p>KGZ2018+ContraceptiveMethod</text:p>
          </table:table-cell>
          <table:table-cell office:value-type="string" calcext:value-type="string">
            <text:p>ContraceptiveMethod</text:p>
          </table:table-cell>
          <table:table-cell office:value-type="string" calcext:value-type="string">
            <text:p>KGZ2018</text:p>
          </table:table-cell>
          <table:table-cell table:number-columns-repeated="3" office:value-type="float" office:value="0.751507628377114" calcext:value-type="float">
            <text:p>0.751507628377114</text:p>
          </table:table-cell>
          <table:table-cell office:value-type="string" calcext:value-type="string">
            <text:p>KGZ2018+ContraceptiveMethod</text:p>
          </table:table-cell>
          <table:table-cell office:value-type="string" calcext:value-type="string">
            <text:p>r</text:p>
          </table:table-cell>
          <table:table-cell office:value-type="float" office:value="0.655926624019176" calcext:value-type="float">
            <text:p>0.655926624019176</text:p>
          </table:table-cell>
          <table:table-cell/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Z2018</text:p>
          </table:table-cell>
          <table:table-cell office:value-type="string" calcext:value-type="string">
            <text:p>Kyrgyzsta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ContraceptiveMethod</text:p>
          </table:table-cell>
          <table:table-cell office:value-type="float" office:value="0.655926624019176" calcext:value-type="float">
            <text:p>0.655926624019176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raceptiveMethod</text:p>
          </table:table-cell>
          <table:table-cell office:value-type="float" office:value="0.095581004357938" calcext:value-type="float">
            <text:p>0.095581004357938</text:p>
          </table:table-cell>
        </table:table-row>
        <table:table-row table:style-name="ro1">
          <table:table-cell office:value-type="string" calcext:value-type="string">
            <text:p>KIR2019+ContraceptiveMethod</text:p>
          </table:table-cell>
          <table:table-cell office:value-type="string" calcext:value-type="string">
            <text:p>ContraceptiveMethod</text:p>
          </table:table-cell>
          <table:table-cell office:value-type="string" calcext:value-type="string">
            <text:p>KIR2019</text:p>
          </table:table-cell>
          <table:table-cell table:number-columns-repeated="3" office:value-type="float" office:value="0.510893524517726" calcext:value-type="float">
            <text:p>0.510893524517726</text:p>
          </table:table-cell>
          <table:table-cell office:value-type="string" calcext:value-type="string">
            <text:p>KIR2019+ContraceptiveMethod</text:p>
          </table:table-cell>
          <table:table-cell office:value-type="string" calcext:value-type="string">
            <text:p>r</text:p>
          </table:table-cell>
          <table:table-cell office:value-type="float" office:value="0.52256350549907" calcext:value-type="float">
            <text:p>0.52256350549907</text:p>
          </table:table-cell>
          <table:table-cell/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R2019</text:p>
          </table:table-cell>
          <table:table-cell office:value-type="string" calcext:value-type="string">
            <text:p>Kiribati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ContraceptiveMethod</text:p>
          </table:table-cell>
          <table:table-cell office:value-type="float" office:value="0.52256350549907" calcext:value-type="float">
            <text:p>0.52256350549907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raceptiveMethod</text:p>
          </table:table-cell>
          <table:table-cell office:value-type="float" office:value="0.0116699809813441" calcext:value-type="float">
            <text:p>0.011669980981344</text:p>
          </table:table-cell>
        </table:table-row>
        <table:table-row table:style-name="ro1">
          <table:table-cell office:value-type="string" calcext:value-type="string">
            <text:p>LAO2017+ContraceptiveMethod</text:p>
          </table:table-cell>
          <table:table-cell office:value-type="string" calcext:value-type="string">
            <text:p>ContraceptiveMethod</text:p>
          </table:table-cell>
          <table:table-cell office:value-type="string" calcext:value-type="string">
            <text:p>LAO2017</text:p>
          </table:table-cell>
          <table:table-cell table:number-columns-repeated="3" office:value-type="float" office:value="0.747030156732502" calcext:value-type="float">
            <text:p>0.747030156732502</text:p>
          </table:table-cell>
          <table:table-cell office:value-type="string" calcext:value-type="string">
            <text:p>LAO2017+ContraceptiveMethod</text:p>
          </table:table-cell>
          <table:table-cell office:value-type="string" calcext:value-type="string">
            <text:p>r</text:p>
          </table:table-cell>
          <table:table-cell office:value-type="float" office:value="0.720176249672101" calcext:value-type="float">
            <text:p>0.720176249672101</text:p>
          </table:table-cell>
          <table:table-cell/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O2017</text:p>
          </table:table-cell>
          <table:table-cell office:value-type="string" calcext:value-type="string">
            <text:p>La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ContraceptiveMethod</text:p>
          </table:table-cell>
          <table:table-cell office:value-type="float" office:value="0.720176249672101" calcext:value-type="float">
            <text:p>0.720176249672101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raceptiveMethod</text:p>
          </table:table-cell>
          <table:table-cell office:value-type="float" office:value="0.0268539070604009" calcext:value-type="float">
            <text:p>0.026853907060401</text:p>
          </table:table-cell>
        </table:table-row>
        <table:table-row table:style-name="ro1">
          <table:table-cell office:value-type="string" calcext:value-type="string">
            <text:p>MNG2018+ContraceptiveMethod</text:p>
          </table:table-cell>
          <table:table-cell office:value-type="string" calcext:value-type="string">
            <text:p>ContraceptiveMethod</text:p>
          </table:table-cell>
          <table:table-cell office:value-type="string" calcext:value-type="string">
            <text:p>MNG2018</text:p>
          </table:table-cell>
          <table:table-cell table:number-columns-repeated="3" office:value-type="float" office:value="0.626233327949087" calcext:value-type="float">
            <text:p>0.626233327949087</text:p>
          </table:table-cell>
          <table:table-cell office:value-type="string" calcext:value-type="string">
            <text:p>MNG2018+ContraceptiveMethod</text:p>
          </table:table-cell>
          <table:table-cell office:value-type="string" calcext:value-type="string">
            <text:p>r</text:p>
          </table:table-cell>
          <table:table-cell office:value-type="float" office:value="0.648244981907991" calcext:value-type="float">
            <text:p>0.648244981907991</text:p>
          </table:table-cell>
          <table:table-cell/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NG2018</text:p>
          </table:table-cell>
          <table:table-cell office:value-type="string" calcext:value-type="string">
            <text:p>Mongol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ContraceptiveMethod</text:p>
          </table:table-cell>
          <table:table-cell office:value-type="float" office:value="0.648244981907991" calcext:value-type="float">
            <text:p>0.648244981907991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raceptiveMethod</text:p>
          </table:table-cell>
          <table:table-cell office:value-type="float" office:value="0.0220116539589039" calcext:value-type="float">
            <text:p>0.022011653958904</text:p>
          </table:table-cell>
        </table:table-row>
        <table:table-row table:style-name="ro1">
          <table:table-cell office:value-type="string" calcext:value-type="string">
            <text:p>NPL2019+ContraceptiveMethod</text:p>
          </table:table-cell>
          <table:table-cell office:value-type="string" calcext:value-type="string">
            <text:p>ContraceptiveMethod</text:p>
          </table:table-cell>
          <table:table-cell office:value-type="string" calcext:value-type="string">
            <text:p>NPL2019</text:p>
          </table:table-cell>
          <table:table-cell table:number-columns-repeated="3" office:value-type="float" office:value="0.623181168832404" calcext:value-type="float">
            <text:p>0.623181168832404</text:p>
          </table:table-cell>
          <table:table-cell office:value-type="string" calcext:value-type="string">
            <text:p>NPL2019+ContraceptiveMethod</text:p>
          </table:table-cell>
          <table:table-cell office:value-type="string" calcext:value-type="string">
            <text:p>r</text:p>
          </table:table-cell>
          <table:table-cell office:value-type="float" office:value="0.607177222262393" calcext:value-type="float">
            <text:p>0.607177222262393</text:p>
          </table:table-cell>
          <table:table-cell/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PL2019</text:p>
          </table:table-cell>
          <table:table-cell office:value-type="string" calcext:value-type="string">
            <text:p>Nepa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ContraceptiveMethod</text:p>
          </table:table-cell>
          <table:table-cell office:value-type="float" office:value="0.607177222262393" calcext:value-type="float">
            <text:p>0.607177222262393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raceptiveMethod</text:p>
          </table:table-cell>
          <table:table-cell office:value-type="float" office:value="0.016003946570011" calcext:value-type="float">
            <text:p>0.016003946570011</text:p>
          </table:table-cell>
        </table:table-row>
        <table:table-row table:style-name="ro1">
          <table:table-cell office:value-type="string" calcext:value-type="string">
            <text:p>THA2012+ContraceptiveMethod</text:p>
          </table:table-cell>
          <table:table-cell office:value-type="string" calcext:value-type="string">
            <text:p>ContraceptiveMethod</text:p>
          </table:table-cell>
          <table:table-cell office:value-type="string" calcext:value-type="string">
            <text:p>THA2012</text:p>
          </table:table-cell>
          <table:table-cell table:number-columns-repeated="3" office:value-type="float" office:value="0.877041704408235" calcext:value-type="float">
            <text:p>0.877041704408235</text:p>
          </table:table-cell>
          <table:table-cell office:value-type="string" calcext:value-type="string">
            <text:p>THA2012+ContraceptiveMethod</text:p>
          </table:table-cell>
          <table:table-cell office:value-type="string" calcext:value-type="string">
            <text:p>r</text:p>
          </table:table-cell>
          <table:table-cell office:value-type="float" office:value="0.897350367126219" calcext:value-type="float">
            <text:p>0.897350367126219</text:p>
          </table:table-cell>
          <table:table-cell/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A2012</text:p>
          </table:table-cell>
          <table:table-cell office:value-type="string" calcext:value-type="string">
            <text:p>Thailand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ContraceptiveMethod</text:p>
          </table:table-cell>
          <table:table-cell office:value-type="float" office:value="0.897350367126219" calcext:value-type="float">
            <text:p>0.897350367126219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raceptiveMethod</text:p>
          </table:table-cell>
          <table:table-cell office:value-type="float" office:value="0.0203086627179839" calcext:value-type="float">
            <text:p>0.020308662717984</text:p>
          </table:table-cell>
        </table:table-row>
        <table:table-row table:style-name="ro1">
          <table:table-cell office:value-type="string" calcext:value-type="string">
            <text:p>THA2015+ContraceptiveMethod</text:p>
          </table:table-cell>
          <table:table-cell office:value-type="string" calcext:value-type="string">
            <text:p>ContraceptiveMethod</text:p>
          </table:table-cell>
          <table:table-cell office:value-type="string" calcext:value-type="string">
            <text:p>THA2015</text:p>
          </table:table-cell>
          <table:table-cell table:number-columns-repeated="3" office:value-type="float" office:value="0.904280505519109" calcext:value-type="float">
            <text:p>0.904280505519109</text:p>
          </table:table-cell>
          <table:table-cell office:value-type="string" calcext:value-type="string">
            <text:p>THA2015+ContraceptiveMethod</text:p>
          </table:table-cell>
          <table:table-cell office:value-type="string" calcext:value-type="string">
            <text:p>r</text:p>
          </table:table-cell>
          <table:table-cell office:value-type="float" office:value="0.887732428791499" calcext:value-type="float">
            <text:p>0.887732428791499</text:p>
          </table:table-cell>
          <table:table-cell/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A2015</text:p>
          </table:table-cell>
          <table:table-cell office:value-type="string" calcext:value-type="string">
            <text:p>Thailan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ContraceptiveMethod</text:p>
          </table:table-cell>
          <table:table-cell office:value-type="float" office:value="0.887732428791499" calcext:value-type="float">
            <text:p>0.887732428791499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raceptiveMethod</text:p>
          </table:table-cell>
          <table:table-cell office:value-type="float" office:value="0.0165480767276099" calcext:value-type="float">
            <text:p>0.01654807672761</text:p>
          </table:table-cell>
        </table:table-row>
        <table:table-row table:style-name="ro1">
          <table:table-cell office:value-type="string" calcext:value-type="string">
            <text:p>THA2019+ContraceptiveMethod</text:p>
          </table:table-cell>
          <table:table-cell office:value-type="string" calcext:value-type="string">
            <text:p>ContraceptiveMethod</text:p>
          </table:table-cell>
          <table:table-cell office:value-type="string" calcext:value-type="string">
            <text:p>THA2019</text:p>
          </table:table-cell>
          <table:table-cell table:number-columns-repeated="3" office:value-type="float" office:value="0.896702675836142" calcext:value-type="float">
            <text:p>0.896702675836142</text:p>
          </table:table-cell>
          <table:table-cell office:value-type="string" calcext:value-type="string">
            <text:p>THA2019+ContraceptiveMethod</text:p>
          </table:table-cell>
          <table:table-cell office:value-type="string" calcext:value-type="string">
            <text:p>r</text:p>
          </table:table-cell>
          <table:table-cell office:value-type="float" office:value="0.871496106825998" calcext:value-type="float">
            <text:p>0.871496106825998</text:p>
          </table:table-cell>
          <table:table-cell/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A2019</text:p>
          </table:table-cell>
          <table:table-cell office:value-type="string" calcext:value-type="string">
            <text:p>Thailand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ContraceptiveMethod</text:p>
          </table:table-cell>
          <table:table-cell office:value-type="float" office:value="0.871496106825998" calcext:value-type="float">
            <text:p>0.871496106825998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raceptiveMethod</text:p>
          </table:table-cell>
          <table:table-cell office:value-type="float" office:value="0.0252065690101441" calcext:value-type="float">
            <text:p>0.025206569010144</text:p>
          </table:table-cell>
        </table:table-row>
        <table:table-row table:style-name="ro1">
          <table:table-cell office:value-type="string" calcext:value-type="string">
            <text:p>TKM2015+ContraceptiveMethod</text:p>
          </table:table-cell>
          <table:table-cell office:value-type="string" calcext:value-type="string">
            <text:p>ContraceptiveMethod</text:p>
          </table:table-cell>
          <table:table-cell office:value-type="string" calcext:value-type="string">
            <text:p>TKM2015</text:p>
          </table:table-cell>
          <table:table-cell table:number-columns-repeated="3" office:value-type="float" office:value="0.726455217062118" calcext:value-type="float">
            <text:p>0.726455217062118</text:p>
          </table:table-cell>
          <table:table-cell office:value-type="string" calcext:value-type="string">
            <text:p>TKM2015+ContraceptiveMethod</text:p>
          </table:table-cell>
          <table:table-cell office:value-type="string" calcext:value-type="string">
            <text:p>r</text:p>
          </table:table-cell>
          <table:table-cell office:value-type="float" office:value="0.754421814768206" calcext:value-type="float">
            <text:p>0.754421814768206</text:p>
          </table:table-cell>
          <table:table-cell/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KM2015</text:p>
          </table:table-cell>
          <table:table-cell office:value-type="string" calcext:value-type="string">
            <text:p>Turkmenist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ContraceptiveMethod</text:p>
          </table:table-cell>
          <table:table-cell office:value-type="float" office:value="0.754421814768206" calcext:value-type="float">
            <text:p>0.754421814768206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raceptiveMethod</text:p>
          </table:table-cell>
          <table:table-cell office:value-type="float" office:value="0.027966597706088" calcext:value-type="float">
            <text:p>0.027966597706088</text:p>
          </table:table-cell>
        </table:table-row>
        <table:table-row table:style-name="ro1">
          <table:table-cell office:value-type="string" calcext:value-type="string">
            <text:p>TKM2019+ContraceptiveMethod</text:p>
          </table:table-cell>
          <table:table-cell office:value-type="string" calcext:value-type="string">
            <text:p>ContraceptiveMethod</text:p>
          </table:table-cell>
          <table:table-cell office:value-type="string" calcext:value-type="string">
            <text:p>TKM2019</text:p>
          </table:table-cell>
          <table:table-cell table:number-columns-repeated="3" office:value-type="float" office:value="0.797248535834408" calcext:value-type="float">
            <text:p>0.797248535834408</text:p>
          </table:table-cell>
          <table:table-cell office:value-type="string" calcext:value-type="string">
            <text:p>TKM2019+ContraceptiveMethod</text:p>
          </table:table-cell>
          <table:table-cell office:value-type="string" calcext:value-type="string">
            <text:p>r</text:p>
          </table:table-cell>
          <table:table-cell office:value-type="float" office:value="0.785914130033308" calcext:value-type="float">
            <text:p>0.785914130033308</text:p>
          </table:table-cell>
          <table:table-cell/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KM2019</text:p>
          </table:table-cell>
          <table:table-cell office:value-type="string" calcext:value-type="string">
            <text:p>Turkmenista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ContraceptiveMethod</text:p>
          </table:table-cell>
          <table:table-cell office:value-type="float" office:value="0.785914130033308" calcext:value-type="float">
            <text:p>0.785914130033308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raceptiveMethod</text:p>
          </table:table-cell>
          <table:table-cell office:value-type="float" office:value="0.0113344058011" calcext:value-type="float">
            <text:p>0.0113344058011</text:p>
          </table:table-cell>
        </table:table-row>
        <table:table-row table:style-name="ro1">
          <table:table-cell office:value-type="string" calcext:value-type="string">
            <text:p>TON2019+ContraceptiveMethod</text:p>
          </table:table-cell>
          <table:table-cell office:value-type="string" calcext:value-type="string">
            <text:p>ContraceptiveMethod</text:p>
          </table:table-cell>
          <table:table-cell office:value-type="string" calcext:value-type="string">
            <text:p>TON2019</text:p>
          </table:table-cell>
          <table:table-cell office:value-type="float" office:value="0.458512304097032" calcext:value-type="float">
            <text:p>0.458512304097032</text:p>
          </table:table-cell>
          <table:table-cell office:value-type="float" office:value="0.459139720899018" calcext:value-type="float">
            <text:p>0.459139720899018</text:p>
          </table:table-cell>
          <table:table-cell office:value-type="float" office:value="0.457257470493059" calcext:value-type="float">
            <text:p>0.457257470493059</text:p>
          </table:table-cell>
          <table:table-cell office:value-type="string" calcext:value-type="string">
            <text:p>TON2019+ContraceptiveMethod</text:p>
          </table:table-cell>
          <table:table-cell office:value-type="string" calcext:value-type="string">
            <text:p>r</text:p>
          </table:table-cell>
          <table:table-cell office:value-type="float" office:value="0.498718826693259" calcext:value-type="float">
            <text:p>0.498718826693259</text:p>
          </table:table-cell>
          <table:table-cell/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N2019</text:p>
          </table:table-cell>
          <table:table-cell office:value-type="string" calcext:value-type="string">
            <text:p>Tong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ContraceptiveMethod</text:p>
          </table:table-cell>
          <table:table-cell office:value-type="float" office:value="0.498718826693259" calcext:value-type="float">
            <text:p>0.498718826693259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raceptiveMethod</text:p>
          </table:table-cell>
          <table:table-cell office:value-type="float" office:value="0.040206522596227" calcext:value-type="float">
            <text:p>0.040206522596227</text:p>
          </table:table-cell>
        </table:table-row>
        <table:table-row table:style-name="ro1">
          <table:table-cell office:value-type="string" calcext:value-type="string">
            <text:p>IDN71+Covid</text:p>
          </table:table-cell>
          <table:table-cell office:value-type="string" calcext:value-type="string">
            <text:p>Covid</text:p>
          </table:table-cell>
          <table:table-cell office:value-type="string" calcext:value-type="string">
            <text:p>IDN71</text:p>
          </table:table-cell>
          <table:table-cell table:number-columns-repeated="3" office:value-type="float" office:value="0.473064839868526" calcext:value-type="float">
            <text:p>0.473064839868526</text:p>
          </table:table-cell>
          <table:table-cell office:value-type="string" calcext:value-type="string">
            <text:p>IDN71+Covid</text:p>
          </table:table-cell>
          <table:table-cell office:value-type="string" calcext:value-type="string">
            <text:p>r</text:p>
          </table:table-cell>
          <table:table-cell office:value-type="float" office:value="0.451023117457078" calcext:value-type="float">
            <text:p>0.451023117457078</text:p>
          </table:table-cell>
          <table:table-cell/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N71</text:p>
          </table:table-cell>
          <table:table-cell office:value-type="string" calcext:value-type="string">
            <text:p>ID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Covid</text:p>
          </table:table-cell>
          <table:table-cell office:value-type="float" office:value="0.451023117457078" calcext:value-type="float">
            <text:p>0.451023117457078</text:p>
          </table:table-cell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vid</text:p>
          </table:table-cell>
          <table:table-cell office:value-type="float" office:value="0.022041722411448" calcext:value-type="float">
            <text:p>0.022041722411448</text:p>
          </table:table-cell>
        </table:table-row>
        <table:table-row table:style-name="ro1">
          <table:table-cell office:value-type="string" calcext:value-type="string">
            <text:p>BGD2019+HigherEducation2535</text:p>
          </table:table-cell>
          <table:table-cell office:value-type="string" calcext:value-type="string">
            <text:p>HigherEducation2535</text:p>
          </table:table-cell>
          <table:table-cell office:value-type="string" calcext:value-type="string">
            <text:p>BGD2019</text:p>
          </table:table-cell>
          <table:table-cell table:number-columns-repeated="3" office:value-type="float" office:value="0.139375946403001" calcext:value-type="float">
            <text:p>0.139375946403001</text:p>
          </table:table-cell>
          <table:table-cell office:value-type="string" calcext:value-type="string">
            <text:p>BGD2019+HigherEducation2535</text:p>
          </table:table-cell>
          <table:table-cell office:value-type="string" calcext:value-type="string">
            <text:p>r</text:p>
          </table:table-cell>
          <table:table-cell office:value-type="float" office:value="0.122708646918002" calcext:value-type="float">
            <text:p>0.122708646918002</text:p>
          </table:table-cell>
          <table:table-cell/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GD2019</text:p>
          </table:table-cell>
          <table:table-cell office:value-type="string" calcext:value-type="string">
            <text:p>Bangladesh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HigherEducation2535</text:p>
          </table:table-cell>
          <table:table-cell office:value-type="float" office:value="0.122708646918002" calcext:value-type="float">
            <text:p>0.122708646918002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rEducation2535</text:p>
          </table:table-cell>
          <table:table-cell office:value-type="float" office:value="0.016667299484999" calcext:value-type="float">
            <text:p>0.016667299484999</text:p>
          </table:table-cell>
        </table:table-row>
        <table:table-row table:style-name="ro1">
          <table:table-cell office:value-type="string" calcext:value-type="string">
            <text:p>PNG70+HigherEducation2535</text:p>
          </table:table-cell>
          <table:table-cell office:value-type="string" calcext:value-type="string">
            <text:p>HigherEducation2535</text:p>
          </table:table-cell>
          <table:table-cell office:value-type="string" calcext:value-type="string">
            <text:p>PNG70</text:p>
          </table:table-cell>
          <table:table-cell table:number-columns-repeated="3" office:value-type="float" office:value="0.060597623897485" calcext:value-type="float">
            <text:p>0.060597623897485</text:p>
          </table:table-cell>
          <table:table-cell office:value-type="string" calcext:value-type="string">
            <text:p>PNG70+HigherEducation2535</text:p>
          </table:table-cell>
          <table:table-cell office:value-type="string" calcext:value-type="string">
            <text:p>r</text:p>
          </table:table-cell>
          <table:table-cell office:value-type="float" office:value="0.0843065542501262" calcext:value-type="float">
            <text:p>0.084306554250126</text:p>
          </table:table-cell>
          <table:table-cell/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70</text:p>
          </table:table-cell>
          <table:table-cell office:value-type="string" calcext:value-type="string">
            <text:p>PG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HigherEducation2535</text:p>
          </table:table-cell>
          <table:table-cell office:value-type="float" office:value="0.0843065542501262" calcext:value-type="float">
            <text:p>0.084306554250126</text:p>
          </table:table-cell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rEducation2535</text:p>
          </table:table-cell>
          <table:table-cell office:value-type="float" office:value="0.0237089303526412" calcext:value-type="float">
            <text:p>0.023708930352641</text:p>
          </table:table-cell>
        </table:table-row>
        <table:table-row table:style-name="ro1">
          <table:table-cell office:value-type="string" calcext:value-type="string">
            <text:p>THA2019+HigherEducation2535</text:p>
          </table:table-cell>
          <table:table-cell office:value-type="string" calcext:value-type="string">
            <text:p>HigherEducation2535</text:p>
          </table:table-cell>
          <table:table-cell office:value-type="string" calcext:value-type="string">
            <text:p>THA2019</text:p>
          </table:table-cell>
          <table:table-cell table:number-columns-repeated="3" office:value-type="float" office:value="0.427881822348306" calcext:value-type="float">
            <text:p>0.427881822348306</text:p>
          </table:table-cell>
          <table:table-cell office:value-type="string" calcext:value-type="string">
            <text:p>THA2019+HigherEducation2535</text:p>
          </table:table-cell>
          <table:table-cell office:value-type="string" calcext:value-type="string">
            <text:p>r</text:p>
          </table:table-cell>
          <table:table-cell office:value-type="float" office:value="0.416082133627744" calcext:value-type="float">
            <text:p>0.416082133627744</text:p>
          </table:table-cell>
          <table:table-cell/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A2019</text:p>
          </table:table-cell>
          <table:table-cell office:value-type="string" calcext:value-type="string">
            <text:p>Thailand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HigherEducation2535</text:p>
          </table:table-cell>
          <table:table-cell office:value-type="float" office:value="0.416082133627744" calcext:value-type="float">
            <text:p>0.416082133627744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rEducation2535</text:p>
          </table:table-cell>
          <table:table-cell office:value-type="float" office:value="0.011799688720562" calcext:value-type="float">
            <text:p>0.011799688720562</text:p>
          </table:table-cell>
        </table:table-row>
        <table:table-row table:style-name="ro1">
          <table:table-cell office:value-type="string" calcext:value-type="string">
            <text:p>BGD2019+HigherEducation35plus</text:p>
          </table:table-cell>
          <table:table-cell office:value-type="string" calcext:value-type="string">
            <text:p>HigherEducation35plus</text:p>
          </table:table-cell>
          <table:table-cell office:value-type="string" calcext:value-type="string">
            <text:p>BGD2019</text:p>
          </table:table-cell>
          <table:table-cell table:number-columns-repeated="3" office:value-type="float" office:value="0.092508652445143" calcext:value-type="float">
            <text:p>0.092508652445143</text:p>
          </table:table-cell>
          <table:table-cell office:value-type="string" calcext:value-type="string">
            <text:p>BGD2019+HigherEducation35plus</text:p>
          </table:table-cell>
          <table:table-cell office:value-type="string" calcext:value-type="string">
            <text:p>r</text:p>
          </table:table-cell>
          <table:table-cell office:value-type="float" office:value="0.0503277999345164" calcext:value-type="float">
            <text:p>0.050327799934516</text:p>
          </table:table-cell>
          <table:table-cell/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GD2019</text:p>
          </table:table-cell>
          <table:table-cell office:value-type="string" calcext:value-type="string">
            <text:p>Bangladesh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HigherEducation35plus</text:p>
          </table:table-cell>
          <table:table-cell office:value-type="float" office:value="0.0503277999345164" calcext:value-type="float">
            <text:p>0.050327799934516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rEducation35plus</text:p>
          </table:table-cell>
          <table:table-cell office:value-type="float" office:value="0.0421808525106266" calcext:value-type="float">
            <text:p>0.042180852510627</text:p>
          </table:table-cell>
        </table:table-row>
        <table:table-row table:style-name="ro1">
          <table:table-cell office:value-type="string" calcext:value-type="string">
            <text:p>PNG70+HigherEducation35plus</text:p>
          </table:table-cell>
          <table:table-cell office:value-type="string" calcext:value-type="string">
            <text:p>HigherEducation35plus</text:p>
          </table:table-cell>
          <table:table-cell office:value-type="string" calcext:value-type="string">
            <text:p>PNG70</text:p>
          </table:table-cell>
          <table:table-cell table:number-columns-repeated="3" office:value-type="float" office:value="0.049720798633631" calcext:value-type="float">
            <text:p>0.049720798633631</text:p>
          </table:table-cell>
          <table:table-cell office:value-type="string" calcext:value-type="string">
            <text:p>PNG70+HigherEducation35plus</text:p>
          </table:table-cell>
          <table:table-cell office:value-type="string" calcext:value-type="string">
            <text:p>r</text:p>
          </table:table-cell>
          <table:table-cell office:value-type="float" office:value="0.0746358973488089" calcext:value-type="float">
            <text:p>0.074635897348809</text:p>
          </table:table-cell>
          <table:table-cell/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70</text:p>
          </table:table-cell>
          <table:table-cell office:value-type="string" calcext:value-type="string">
            <text:p>PG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HigherEducation35plus</text:p>
          </table:table-cell>
          <table:table-cell office:value-type="float" office:value="0.0746358973488089" calcext:value-type="float">
            <text:p>0.074635897348809</text:p>
          </table:table-cell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rEducation35plus</text:p>
          </table:table-cell>
          <table:table-cell office:value-type="float" office:value="0.0249150987151779" calcext:value-type="float">
            <text:p>0.024915098715178</text:p>
          </table:table-cell>
        </table:table-row>
        <table:table-row table:style-name="ro1">
          <table:table-cell office:value-type="string" calcext:value-type="string">
            <text:p>THA2019+HigherEducation35plus</text:p>
          </table:table-cell>
          <table:table-cell office:value-type="string" calcext:value-type="string">
            <text:p>HigherEducation35plus</text:p>
          </table:table-cell>
          <table:table-cell office:value-type="string" calcext:value-type="string">
            <text:p>THA2019</text:p>
          </table:table-cell>
          <table:table-cell table:number-columns-repeated="3" office:value-type="float" office:value="0.197681498797051" calcext:value-type="float">
            <text:p>0.197681498797051</text:p>
          </table:table-cell>
          <table:table-cell office:value-type="string" calcext:value-type="string">
            <text:p>THA2019+HigherEducation35plus</text:p>
          </table:table-cell>
          <table:table-cell office:value-type="string" calcext:value-type="string">
            <text:p>r</text:p>
          </table:table-cell>
          <table:table-cell office:value-type="float" office:value="0.187446727872721" calcext:value-type="float">
            <text:p>0.187446727872721</text:p>
          </table:table-cell>
          <table:table-cell/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A2019</text:p>
          </table:table-cell>
          <table:table-cell office:value-type="string" calcext:value-type="string">
            <text:p>Thailand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HigherEducation35plus</text:p>
          </table:table-cell>
          <table:table-cell office:value-type="float" office:value="0.187446727872721" calcext:value-type="float">
            <text:p>0.187446727872721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rEducation35plus</text:p>
          </table:table-cell>
          <table:table-cell office:value-type="float" office:value="0.01023477092433" calcext:value-type="float">
            <text:p>0.01023477092433</text:p>
          </table:table-cell>
        </table:table-row>
        <table:table-row table:style-name="ro1">
          <table:table-cell office:value-type="string" calcext:value-type="string">
            <text:p>KGZ2018+InternetUse</text:p>
          </table:table-cell>
          <table:table-cell office:value-type="string" calcext:value-type="string">
            <text:p>InternetUse</text:p>
          </table:table-cell>
          <table:table-cell office:value-type="string" calcext:value-type="string">
            <text:p>KGZ2018</text:p>
          </table:table-cell>
          <table:table-cell office:value-type="float" office:value="0.801521011896051" calcext:value-type="float">
            <text:p>0.801521011896051</text:p>
          </table:table-cell>
          <table:table-cell office:value-type="float" office:value="0.828172262320733" calcext:value-type="float">
            <text:p>0.828172262320733</text:p>
          </table:table-cell>
          <table:table-cell office:value-type="float" office:value="0.774869761471368" calcext:value-type="float">
            <text:p>0.774869761471368</text:p>
          </table:table-cell>
          <table:table-cell office:value-type="string" calcext:value-type="string">
            <text:p>KGZ2018+InternetUse</text:p>
          </table:table-cell>
          <table:table-cell office:value-type="string" calcext:value-type="string">
            <text:p>r</text:p>
          </table:table-cell>
          <table:table-cell office:value-type="float" office:value="0.774869761471368" calcext:value-type="float">
            <text:p>0.774869761471368</text:p>
          </table:table-cell>
          <table:table-cell/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Z2018</text:p>
          </table:table-cell>
          <table:table-cell office:value-type="string" calcext:value-type="string">
            <text:p>Kyrgyzsta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InternetUse</text:p>
          </table:table-cell>
          <table:table-cell office:value-type="float" office:value="0.774869761471368" calcext:value-type="float">
            <text:p>0.774869761471368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ernetUse</text:p>
          </table:table-cell>
          <table:table-cell office:value-type="float" office:value="0.026651250424683" calcext:value-type="float">
            <text:p>0.026651250424683</text:p>
          </table:table-cell>
        </table:table-row>
        <table:table-row table:style-name="ro1">
          <table:table-cell office:value-type="string" calcext:value-type="string">
            <text:p>LAO2017+InternetUse</text:p>
          </table:table-cell>
          <table:table-cell office:value-type="string" calcext:value-type="string">
            <text:p>InternetUse</text:p>
          </table:table-cell>
          <table:table-cell office:value-type="string" calcext:value-type="string">
            <text:p>LAO2017</text:p>
          </table:table-cell>
          <table:table-cell office:value-type="float" office:value="0.353668620554868" calcext:value-type="float">
            <text:p>0.353668620554868</text:p>
          </table:table-cell>
          <table:table-cell office:value-type="float" office:value="0.427447361468681" calcext:value-type="float">
            <text:p>0.427447361468681</text:p>
          </table:table-cell>
          <table:table-cell office:value-type="float" office:value="0.279889879641056" calcext:value-type="float">
            <text:p>0.279889879641056</text:p>
          </table:table-cell>
          <table:table-cell office:value-type="string" calcext:value-type="string">
            <text:p>LAO2017+InternetUse</text:p>
          </table:table-cell>
          <table:table-cell office:value-type="string" calcext:value-type="string">
            <text:p>r</text:p>
          </table:table-cell>
          <table:table-cell office:value-type="float" office:value="0.272738177460341" calcext:value-type="float">
            <text:p>0.272738177460341</text:p>
          </table:table-cell>
          <table:table-cell/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O2017</text:p>
          </table:table-cell>
          <table:table-cell office:value-type="string" calcext:value-type="string">
            <text:p>La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InternetUse</text:p>
          </table:table-cell>
          <table:table-cell office:value-type="float" office:value="0.272738177460341" calcext:value-type="float">
            <text:p>0.272738177460341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ernetUse</text:p>
          </table:table-cell>
          <table:table-cell office:value-type="float" office:value="0.080930443094527" calcext:value-type="float">
            <text:p>0.080930443094527</text:p>
          </table:table-cell>
        </table:table-row>
        <table:table-row table:style-name="ro1">
          <table:table-cell office:value-type="string" calcext:value-type="string">
            <text:p>MNG2013+InternetUse</text:p>
          </table:table-cell>
          <table:table-cell office:value-type="string" calcext:value-type="string">
            <text:p>InternetUse</text:p>
          </table:table-cell>
          <table:table-cell office:value-type="string" calcext:value-type="string">
            <text:p>MNG2013</text:p>
          </table:table-cell>
          <table:table-cell table:number-columns-repeated="3" office:value-type="float" office:value="0.733293573634621" calcext:value-type="float">
            <text:p>0.733293573634621</text:p>
          </table:table-cell>
          <table:table-cell office:value-type="string" calcext:value-type="string">
            <text:p>MNG2013+InternetUse</text:p>
          </table:table-cell>
          <table:table-cell office:value-type="string" calcext:value-type="string">
            <text:p>r</text:p>
          </table:table-cell>
          <table:table-cell office:value-type="float" office:value="0.722058917039393" calcext:value-type="float">
            <text:p>0.722058917039393</text:p>
          </table:table-cell>
          <table:table-cell/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NG2013</text:p>
          </table:table-cell>
          <table:table-cell office:value-type="string" calcext:value-type="string">
            <text:p>Mongoli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InternetUse</text:p>
          </table:table-cell>
          <table:table-cell office:value-type="float" office:value="0.722058917039393" calcext:value-type="float">
            <text:p>0.722058917039393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ernetUse</text:p>
          </table:table-cell>
          <table:table-cell office:value-type="float" office:value="0.011234656595228" calcext:value-type="float">
            <text:p>0.011234656595228</text:p>
          </table:table-cell>
        </table:table-row>
        <table:table-row table:style-name="ro1">
          <table:table-cell office:value-type="string" calcext:value-type="string">
            <text:p>MNG2018+InternetUse</text:p>
          </table:table-cell>
          <table:table-cell office:value-type="string" calcext:value-type="string">
            <text:p>InternetUse</text:p>
          </table:table-cell>
          <table:table-cell office:value-type="string" calcext:value-type="string">
            <text:p>MNG2018</text:p>
          </table:table-cell>
          <table:table-cell office:value-type="float" office:value="0.790960849705352" calcext:value-type="float">
            <text:p>0.790960849705352</text:p>
          </table:table-cell>
          <table:table-cell office:value-type="float" office:value="0.874289861035796" calcext:value-type="float">
            <text:p>0.874289861035796</text:p>
          </table:table-cell>
          <table:table-cell office:value-type="float" office:value="0.707631838374909" calcext:value-type="float">
            <text:p>0.707631838374909</text:p>
          </table:table-cell>
          <table:table-cell office:value-type="string" calcext:value-type="string">
            <text:p>MNG2018+InternetUse</text:p>
          </table:table-cell>
          <table:table-cell office:value-type="string" calcext:value-type="string">
            <text:p>r</text:p>
          </table:table-cell>
          <table:table-cell office:value-type="float" office:value="0.67998716160063" calcext:value-type="float">
            <text:p>0.67998716160063</text:p>
          </table:table-cell>
          <table:table-cell/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NG2018</text:p>
          </table:table-cell>
          <table:table-cell office:value-type="string" calcext:value-type="string">
            <text:p>Mongol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InternetUse</text:p>
          </table:table-cell>
          <table:table-cell office:value-type="float" office:value="0.67998716160063" calcext:value-type="float">
            <text:p>0.67998716160063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ernetUse</text:p>
          </table:table-cell>
          <table:table-cell office:value-type="float" office:value="0.110973688104722" calcext:value-type="float">
            <text:p>0.110973688104722</text:p>
          </table:table-cell>
        </table:table-row>
        <table:table-row table:style-name="ro1">
          <table:table-cell office:value-type="string" calcext:value-type="string">
            <text:p>IDN71+MobilePhone</text:p>
          </table:table-cell>
          <table:table-cell office:value-type="string" calcext:value-type="string">
            <text:p>MobilePhone</text:p>
          </table:table-cell>
          <table:table-cell office:value-type="string" calcext:value-type="string">
            <text:p>IDN71</text:p>
          </table:table-cell>
          <table:table-cell office:value-type="float" office:value="0.825036577599898" calcext:value-type="float">
            <text:p>0.825036577599898</text:p>
          </table:table-cell>
          <table:table-cell office:value-type="float" office:value="0.889944510291197" calcext:value-type="float">
            <text:p>0.889944510291197</text:p>
          </table:table-cell>
          <table:table-cell office:value-type="float" office:value="0.792582611254248" calcext:value-type="float">
            <text:p>0.792582611254248</text:p>
          </table:table-cell>
          <table:table-cell office:value-type="string" calcext:value-type="string">
            <text:p>IDN71+MobilePhone</text:p>
          </table:table-cell>
          <table:table-cell office:value-type="string" calcext:value-type="string">
            <text:p>r</text:p>
          </table:table-cell>
          <table:table-cell office:value-type="float" office:value="0.783655093700369" calcext:value-type="float">
            <text:p>0.783655093700369</text:p>
          </table:table-cell>
          <table:table-cell/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N71</text:p>
          </table:table-cell>
          <table:table-cell office:value-type="string" calcext:value-type="string">
            <text:p>ID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MobilePhone</text:p>
          </table:table-cell>
          <table:table-cell office:value-type="float" office:value="0.783655093700369" calcext:value-type="float">
            <text:p>0.783655093700369</text:p>
          </table:table-cell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bilePhone</text:p>
          </table:table-cell>
          <table:table-cell office:value-type="float" office:value="0.041381483899529" calcext:value-type="float">
            <text:p>0.041381483899529</text:p>
          </table:table-cell>
        </table:table-row>
        <table:table-row table:style-name="ro1">
          <table:table-cell office:value-type="string" calcext:value-type="string">
            <text:p>IND71+MobilePhone</text:p>
          </table:table-cell>
          <table:table-cell office:value-type="string" calcext:value-type="string">
            <text:p>MobilePhone</text:p>
          </table:table-cell>
          <table:table-cell office:value-type="string" calcext:value-type="string">
            <text:p>IND71</text:p>
          </table:table-cell>
          <table:table-cell office:value-type="float" office:value="0.607128825762715" calcext:value-type="float">
            <text:p>0.607128825762715</text:p>
          </table:table-cell>
          <table:table-cell office:value-type="float" office:value="0.903969705574918" calcext:value-type="float">
            <text:p>0.903969705574918</text:p>
          </table:table-cell>
          <table:table-cell office:value-type="float" office:value="0.458708385856613" calcext:value-type="float">
            <text:p>0.458708385856613</text:p>
          </table:table-cell>
          <table:table-cell office:value-type="string" calcext:value-type="string">
            <text:p>IND71+MobilePhone</text:p>
          </table:table-cell>
          <table:table-cell office:value-type="string" calcext:value-type="string">
            <text:p>r</text:p>
          </table:table-cell>
          <table:table-cell office:value-type="float" office:value="0.458708385856613" calcext:value-type="float">
            <text:p>0.458708385856613</text:p>
          </table:table-cell>
          <table:table-cell/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71</text:p>
          </table:table-cell>
          <table:table-cell office:value-type="string" calcext:value-type="string">
            <text:p>I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MobilePhone</text:p>
          </table:table-cell>
          <table:table-cell office:value-type="float" office:value="0.458708385856613" calcext:value-type="float">
            <text:p>0.458708385856613</text:p>
          </table:table-cell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bilePhone</text:p>
          </table:table-cell>
          <table:table-cell office:value-type="float" office:value="0.148420439906102" calcext:value-type="float">
            <text:p>0.148420439906102</text:p>
          </table:table-cell>
        </table:table-row>
        <table:table-row table:style-name="ro1">
          <table:table-cell office:value-type="string" calcext:value-type="string">
            <text:p>KGZ2018+MobilePhone</text:p>
          </table:table-cell>
          <table:table-cell office:value-type="string" calcext:value-type="string">
            <text:p>MobilePhone</text:p>
          </table:table-cell>
          <table:table-cell office:value-type="string" calcext:value-type="string">
            <text:p>KGZ2018</text:p>
          </table:table-cell>
          <table:table-cell office:value-type="float" office:value="0.905237337888019" calcext:value-type="float">
            <text:p>0.905237337888019</text:p>
          </table:table-cell>
          <table:table-cell office:value-type="float" office:value="0.932849143470769" calcext:value-type="float">
            <text:p>0.932849143470769</text:p>
          </table:table-cell>
          <table:table-cell office:value-type="float" office:value="0.87762553230527" calcext:value-type="float">
            <text:p>0.87762553230527</text:p>
          </table:table-cell>
          <table:table-cell office:value-type="string" calcext:value-type="string">
            <text:p>KGZ2018+MobilePhone</text:p>
          </table:table-cell>
          <table:table-cell office:value-type="string" calcext:value-type="string">
            <text:p>r</text:p>
          </table:table-cell>
          <table:table-cell office:value-type="float" office:value="0.932849143470769" calcext:value-type="float">
            <text:p>0.932849143470769</text:p>
          </table:table-cell>
          <table:table-cell/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Z2018</text:p>
          </table:table-cell>
          <table:table-cell office:value-type="string" calcext:value-type="string">
            <text:p>Kyrgyzsta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MobilePhone</text:p>
          </table:table-cell>
          <table:table-cell office:value-type="float" office:value="0.932849143470769" calcext:value-type="float">
            <text:p>0.932849143470769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bilePhone</text:p>
          </table:table-cell>
          <table:table-cell office:value-type="float" office:value="0.02761180558275" calcext:value-type="float">
            <text:p>0.02761180558275</text:p>
          </table:table-cell>
        </table:table-row>
        <table:table-row table:style-name="ro1">
          <table:table-cell office:value-type="string" calcext:value-type="string">
            <text:p>KHM61+MobilePhone</text:p>
          </table:table-cell>
          <table:table-cell office:value-type="string" calcext:value-type="string">
            <text:p>MobilePhone</text:p>
          </table:table-cell>
          <table:table-cell office:value-type="string" calcext:value-type="string">
            <text:p>KHM61</text:p>
          </table:table-cell>
          <table:table-cell table:number-columns-repeated="3" office:value-type="float" office:value="0.619469625996464" calcext:value-type="float">
            <text:p>0.619469625996464</text:p>
          </table:table-cell>
          <table:table-cell office:value-type="string" calcext:value-type="string">
            <text:p>KHM61+MobilePhone</text:p>
          </table:table-cell>
          <table:table-cell office:value-type="string" calcext:value-type="string">
            <text:p>r</text:p>
          </table:table-cell>
          <table:table-cell office:value-type="float" office:value="0.66985577219125" calcext:value-type="float">
            <text:p>0.66985577219125</text:p>
          </table:table-cell>
          <table:table-cell/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HM61</text:p>
          </table:table-cell>
          <table:table-cell office:value-type="string" calcext:value-type="string">
            <text:p>KH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MobilePhone</text:p>
          </table:table-cell>
          <table:table-cell office:value-type="float" office:value="0.66985577219125" calcext:value-type="float">
            <text:p>0.66985577219125</text:p>
          </table:table-cell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bilePhone</text:p>
          </table:table-cell>
          <table:table-cell office:value-type="float" office:value="0.050386146194786" calcext:value-type="float">
            <text:p>0.050386146194786</text:p>
          </table:table-cell>
        </table:table-row>
        <table:table-row table:style-name="ro1">
          <table:table-cell office:value-type="string" calcext:value-type="string">
            <text:p>KHM72+MobilePhone</text:p>
          </table:table-cell>
          <table:table-cell office:value-type="string" calcext:value-type="string">
            <text:p>MobilePhone</text:p>
          </table:table-cell>
          <table:table-cell office:value-type="string" calcext:value-type="string">
            <text:p>KHM72</text:p>
          </table:table-cell>
          <table:table-cell table:number-columns-repeated="3" office:value-type="float" office:value="0.872042493988892" calcext:value-type="float">
            <text:p>0.872042493988892</text:p>
          </table:table-cell>
          <table:table-cell office:value-type="string" calcext:value-type="string">
            <text:p>KHM72+MobilePhone</text:p>
          </table:table-cell>
          <table:table-cell office:value-type="string" calcext:value-type="string">
            <text:p>r</text:p>
          </table:table-cell>
          <table:table-cell office:value-type="float" office:value="0.90443842959901" calcext:value-type="float">
            <text:p>0.90443842959901</text:p>
          </table:table-cell>
          <table:table-cell/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HM72</text:p>
          </table:table-cell>
          <table:table-cell office:value-type="string" calcext:value-type="string">
            <text:p>KH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MobilePhone</text:p>
          </table:table-cell>
          <table:table-cell office:value-type="float" office:value="0.90443842959901" calcext:value-type="float">
            <text:p>0.90443842959901</text:p>
          </table:table-cell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bilePhone</text:p>
          </table:table-cell>
          <table:table-cell office:value-type="float" office:value="0.032395935610118" calcext:value-type="float">
            <text:p>0.032395935610118</text:p>
          </table:table-cell>
        </table:table-row>
        <table:table-row table:style-name="ro1">
          <table:table-cell office:value-type="string" calcext:value-type="string">
            <text:p>MDV71+MobilePhone</text:p>
          </table:table-cell>
          <table:table-cell office:value-type="string" calcext:value-type="string">
            <text:p>MobilePhone</text:p>
          </table:table-cell>
          <table:table-cell office:value-type="string" calcext:value-type="string">
            <text:p>MDV71</text:p>
          </table:table-cell>
          <table:table-cell office:value-type="float" office:value="0.968382384990177" calcext:value-type="float">
            <text:p>0.968382384990177</text:p>
          </table:table-cell>
          <table:table-cell office:value-type="float" office:value="0.987095368577905" calcext:value-type="float">
            <text:p>0.987095368577905</text:p>
          </table:table-cell>
          <table:table-cell office:value-type="float" office:value="0.959025893196313" calcext:value-type="float">
            <text:p>0.959025893196313</text:p>
          </table:table-cell>
          <table:table-cell office:value-type="string" calcext:value-type="string">
            <text:p>MDV71+MobilePhone</text:p>
          </table:table-cell>
          <table:table-cell office:value-type="string" calcext:value-type="string">
            <text:p>r</text:p>
          </table:table-cell>
          <table:table-cell office:value-type="float" office:value="0.954525748804114" calcext:value-type="float">
            <text:p>0.954525748804114</text:p>
          </table:table-cell>
          <table:table-cell/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V71</text:p>
          </table:table-cell>
          <table:table-cell office:value-type="string" calcext:value-type="string">
            <text:p>MV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MobilePhone</text:p>
          </table:table-cell>
          <table:table-cell office:value-type="float" office:value="0.954525748804114" calcext:value-type="float">
            <text:p>0.954525748804114</text:p>
          </table:table-cell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bilePhone</text:p>
          </table:table-cell>
          <table:table-cell office:value-type="float" office:value="0.013856636186063" calcext:value-type="float">
            <text:p>0.013856636186063</text:p>
          </table:table-cell>
        </table:table-row>
        <table:table-row table:style-name="ro1">
          <table:table-cell office:value-type="string" calcext:value-type="string">
            <text:p>NPL2019+MobilePhone</text:p>
          </table:table-cell>
          <table:table-cell office:value-type="string" calcext:value-type="string">
            <text:p>MobilePhone</text:p>
          </table:table-cell>
          <table:table-cell office:value-type="string" calcext:value-type="string">
            <text:p>NPL2019</text:p>
          </table:table-cell>
          <table:table-cell office:value-type="float" office:value="0.713584713379394" calcext:value-type="float">
            <text:p>0.713584713379394</text:p>
          </table:table-cell>
          <table:table-cell office:value-type="float" office:value="0.824487894705111" calcext:value-type="float">
            <text:p>0.824487894705111</text:p>
          </table:table-cell>
          <table:table-cell office:value-type="float" office:value="0.602681532053678" calcext:value-type="float">
            <text:p>0.602681532053678</text:p>
          </table:table-cell>
          <table:table-cell office:value-type="string" calcext:value-type="string">
            <text:p>NPL2019+MobilePhone</text:p>
          </table:table-cell>
          <table:table-cell office:value-type="string" calcext:value-type="string">
            <text:p>r</text:p>
          </table:table-cell>
          <table:table-cell office:value-type="float" office:value="0.824487894705111" calcext:value-type="float">
            <text:p>0.824487894705111</text:p>
          </table:table-cell>
          <table:table-cell/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PL2019</text:p>
          </table:table-cell>
          <table:table-cell office:value-type="string" calcext:value-type="string">
            <text:p>Nepa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MobilePhone</text:p>
          </table:table-cell>
          <table:table-cell office:value-type="float" office:value="0.824487894705111" calcext:value-type="float">
            <text:p>0.824487894705111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bilePhone</text:p>
          </table:table-cell>
          <table:table-cell office:value-type="float" office:value="0.110903181325717" calcext:value-type="float">
            <text:p>0.110903181325717</text:p>
          </table:table-cell>
        </table:table-row>
        <table:table-row table:style-name="ro1">
          <table:table-cell office:value-type="string" calcext:value-type="string">
            <text:p>NPL7H+MobilePhone</text:p>
          </table:table-cell>
          <table:table-cell office:value-type="string" calcext:value-type="string">
            <text:p>MobilePhone</text:p>
          </table:table-cell>
          <table:table-cell office:value-type="string" calcext:value-type="string">
            <text:p>NPL7H</text:p>
          </table:table-cell>
          <table:table-cell office:value-type="float" office:value="0.820414799222377" calcext:value-type="float">
            <text:p>0.820414799222377</text:p>
          </table:table-cell>
          <table:table-cell office:value-type="float" office:value="0.928477238937154" calcext:value-type="float">
            <text:p>0.928477238937154</text:p>
          </table:table-cell>
          <table:table-cell office:value-type="float" office:value="0.766383579364989" calcext:value-type="float">
            <text:p>0.766383579364989</text:p>
          </table:table-cell>
          <table:table-cell office:value-type="string" calcext:value-type="string">
            <text:p>NPL7H+MobilePhone</text:p>
          </table:table-cell>
          <table:table-cell office:value-type="string" calcext:value-type="string">
            <text:p>r</text:p>
          </table:table-cell>
          <table:table-cell office:value-type="float" office:value="0.726326577822998" calcext:value-type="float">
            <text:p>0.726326577822998</text:p>
          </table:table-cell>
          <table:table-cell/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PL7H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7H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MobilePhone</text:p>
          </table:table-cell>
          <table:table-cell office:value-type="float" office:value="0.726326577822998" calcext:value-type="float">
            <text:p>0.726326577822998</text:p>
          </table:table-cell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bilePhone</text:p>
          </table:table-cell>
          <table:table-cell office:value-type="float" office:value="0.094088221399379" calcext:value-type="float">
            <text:p>0.094088221399379</text:p>
          </table:table-cell>
        </table:table-row>
        <table:table-row table:style-name="ro1">
          <table:table-cell office:value-type="string" calcext:value-type="string">
            <text:p>PAK71+MobilePhone</text:p>
          </table:table-cell>
          <table:table-cell office:value-type="string" calcext:value-type="string">
            <text:p>MobilePhone</text:p>
          </table:table-cell>
          <table:table-cell office:value-type="string" calcext:value-type="string">
            <text:p>PAK71</text:p>
          </table:table-cell>
          <table:table-cell office:value-type="float" office:value="0.646445479519919" calcext:value-type="float">
            <text:p>0.646445479519919</text:p>
          </table:table-cell>
          <table:table-cell office:value-type="float" office:value="0.938508517612553" calcext:value-type="float">
            <text:p>0.938508517612553</text:p>
          </table:table-cell>
          <table:table-cell office:value-type="float" office:value="0.500413960473602" calcext:value-type="float">
            <text:p>0.500413960473602</text:p>
          </table:table-cell>
          <table:table-cell office:value-type="string" calcext:value-type="string">
            <text:p>PAK71+MobilePhone</text:p>
          </table:table-cell>
          <table:table-cell office:value-type="string" calcext:value-type="string">
            <text:p>r</text:p>
          </table:table-cell>
          <table:table-cell office:value-type="float" office:value="0.391822728414003" calcext:value-type="float">
            <text:p>0.391822728414003</text:p>
          </table:table-cell>
          <table:table-cell/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K71</text:p>
          </table:table-cell>
          <table:table-cell office:value-type="string" calcext:value-type="string">
            <text:p>PK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MobilePhone</text:p>
          </table:table-cell>
          <table:table-cell office:value-type="float" office:value="0.391822728414003" calcext:value-type="float">
            <text:p>0.391822728414003</text:p>
          </table:table-cell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bilePhone</text:p>
          </table:table-cell>
          <table:table-cell office:value-type="float" office:value="0.254622751105916" calcext:value-type="float">
            <text:p>0.254622751105916</text:p>
          </table:table-cell>
        </table:table-row>
        <table:table-row table:style-name="ro1">
          <table:table-cell office:value-type="string" calcext:value-type="string">
            <text:p>PHL70+MobilePhone</text:p>
          </table:table-cell>
          <table:table-cell office:value-type="string" calcext:value-type="string">
            <text:p>MobilePhone</text:p>
          </table:table-cell>
          <table:table-cell office:value-type="string" calcext:value-type="string">
            <text:p>PHL70</text:p>
          </table:table-cell>
          <table:table-cell office:value-type="float" office:value="0.867974447673645" calcext:value-type="float">
            <text:p>0.867974447673645</text:p>
          </table:table-cell>
          <table:table-cell office:value-type="float" office:value="0.888296048101755" calcext:value-type="float">
            <text:p>0.888296048101755</text:p>
          </table:table-cell>
          <table:table-cell office:value-type="float" office:value="0.85781364745959" calcext:value-type="float">
            <text:p>0.85781364745959</text:p>
          </table:table-cell>
          <table:table-cell office:value-type="string" calcext:value-type="string">
            <text:p>PHL70+MobilePhone</text:p>
          </table:table-cell>
          <table:table-cell office:value-type="string" calcext:value-type="string">
            <text:p>r</text:p>
          </table:table-cell>
          <table:table-cell office:value-type="float" office:value="0.85781364745959" calcext:value-type="float">
            <text:p>0.85781364745959</text:p>
          </table:table-cell>
          <table:table-cell/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L70</text:p>
          </table:table-cell>
          <table:table-cell office:value-type="string" calcext:value-type="string">
            <text:p>PH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MobilePhone</text:p>
          </table:table-cell>
          <table:table-cell office:value-type="float" office:value="0.85781364745959" calcext:value-type="float">
            <text:p>0.85781364745959</text:p>
          </table:table-cell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bilePhone</text:p>
          </table:table-cell>
          <table:table-cell office:value-type="float" office:value="0.010160800214055" calcext:value-type="float">
            <text:p>0.010160800214055</text:p>
          </table:table-cell>
        </table:table-row>
        <table:table-row table:style-name="ro1">
          <table:table-cell office:value-type="string" calcext:value-type="string">
            <text:p>PNG70+MobilePhone</text:p>
          </table:table-cell>
          <table:table-cell office:value-type="string" calcext:value-type="string">
            <text:p>MobilePhone</text:p>
          </table:table-cell>
          <table:table-cell office:value-type="string" calcext:value-type="string">
            <text:p>PNG70</text:p>
          </table:table-cell>
          <table:table-cell office:value-type="float" office:value="0.450431729486781" calcext:value-type="float">
            <text:p>0.450431729486781</text:p>
          </table:table-cell>
          <table:table-cell office:value-type="float" office:value="0.563448568597676" calcext:value-type="float">
            <text:p>0.563448568597676</text:p>
          </table:table-cell>
          <table:table-cell office:value-type="float" office:value="0.393923309931334" calcext:value-type="float">
            <text:p>0.393923309931334</text:p>
          </table:table-cell>
          <table:table-cell office:value-type="string" calcext:value-type="string">
            <text:p>PNG70+MobilePhone</text:p>
          </table:table-cell>
          <table:table-cell office:value-type="string" calcext:value-type="string">
            <text:p>r</text:p>
          </table:table-cell>
          <table:table-cell office:value-type="float" office:value="0.341354263599575" calcext:value-type="float">
            <text:p>0.341354263599575</text:p>
          </table:table-cell>
          <table:table-cell/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70</text:p>
          </table:table-cell>
          <table:table-cell office:value-type="string" calcext:value-type="string">
            <text:p>PG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MobilePhone</text:p>
          </table:table-cell>
          <table:table-cell office:value-type="float" office:value="0.341354263599575" calcext:value-type="float">
            <text:p>0.341354263599575</text:p>
          </table:table-cell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bilePhone</text:p>
          </table:table-cell>
          <table:table-cell office:value-type="float" office:value="0.109077465887206" calcext:value-type="float">
            <text:p>0.109077465887206</text:p>
          </table:table-cell>
        </table:table-row>
        <table:table-row table:style-name="ro1">
          <table:table-cell office:value-type="string" calcext:value-type="string">
            <text:p>TJK70+MobilePhone</text:p>
          </table:table-cell>
          <table:table-cell office:value-type="string" calcext:value-type="string">
            <text:p>MobilePhone</text:p>
          </table:table-cell>
          <table:table-cell office:value-type="string" calcext:value-type="string">
            <text:p>TJK70</text:p>
          </table:table-cell>
          <table:table-cell office:value-type="float" office:value="0.679054269850739" calcext:value-type="float">
            <text:p>0.679054269850739</text:p>
          </table:table-cell>
          <table:table-cell office:value-type="float" office:value="0.962500815292339" calcext:value-type="float">
            <text:p>0.962500815292339</text:p>
          </table:table-cell>
          <table:table-cell office:value-type="float" office:value="0.537330997129939" calcext:value-type="float">
            <text:p>0.537330997129939</text:p>
          </table:table-cell>
          <table:table-cell office:value-type="string" calcext:value-type="string">
            <text:p>TJK70+MobilePhone</text:p>
          </table:table-cell>
          <table:table-cell office:value-type="string" calcext:value-type="string">
            <text:p>r</text:p>
          </table:table-cell>
          <table:table-cell office:value-type="float" office:value="0.537330997129939" calcext:value-type="float">
            <text:p>0.537330997129939</text:p>
          </table:table-cell>
          <table:table-cell/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JK70</text:p>
          </table:table-cell>
          <table:table-cell office:value-type="string" calcext:value-type="string">
            <text:p>TJ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MobilePhone</text:p>
          </table:table-cell>
          <table:table-cell office:value-type="float" office:value="0.537330997129939" calcext:value-type="float">
            <text:p>0.537330997129939</text:p>
          </table:table-cell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bilePhone</text:p>
          </table:table-cell>
          <table:table-cell office:value-type="float" office:value="0.1417232727208" calcext:value-type="float">
            <text:p>0.1417232727208</text:p>
          </table:table-cell>
        </table:table-row>
        <table:table-row table:style-name="ro1">
          <table:table-cell office:value-type="string" calcext:value-type="string">
            <text:p>TLS71+MobilePhone</text:p>
          </table:table-cell>
          <table:table-cell office:value-type="string" calcext:value-type="string">
            <text:p>MobilePhone</text:p>
          </table:table-cell>
          <table:table-cell office:value-type="string" calcext:value-type="string">
            <text:p>TLS71</text:p>
          </table:table-cell>
          <table:table-cell office:value-type="float" office:value="0.737044049564638" calcext:value-type="float">
            <text:p>0.737044049564638</text:p>
          </table:table-cell>
          <table:table-cell office:value-type="float" office:value="0.842556714475633" calcext:value-type="float">
            <text:p>0.842556714475633</text:p>
          </table:table-cell>
          <table:table-cell office:value-type="float" office:value="0.684287717109141" calcext:value-type="float">
            <text:p>0.684287717109141</text:p>
          </table:table-cell>
          <table:table-cell office:value-type="string" calcext:value-type="string">
            <text:p>TLS71+MobilePhone</text:p>
          </table:table-cell>
          <table:table-cell office:value-type="string" calcext:value-type="string">
            <text:p>r</text:p>
          </table:table-cell>
          <table:table-cell office:value-type="float" office:value="0.655816568946809" calcext:value-type="float">
            <text:p>0.655816568946809</text:p>
          </table:table-cell>
          <table:table-cell/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LS71</text:p>
          </table:table-cell>
          <table:table-cell office:value-type="string" calcext:value-type="string">
            <text:p>TL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MobilePhone</text:p>
          </table:table-cell>
          <table:table-cell office:value-type="float" office:value="0.655816568946809" calcext:value-type="float">
            <text:p>0.655816568946809</text:p>
          </table:table-cell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bilePhone</text:p>
          </table:table-cell>
          <table:table-cell office:value-type="float" office:value="0.081227480617829" calcext:value-type="float">
            <text:p>0.081227480617829</text:p>
          </table:table-cell>
        </table:table-row>
        <table:table-row table:style-name="ro1">
          <table:table-cell office:value-type="string" calcext:value-type="string">
            <text:p>VNM2013+MobilePhone</text:p>
          </table:table-cell>
          <table:table-cell office:value-type="string" calcext:value-type="string">
            <text:p>MobilePhone</text:p>
          </table:table-cell>
          <table:table-cell office:value-type="string" calcext:value-type="string">
            <text:p>VNM2013</text:p>
          </table:table-cell>
          <table:table-cell table:number-columns-repeated="3" office:value-type="float" office:value="0.805399795480228" calcext:value-type="float">
            <text:p>0.805399795480228</text:p>
          </table:table-cell>
          <table:table-cell office:value-type="string" calcext:value-type="string">
            <text:p>VNM2013+MobilePhone</text:p>
          </table:table-cell>
          <table:table-cell office:value-type="string" calcext:value-type="string">
            <text:p>r</text:p>
          </table:table-cell>
          <table:table-cell office:value-type="float" office:value="0.818863320535432" calcext:value-type="float">
            <text:p>0.818863320535432</text:p>
          </table:table-cell>
          <table:table-cell/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M2013</text:p>
          </table:table-cell>
          <table:table-cell office:value-type="string" calcext:value-type="string">
            <text:p>VietNam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MobilePhone</text:p>
          </table:table-cell>
          <table:table-cell office:value-type="float" office:value="0.818863320535432" calcext:value-type="float">
            <text:p>0.818863320535432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bilePhone</text:p>
          </table:table-cell>
          <table:table-cell office:value-type="float" office:value="0.013463525055204" calcext:value-type="float">
            <text:p>0.013463525055204</text:p>
          </table:table-cell>
        </table:table-row>
        <table:table-row table:style-name="ro1">
          <table:table-cell office:value-type="string" calcext:value-type="string">
            <text:p>IND71+PhysicalViolence</text:p>
          </table:table-cell>
          <table:table-cell office:value-type="string" calcext:value-type="string">
            <text:p>PhysicalViolence</text:p>
          </table:table-cell>
          <table:table-cell office:value-type="string" calcext:value-type="string">
            <text:p>IND71</text:p>
          </table:table-cell>
          <table:table-cell table:number-columns-repeated="3" office:value-type="float" office:value="0.302266973830274" calcext:value-type="float">
            <text:p>0.302266973830274</text:p>
          </table:table-cell>
          <table:table-cell office:value-type="string" calcext:value-type="string">
            <text:p>IND71+PhysicalViolence</text:p>
          </table:table-cell>
          <table:table-cell office:value-type="string" calcext:value-type="string">
            <text:p>???</text:p>
          </table:table-cell>
          <table:table-cell office:value-type="float" office:value="0.274285124238751" calcext:value-type="float">
            <text:p>0.274285124238751</text:p>
          </table:table-cell>
          <table:table-cell/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71</text:p>
          </table:table-cell>
          <table:table-cell office:value-type="string" calcext:value-type="string">
            <text:p>I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PhysicalViolence</text:p>
          </table:table-cell>
          <table:table-cell office:value-type="float" office:value="0.274285124238751" calcext:value-type="float">
            <text:p>0.274285124238751</text:p>
          </table:table-cell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ysicalViolence</text:p>
          </table:table-cell>
          <table:table-cell office:value-type="float" office:value="0.027981849591523" calcext:value-type="float">
            <text:p>0.027981849591523</text:p>
          </table:table-cell>
        </table:table-row>
        <table:table-row table:style-name="ro1">
          <table:table-cell table:style-name="ce12" office:value-type="string" calcext:value-type="string">
            <text:p>NPL7H+ProfessionalHelp</text:p>
          </table:table-cell>
          <table:table-cell table:style-name="ce12" office:value-type="string" calcext:value-type="string">
            <text:p>ProfessionalHelp</text:p>
          </table:table-cell>
          <table:table-cell table:style-name="ce12" office:value-type="string" calcext:value-type="string">
            <text:p>NPL7H</text:p>
          </table:table-cell>
          <table:table-cell table:number-columns-repeated="3" table:style-name="ce12" office:value-type="float" office:value="0.67355741356582" calcext:value-type="float">
            <text:p>0.67355741356582</text:p>
          </table:table-cell>
          <table:table-cell table:style-name="ce13" office:value-type="string" calcext:value-type="string">
            <text:p>AFG2010+ProfessionalHelp</text:p>
          </table:table-cell>
          <table:table-cell office:value-type="string" calcext:value-type="string">
            <text:p>hdix to mdix</text:p>
          </table:table-cell>
          <table:table-cell table:style-name="ce12" office:value-type="float" office:value="0.640484543490835" calcext:value-type="float">
            <text:p>0.640484543490835</text:p>
          </table:table-cell>
          <table:table-cell/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PL7H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7H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ProfessionalHelp</text:p>
          </table:table-cell>
          <table:table-cell office:value-type="float" office:value="0.640484543490835" calcext:value-type="float">
            <text:p>0.640484543490835</text:p>
          </table:table-cell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fessionalHelp</text:p>
          </table:table-cell>
          <table:table-cell office:value-type="float" office:value="0.0330728700749851" calcext:value-type="float">
            <text:p>0.033072870074985</text:p>
          </table:table-cell>
        </table:table-row>
        <table:table-row table:style-name="ro1">
          <table:table-cell table:style-name="ce12" office:value-type="string" calcext:value-type="string">
            <text:p>PAK71+ProfessionalHelp</text:p>
          </table:table-cell>
          <table:table-cell table:style-name="ce12" office:value-type="string" calcext:value-type="string">
            <text:p>ProfessionalHelp</text:p>
          </table:table-cell>
          <table:table-cell table:style-name="ce12" office:value-type="string" calcext:value-type="string">
            <text:p>PAK71</text:p>
          </table:table-cell>
          <table:table-cell table:number-columns-repeated="3" table:style-name="ce12" office:value-type="float" office:value="0.739688442157317" calcext:value-type="float">
            <text:p>0.739688442157317</text:p>
          </table:table-cell>
          <table:table-cell table:style-name="ce13" office:value-type="string" calcext:value-type="string">
            <text:p>BGD70+ProfessionalHelp</text:p>
          </table:table-cell>
          <table:table-cell office:value-type="string" calcext:value-type="string">
            <text:p>hdix to mdix</text:p>
          </table:table-cell>
          <table:table-cell table:style-name="ce12" office:value-type="float" office:value="0.717314106147024" calcext:value-type="float">
            <text:p>0.717314106147024</text:p>
          </table:table-cell>
          <table:table-cell/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K71</text:p>
          </table:table-cell>
          <table:table-cell office:value-type="string" calcext:value-type="string">
            <text:p>PK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ProfessionalHelp</text:p>
          </table:table-cell>
          <table:table-cell office:value-type="float" office:value="0.717314106147024" calcext:value-type="float">
            <text:p>0.717314106147024</text:p>
          </table:table-cell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fessionalHelp</text:p>
          </table:table-cell>
          <table:table-cell office:value-type="float" office:value="0.022374336010293" calcext:value-type="float">
            <text:p>0.022374336010293</text:p>
          </table:table-cell>
        </table:table-row>
        <table:table-row table:style-name="ro1">
          <table:table-cell table:style-name="ce12" office:value-type="string" calcext:value-type="string">
            <text:p>PHL70+ProfessionalHelp</text:p>
          </table:table-cell>
          <table:table-cell table:style-name="ce12" office:value-type="string" calcext:value-type="string">
            <text:p>ProfessionalHelp</text:p>
          </table:table-cell>
          <table:table-cell table:style-name="ce12" office:value-type="string" calcext:value-type="string">
            <text:p>PHL70</text:p>
          </table:table-cell>
          <table:table-cell table:number-columns-repeated="3" table:style-name="ce12" office:value-type="float" office:value="0.893825565347589" calcext:value-type="float">
            <text:p>0.893825565347589</text:p>
          </table:table-cell>
          <table:table-cell table:style-name="ce13" office:value-type="string" calcext:value-type="string">
            <text:p>KGZ2014+ProfessionalHelp</text:p>
          </table:table-cell>
          <table:table-cell office:value-type="string" calcext:value-type="string">
            <text:p>r</text:p>
          </table:table-cell>
          <table:table-cell table:style-name="ce12" office:value-type="float" office:value="0.877643954458912" calcext:value-type="float">
            <text:p>0.877643954458912</text:p>
          </table:table-cell>
          <table:table-cell/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L70</text:p>
          </table:table-cell>
          <table:table-cell office:value-type="string" calcext:value-type="string">
            <text:p>PH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ProfessionalHelp</text:p>
          </table:table-cell>
          <table:table-cell office:value-type="float" office:value="0.877643954458912" calcext:value-type="float">
            <text:p>0.877643954458912</text:p>
          </table:table-cell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fessionalHelp</text:p>
          </table:table-cell>
          <table:table-cell office:value-type="float" office:value="0.016181610888677" calcext:value-type="float">
            <text:p>0.016181610888677</text:p>
          </table:table-cell>
        </table:table-row>
        <table:table-row table:style-name="ro1">
          <table:table-cell table:style-name="ce12" office:value-type="string" calcext:value-type="string">
            <text:p>THA2015+ProfessionalHelp</text:p>
          </table:table-cell>
          <table:table-cell table:style-name="ce12" office:value-type="string" calcext:value-type="string">
            <text:p>ProfessionalHelp</text:p>
          </table:table-cell>
          <table:table-cell table:style-name="ce12" office:value-type="string" calcext:value-type="string">
            <text:p>THA2015</text:p>
          </table:table-cell>
          <table:table-cell table:number-columns-repeated="3" table:style-name="ce12" office:value-type="float" office:value="0.981184137207074" calcext:value-type="float">
            <text:p>0.981184137207074</text:p>
          </table:table-cell>
          <table:table-cell table:style-name="ce13" office:value-type="string" calcext:value-type="string">
            <text:p>LAO2011+ProfessionalHelp</text:p>
          </table:table-cell>
          <table:table-cell office:value-type="string" calcext:value-type="string">
            <text:p>r</text:p>
          </table:table-cell>
          <table:table-cell table:style-name="ce12" office:value-type="float" office:value="0.991335196445027" calcext:value-type="float">
            <text:p>0.991335196445027</text:p>
          </table:table-cell>
          <table:table-cell/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A2015</text:p>
          </table:table-cell>
          <table:table-cell office:value-type="string" calcext:value-type="string">
            <text:p>Thailan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ProfessionalHelp</text:p>
          </table:table-cell>
          <table:table-cell office:value-type="float" office:value="0.991335196445027" calcext:value-type="float">
            <text:p>0.991335196445027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fessionalHelp</text:p>
          </table:table-cell>
          <table:table-cell office:value-type="float" office:value="0.010151059237953" calcext:value-type="float">
            <text:p>0.010151059237953</text:p>
          </table:table-cell>
        </table:table-row>
        <table:table-row table:style-name="ro1">
          <table:table-cell table:style-name="ce12" office:value-type="string" calcext:value-type="string">
            <text:p>TLS71+ProfessionalHelp</text:p>
          </table:table-cell>
          <table:table-cell table:style-name="ce12" office:value-type="string" calcext:value-type="string">
            <text:p>ProfessionalHelp</text:p>
          </table:table-cell>
          <table:table-cell table:style-name="ce12" office:value-type="string" calcext:value-type="string">
            <text:p>TLS71</text:p>
          </table:table-cell>
          <table:table-cell table:number-columns-repeated="3" table:style-name="ce12" office:value-type="float" office:value="0.629199273199887" calcext:value-type="float">
            <text:p>0.629199273199887</text:p>
          </table:table-cell>
          <table:table-cell office:value-type="string" calcext:value-type="string">
            <text:p>THA2015+ProfessionalHelp</text:p>
          </table:table-cell>
          <table:table-cell office:value-type="string" calcext:value-type="string">
            <text:p>r</text:p>
          </table:table-cell>
          <table:table-cell table:style-name="ce12" office:value-type="float" office:value="0.619186367832693" calcext:value-type="float">
            <text:p>0.619186367832693</text:p>
          </table:table-cell>
          <table:table-cell/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LS71</text:p>
          </table:table-cell>
          <table:table-cell office:value-type="string" calcext:value-type="string">
            <text:p>TL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ProfessionalHelp</text:p>
          </table:table-cell>
          <table:table-cell office:value-type="float" office:value="0.619186367832693" calcext:value-type="float">
            <text:p>0.619186367832693</text:p>
          </table:table-cell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fessionalHelp</text:p>
          </table:table-cell>
          <table:table-cell office:value-type="float" office:value="0.010012905367194" calcext:value-type="float">
            <text:p>0.010012905367194</text:p>
          </table:table-cell>
        </table:table-row>
        <table:table-row table:style-name="ro1">
          <table:table-cell office:value-type="string" calcext:value-type="string">
            <text:p>IDN71+SafeSanitation</text:p>
          </table:table-cell>
          <table:table-cell office:value-type="string" calcext:value-type="string">
            <text:p>SafeSanitation</text:p>
          </table:table-cell>
          <table:table-cell office:value-type="string" calcext:value-type="string">
            <text:p>IDN71</text:p>
          </table:table-cell>
          <table:table-cell table:number-columns-repeated="3" office:value-type="float" office:value="0.714531182151198" calcext:value-type="float">
            <text:p>0.714531182151198</text:p>
          </table:table-cell>
          <table:table-cell office:value-type="string" calcext:value-type="string">
            <text:p>IDN71+SafeSanitation</text:p>
          </table:table-cell>
          <table:table-cell office:value-type="string" calcext:value-type="string">
            <text:p>r</text:p>
          </table:table-cell>
          <table:table-cell office:value-type="float" office:value="0.797609571496853" calcext:value-type="float">
            <text:p>0.797609571496853</text:p>
          </table:table-cell>
          <table:table-cell/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N71</text:p>
          </table:table-cell>
          <table:table-cell office:value-type="string" calcext:value-type="string">
            <text:p>ID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SafeSanitation</text:p>
          </table:table-cell>
          <table:table-cell office:value-type="float" office:value="0.797609571496853" calcext:value-type="float">
            <text:p>0.797609571496853</text:p>
          </table:table-cell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feSanitation</text:p>
          </table:table-cell>
          <table:table-cell office:value-type="float" office:value="0.0830783893456549" calcext:value-type="float">
            <text:p>0.083078389345655</text:p>
          </table:table-cell>
        </table:table-row>
        <table:table-row table:style-name="ro1">
          <table:table-cell office:value-type="string" calcext:value-type="string">
            <text:p>KGZ2018+SafeSanitation</text:p>
          </table:table-cell>
          <table:table-cell office:value-type="string" calcext:value-type="string">
            <text:p>SafeSanitation</text:p>
          </table:table-cell>
          <table:table-cell office:value-type="string" calcext:value-type="string">
            <text:p>KGZ2018</text:p>
          </table:table-cell>
          <table:table-cell table:number-columns-repeated="3" office:value-type="float" office:value="0.994900662796911" calcext:value-type="float">
            <text:p>0.994900662796911</text:p>
          </table:table-cell>
          <table:table-cell office:value-type="string" calcext:value-type="string">
            <text:p>KGZ2018+SafeSanitation</text:p>
          </table:table-cell>
          <table:table-cell office:value-type="string" calcext:value-type="string">
            <text:p>r</text:p>
          </table:table-cell>
          <table:table-cell office:value-type="float" office:value="0.976872547552431" calcext:value-type="float">
            <text:p>0.976872547552431</text:p>
          </table:table-cell>
          <table:table-cell/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Z2018</text:p>
          </table:table-cell>
          <table:table-cell office:value-type="string" calcext:value-type="string">
            <text:p>Kyrgyzsta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hh</text:p>
          </table:table-cell>
          <table:table-cell office:value-type="string" calcext:value-type="string">
            <text:p>SafeSanitation</text:p>
          </table:table-cell>
          <table:table-cell office:value-type="float" office:value="0.976872547552431" calcext:value-type="float">
            <text:p>0.976872547552431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feSanitation</text:p>
          </table:table-cell>
          <table:table-cell office:value-type="float" office:value="0.01802811524448" calcext:value-type="float">
            <text:p>0.01802811524448</text:p>
          </table:table-cell>
        </table:table-row>
        <table:table-row table:style-name="ro1">
          <table:table-cell office:value-type="string" calcext:value-type="string">
            <text:p>BGD2019+SecondaryEducation2035</text:p>
          </table:table-cell>
          <table:table-cell office:value-type="string" calcext:value-type="string">
            <text:p>SecondaryEducation2035</text:p>
          </table:table-cell>
          <table:table-cell office:value-type="string" calcext:value-type="string">
            <text:p>BGD2019</text:p>
          </table:table-cell>
          <table:table-cell table:number-columns-repeated="3" office:value-type="float" office:value="0.271423363902594" calcext:value-type="float">
            <text:p>0.271423363902594</text:p>
          </table:table-cell>
          <table:table-cell office:value-type="string" calcext:value-type="string">
            <text:p>BGD2019+SecondaryEducation2035</text:p>
          </table:table-cell>
          <table:table-cell office:value-type="string" calcext:value-type="string">
            <text:p>r</text:p>
          </table:table-cell>
          <table:table-cell office:value-type="float" office:value="0.244905530386946" calcext:value-type="float">
            <text:p>0.244905530386946</text:p>
          </table:table-cell>
          <table:table-cell/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GD2019</text:p>
          </table:table-cell>
          <table:table-cell office:value-type="string" calcext:value-type="string">
            <text:p>Bangladesh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SecondaryEducation2035</text:p>
          </table:table-cell>
          <table:table-cell office:value-type="float" office:value="0.244905530386946" calcext:value-type="float">
            <text:p>0.244905530386946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aryEducation2035</text:p>
          </table:table-cell>
          <table:table-cell office:value-type="float" office:value="0.026517833515648" calcext:value-type="float">
            <text:p>0.026517833515648</text:p>
          </table:table-cell>
        </table:table-row>
        <table:table-row table:style-name="ro1">
          <table:table-cell office:value-type="string" calcext:value-type="string">
            <text:p>GEO2018+SecondaryEducation2035</text:p>
          </table:table-cell>
          <table:table-cell office:value-type="string" calcext:value-type="string">
            <text:p>SecondaryEducation2035</text:p>
          </table:table-cell>
          <table:table-cell office:value-type="string" calcext:value-type="string">
            <text:p>GEO2018</text:p>
          </table:table-cell>
          <table:table-cell table:number-columns-repeated="3" office:value-type="float" office:value="0.772942216430352" calcext:value-type="float">
            <text:p>0.772942216430352</text:p>
          </table:table-cell>
          <table:table-cell office:value-type="string" calcext:value-type="string">
            <text:p>GEO2018+SecondaryEducation2035</text:p>
          </table:table-cell>
          <table:table-cell office:value-type="string" calcext:value-type="string">
            <text:p>r</text:p>
          </table:table-cell>
          <table:table-cell office:value-type="float" office:value="0.746402149868048" calcext:value-type="float">
            <text:p>0.746402149868048</text:p>
          </table:table-cell>
          <table:table-cell/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O2018</text:p>
          </table:table-cell>
          <table:table-cell office:value-type="string" calcext:value-type="string">
            <text:p>Georg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SecondaryEducation2035</text:p>
          </table:table-cell>
          <table:table-cell office:value-type="float" office:value="0.746402149868048" calcext:value-type="float">
            <text:p>0.746402149868048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aryEducation2035</text:p>
          </table:table-cell>
          <table:table-cell office:value-type="float" office:value="0.026540066562304" calcext:value-type="float">
            <text:p>0.026540066562304</text:p>
          </table:table-cell>
        </table:table-row>
        <table:table-row table:style-name="ro1">
          <table:table-cell office:value-type="string" calcext:value-type="string">
            <text:p>KAZ2010+SecondaryEducation2035</text:p>
          </table:table-cell>
          <table:table-cell office:value-type="string" calcext:value-type="string">
            <text:p>SecondaryEducation2035</text:p>
          </table:table-cell>
          <table:table-cell office:value-type="string" calcext:value-type="string">
            <text:p>KAZ2010</text:p>
          </table:table-cell>
          <table:table-cell table:number-columns-repeated="3" office:value-type="float" office:value="0.992131840294871" calcext:value-type="float">
            <text:p>0.992131840294871</text:p>
          </table:table-cell>
          <table:table-cell office:value-type="string" calcext:value-type="string">
            <text:p>KAZ2010+SecondaryEducation2035</text:p>
          </table:table-cell>
          <table:table-cell office:value-type="string" calcext:value-type="string">
            <text:p>r</text:p>
          </table:table-cell>
          <table:table-cell office:value-type="float" office:value="0.886803347236118" calcext:value-type="float">
            <text:p>0.886803347236118</text:p>
          </table:table-cell>
          <table:table-cell/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Z2010</text:p>
          </table:table-cell>
          <table:table-cell office:value-type="string" calcext:value-type="string">
            <text:p>Kazakhstan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SecondaryEducation2035</text:p>
          </table:table-cell>
          <table:table-cell office:value-type="float" office:value="0.886803347236118" calcext:value-type="float">
            <text:p>0.886803347236118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aryEducation2035</text:p>
          </table:table-cell>
          <table:table-cell office:value-type="float" office:value="0.105328493058753" calcext:value-type="float">
            <text:p>0.105328493058753</text:p>
          </table:table-cell>
        </table:table-row>
        <table:table-row table:style-name="ro1">
          <table:table-cell office:value-type="string" calcext:value-type="string">
            <text:p>LAO2017+SecondaryEducation2035</text:p>
          </table:table-cell>
          <table:table-cell office:value-type="string" calcext:value-type="string">
            <text:p>SecondaryEducation2035</text:p>
          </table:table-cell>
          <table:table-cell office:value-type="string" calcext:value-type="string">
            <text:p>LAO2017</text:p>
          </table:table-cell>
          <table:table-cell table:number-columns-repeated="3" office:value-type="float" office:value="0.319742146697209" calcext:value-type="float">
            <text:p>0.319742146697209</text:p>
          </table:table-cell>
          <table:table-cell office:value-type="string" calcext:value-type="string">
            <text:p>LAO2017+SecondaryEducation2035</text:p>
          </table:table-cell>
          <table:table-cell office:value-type="string" calcext:value-type="string">
            <text:p>r</text:p>
          </table:table-cell>
          <table:table-cell office:value-type="float" office:value="0.291086738150433" calcext:value-type="float">
            <text:p>0.291086738150433</text:p>
          </table:table-cell>
          <table:table-cell/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O2017</text:p>
          </table:table-cell>
          <table:table-cell office:value-type="string" calcext:value-type="string">
            <text:p>La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SecondaryEducation2035</text:p>
          </table:table-cell>
          <table:table-cell office:value-type="float" office:value="0.291086738150433" calcext:value-type="float">
            <text:p>0.291086738150433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aryEducation2035</text:p>
          </table:table-cell>
          <table:table-cell office:value-type="float" office:value="0.028655408546776" calcext:value-type="float">
            <text:p>0.028655408546776</text:p>
          </table:table-cell>
        </table:table-row>
        <table:table-row table:style-name="ro1">
          <table:table-cell office:value-type="string" calcext:value-type="string">
            <text:p>MNG2013+SecondaryEducation2035</text:p>
          </table:table-cell>
          <table:table-cell office:value-type="string" calcext:value-type="string">
            <text:p>SecondaryEducation2035</text:p>
          </table:table-cell>
          <table:table-cell office:value-type="string" calcext:value-type="string">
            <text:p>MNG2013</text:p>
          </table:table-cell>
          <table:table-cell table:number-columns-repeated="3" office:value-type="float" office:value="0.700621843875321" calcext:value-type="float">
            <text:p>0.700621843875321</text:p>
          </table:table-cell>
          <table:table-cell office:value-type="string" calcext:value-type="string">
            <text:p>MNG2013+SecondaryEducation2035</text:p>
          </table:table-cell>
          <table:table-cell office:value-type="string" calcext:value-type="string">
            <text:p>r</text:p>
          </table:table-cell>
          <table:table-cell office:value-type="float" office:value="0.68820888914886" calcext:value-type="float">
            <text:p>0.68820888914886</text:p>
          </table:table-cell>
          <table:table-cell/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NG2013</text:p>
          </table:table-cell>
          <table:table-cell office:value-type="string" calcext:value-type="string">
            <text:p>Mongoli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SecondaryEducation2035</text:p>
          </table:table-cell>
          <table:table-cell office:value-type="float" office:value="0.68820888914886" calcext:value-type="float">
            <text:p>0.68820888914886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aryEducation2035</text:p>
          </table:table-cell>
          <table:table-cell office:value-type="float" office:value="0.012412954726461" calcext:value-type="float">
            <text:p>0.012412954726461</text:p>
          </table:table-cell>
        </table:table-row>
        <table:table-row table:style-name="ro1">
          <table:table-cell office:value-type="string" calcext:value-type="string">
            <text:p>MNG2018+SecondaryEducation2035</text:p>
          </table:table-cell>
          <table:table-cell office:value-type="string" calcext:value-type="string">
            <text:p>SecondaryEducation2035</text:p>
          </table:table-cell>
          <table:table-cell office:value-type="string" calcext:value-type="string">
            <text:p>MNG2018</text:p>
          </table:table-cell>
          <table:table-cell table:number-columns-repeated="3" office:value-type="float" office:value="0.779346652756262" calcext:value-type="float">
            <text:p>0.779346652756262</text:p>
          </table:table-cell>
          <table:table-cell office:value-type="string" calcext:value-type="string">
            <text:p>MNG2018+SecondaryEducation2035</text:p>
          </table:table-cell>
          <table:table-cell office:value-type="string" calcext:value-type="string">
            <text:p>r</text:p>
          </table:table-cell>
          <table:table-cell office:value-type="float" office:value="0.79102720435072" calcext:value-type="float">
            <text:p>0.79102720435072</text:p>
          </table:table-cell>
          <table:table-cell/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NG2018</text:p>
          </table:table-cell>
          <table:table-cell office:value-type="string" calcext:value-type="string">
            <text:p>Mongol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SecondaryEducation2035</text:p>
          </table:table-cell>
          <table:table-cell office:value-type="float" office:value="0.79102720435072" calcext:value-type="float">
            <text:p>0.79102720435072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aryEducation2035</text:p>
          </table:table-cell>
          <table:table-cell office:value-type="float" office:value="0.011680551594458" calcext:value-type="float">
            <text:p>0.011680551594458</text:p>
          </table:table-cell>
        </table:table-row>
        <table:table-row table:style-name="ro1">
          <table:table-cell office:value-type="string" calcext:value-type="string">
            <text:p>PNG70+SecondaryEducation2035</text:p>
          </table:table-cell>
          <table:table-cell office:value-type="string" calcext:value-type="string">
            <text:p>SecondaryEducation2035</text:p>
          </table:table-cell>
          <table:table-cell office:value-type="string" calcext:value-type="string">
            <text:p>PNG70</text:p>
          </table:table-cell>
          <table:table-cell table:number-columns-repeated="3" office:value-type="float" office:value="0.136190252813449" calcext:value-type="float">
            <text:p>0.136190252813449</text:p>
          </table:table-cell>
          <table:table-cell office:value-type="string" calcext:value-type="string">
            <text:p>PNG70+SecondaryEducation2035</text:p>
          </table:table-cell>
          <table:table-cell office:value-type="string" calcext:value-type="string">
            <text:p>r</text:p>
          </table:table-cell>
          <table:table-cell office:value-type="float" office:value="0.15792387403791" calcext:value-type="float">
            <text:p>0.15792387403791</text:p>
          </table:table-cell>
          <table:table-cell/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70</text:p>
          </table:table-cell>
          <table:table-cell office:value-type="string" calcext:value-type="string">
            <text:p>PG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SecondaryEducation2035</text:p>
          </table:table-cell>
          <table:table-cell office:value-type="float" office:value="0.15792387403791" calcext:value-type="float">
            <text:p>0.15792387403791</text:p>
          </table:table-cell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aryEducation2035</text:p>
          </table:table-cell>
          <table:table-cell office:value-type="float" office:value="0.021733621224461" calcext:value-type="float">
            <text:p>0.021733621224461</text:p>
          </table:table-cell>
        </table:table-row>
        <table:table-row table:style-name="ro1">
          <table:table-cell office:value-type="string" calcext:value-type="string">
            <text:p>THA2019+SecondaryEducation2035</text:p>
          </table:table-cell>
          <table:table-cell office:value-type="string" calcext:value-type="string">
            <text:p>SecondaryEducation2035</text:p>
          </table:table-cell>
          <table:table-cell office:value-type="string" calcext:value-type="string">
            <text:p>THA2019</text:p>
          </table:table-cell>
          <table:table-cell table:number-columns-repeated="3" office:value-type="float" office:value="0.63154664710684" calcext:value-type="float">
            <text:p>0.63154664710684</text:p>
          </table:table-cell>
          <table:table-cell office:value-type="string" calcext:value-type="string">
            <text:p>THA2019+SecondaryEducation2035</text:p>
          </table:table-cell>
          <table:table-cell office:value-type="string" calcext:value-type="string">
            <text:p>r</text:p>
          </table:table-cell>
          <table:table-cell office:value-type="float" office:value="0.615534362897047" calcext:value-type="float">
            <text:p>0.615534362897047</text:p>
          </table:table-cell>
          <table:table-cell/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A2019</text:p>
          </table:table-cell>
          <table:table-cell office:value-type="string" calcext:value-type="string">
            <text:p>Thailand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SecondaryEducation2035</text:p>
          </table:table-cell>
          <table:table-cell office:value-type="float" office:value="0.615534362897047" calcext:value-type="float">
            <text:p>0.615534362897047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aryEducation2035</text:p>
          </table:table-cell>
          <table:table-cell office:value-type="float" office:value="0.0160122842097931" calcext:value-type="float">
            <text:p>0.016012284209793</text:p>
          </table:table-cell>
        </table:table-row>
        <table:table-row table:style-name="ro1">
          <table:table-cell office:value-type="string" calcext:value-type="string">
            <text:p>VNM2010+SecondaryEducation2035</text:p>
          </table:table-cell>
          <table:table-cell office:value-type="string" calcext:value-type="string">
            <text:p>SecondaryEducation2035</text:p>
          </table:table-cell>
          <table:table-cell office:value-type="string" calcext:value-type="string">
            <text:p>VNM2010</text:p>
          </table:table-cell>
          <table:table-cell table:number-columns-repeated="3" office:value-type="float" office:value="0.242334628303034" calcext:value-type="float">
            <text:p>0.242334628303034</text:p>
          </table:table-cell>
          <table:table-cell office:value-type="string" calcext:value-type="string">
            <text:p>VNM2010+SecondaryEducation2035</text:p>
          </table:table-cell>
          <table:table-cell office:value-type="string" calcext:value-type="string">
            <text:p>r</text:p>
          </table:table-cell>
          <table:table-cell office:value-type="float" office:value="0.380793175295447" calcext:value-type="float">
            <text:p>0.380793175295447</text:p>
          </table:table-cell>
          <table:table-cell/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M2010</text:p>
          </table:table-cell>
          <table:table-cell office:value-type="string" calcext:value-type="string">
            <text:p>Vietnam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SecondaryEducation2035</text:p>
          </table:table-cell>
          <table:table-cell office:value-type="float" office:value="0.380793175295447" calcext:value-type="float">
            <text:p>0.380793175295447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aryEducation2035</text:p>
          </table:table-cell>
          <table:table-cell office:value-type="float" office:value="0.138458546992413" calcext:value-type="float">
            <text:p>0.138458546992413</text:p>
          </table:table-cell>
        </table:table-row>
        <table:table-row table:style-name="ro1">
          <table:table-cell office:value-type="string" calcext:value-type="string">
            <text:p>VNM2013+SecondaryEducation2035</text:p>
          </table:table-cell>
          <table:table-cell office:value-type="string" calcext:value-type="string">
            <text:p>SecondaryEducation2035</text:p>
          </table:table-cell>
          <table:table-cell office:value-type="string" calcext:value-type="string">
            <text:p>VNM2013</text:p>
          </table:table-cell>
          <table:table-cell table:number-columns-repeated="3" office:value-type="float" office:value="0.484528395238108" calcext:value-type="float">
            <text:p>0.484528395238108</text:p>
          </table:table-cell>
          <table:table-cell office:value-type="string" calcext:value-type="string">
            <text:p>VNM2013+SecondaryEducation2035</text:p>
          </table:table-cell>
          <table:table-cell office:value-type="string" calcext:value-type="string">
            <text:p>r</text:p>
          </table:table-cell>
          <table:table-cell office:value-type="float" office:value="0.458339057414129" calcext:value-type="float">
            <text:p>0.458339057414129</text:p>
          </table:table-cell>
          <table:table-cell/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M2013</text:p>
          </table:table-cell>
          <table:table-cell office:value-type="string" calcext:value-type="string">
            <text:p>VietNam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SecondaryEducation2035</text:p>
          </table:table-cell>
          <table:table-cell office:value-type="float" office:value="0.458339057414129" calcext:value-type="float">
            <text:p>0.458339057414129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aryEducation2035</text:p>
          </table:table-cell>
          <table:table-cell office:value-type="float" office:value="0.026189337823979" calcext:value-type="float">
            <text:p>0.026189337823979</text:p>
          </table:table-cell>
        </table:table-row>
        <table:table-row table:style-name="ro1">
          <table:table-cell office:value-type="string" calcext:value-type="string">
            <text:p>AFG2010+SecondaryEducation35plus</text:p>
          </table:table-cell>
          <table:table-cell office:value-type="string" calcext:value-type="string">
            <text:p>SecondaryEducation35plus</text:p>
          </table:table-cell>
          <table:table-cell office:value-type="string" calcext:value-type="string">
            <text:p>AFG2010</text:p>
          </table:table-cell>
          <table:table-cell table:number-columns-repeated="3" office:value-type="float" office:value="0.056900571764222" calcext:value-type="float">
            <text:p>0.056900571764222</text:p>
          </table:table-cell>
          <table:table-cell office:value-type="string" calcext:value-type="string">
            <text:p>AFG2010+SecondaryEducation35plus</text:p>
          </table:table-cell>
          <table:table-cell office:value-type="string" calcext:value-type="string">
            <text:p>r</text:p>
          </table:table-cell>
          <table:table-cell office:value-type="float" office:value="0.0749818441589002" calcext:value-type="float">
            <text:p>0.0749818441589</text:p>
          </table:table-cell>
          <table:table-cell/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FG2010</text:p>
          </table:table-cell>
          <table:table-cell office:value-type="string" calcext:value-type="string">
            <text:p>Afghanistan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SecondaryEducation35plus</text:p>
          </table:table-cell>
          <table:table-cell office:value-type="float" office:value="0.0749818441589002" calcext:value-type="float">
            <text:p>0.0749818441589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aryEducation35plus</text:p>
          </table:table-cell>
          <table:table-cell office:value-type="float" office:value="0.0180812723946782" calcext:value-type="float">
            <text:p>0.018081272394678</text:p>
          </table:table-cell>
        </table:table-row>
        <table:table-row table:style-name="ro1">
          <table:table-cell office:value-type="string" calcext:value-type="string">
            <text:p>BGD2019+SecondaryEducation35plus</text:p>
          </table:table-cell>
          <table:table-cell office:value-type="string" calcext:value-type="string">
            <text:p>SecondaryEducation35plus</text:p>
          </table:table-cell>
          <table:table-cell office:value-type="string" calcext:value-type="string">
            <text:p>BGD2019</text:p>
          </table:table-cell>
          <table:table-cell table:number-columns-repeated="3" office:value-type="float" office:value="0.162667907429445" calcext:value-type="float">
            <text:p>0.162667907429445</text:p>
          </table:table-cell>
          <table:table-cell office:value-type="string" calcext:value-type="string">
            <text:p>BGD2019+SecondaryEducation35plus</text:p>
          </table:table-cell>
          <table:table-cell office:value-type="string" calcext:value-type="string">
            <text:p>r</text:p>
          </table:table-cell>
          <table:table-cell office:value-type="float" office:value="0.0903940615734831" calcext:value-type="float">
            <text:p>0.090394061573483</text:p>
          </table:table-cell>
          <table:table-cell/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GD2019</text:p>
          </table:table-cell>
          <table:table-cell office:value-type="string" calcext:value-type="string">
            <text:p>Bangladesh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SecondaryEducation35plus</text:p>
          </table:table-cell>
          <table:table-cell office:value-type="float" office:value="0.0903940615734831" calcext:value-type="float">
            <text:p>0.090394061573483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aryEducation35plus</text:p>
          </table:table-cell>
          <table:table-cell office:value-type="float" office:value="0.0722738458559619" calcext:value-type="float">
            <text:p>0.072273845855962</text:p>
          </table:table-cell>
        </table:table-row>
        <table:table-row table:style-name="ro1">
          <table:table-cell office:value-type="string" calcext:value-type="string">
            <text:p>GEO2018+SecondaryEducation35plus</text:p>
          </table:table-cell>
          <table:table-cell office:value-type="string" calcext:value-type="string">
            <text:p>SecondaryEducation35plus</text:p>
          </table:table-cell>
          <table:table-cell office:value-type="string" calcext:value-type="string">
            <text:p>GEO2018</text:p>
          </table:table-cell>
          <table:table-cell table:number-columns-repeated="3" office:value-type="float" office:value="0.745588284104704" calcext:value-type="float">
            <text:p>0.745588284104704</text:p>
          </table:table-cell>
          <table:table-cell office:value-type="string" calcext:value-type="string">
            <text:p>GEO2018+SecondaryEducation35plus</text:p>
          </table:table-cell>
          <table:table-cell office:value-type="string" calcext:value-type="string">
            <text:p>r</text:p>
          </table:table-cell>
          <table:table-cell office:value-type="float" office:value="0.548965725962019" calcext:value-type="float">
            <text:p>0.548965725962019</text:p>
          </table:table-cell>
          <table:table-cell/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O2018</text:p>
          </table:table-cell>
          <table:table-cell office:value-type="string" calcext:value-type="string">
            <text:p>Georg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SecondaryEducation35plus</text:p>
          </table:table-cell>
          <table:table-cell office:value-type="float" office:value="0.548965725962019" calcext:value-type="float">
            <text:p>0.548965725962019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aryEducation35plus</text:p>
          </table:table-cell>
          <table:table-cell office:value-type="float" office:value="0.196622558142685" calcext:value-type="float">
            <text:p>0.196622558142685</text:p>
          </table:table-cell>
        </table:table-row>
        <table:table-row table:style-name="ro1">
          <table:table-cell office:value-type="string" calcext:value-type="string">
            <text:p>KAZ2010+SecondaryEducation35plus</text:p>
          </table:table-cell>
          <table:table-cell office:value-type="string" calcext:value-type="string">
            <text:p>SecondaryEducation35plus</text:p>
          </table:table-cell>
          <table:table-cell office:value-type="string" calcext:value-type="string">
            <text:p>KAZ2010</text:p>
          </table:table-cell>
          <table:table-cell table:number-columns-repeated="3" office:value-type="float" office:value="0.920290031616679" calcext:value-type="float">
            <text:p>0.920290031616679</text:p>
          </table:table-cell>
          <table:table-cell office:value-type="string" calcext:value-type="string">
            <text:p>KAZ2010+SecondaryEducation35plus</text:p>
          </table:table-cell>
          <table:table-cell office:value-type="string" calcext:value-type="string">
            <text:p>r</text:p>
          </table:table-cell>
          <table:table-cell office:value-type="float" office:value="0.801571402391116" calcext:value-type="float">
            <text:p>0.801571402391116</text:p>
          </table:table-cell>
          <table:table-cell/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Z2010</text:p>
          </table:table-cell>
          <table:table-cell office:value-type="string" calcext:value-type="string">
            <text:p>Kazakhstan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SecondaryEducation35plus</text:p>
          </table:table-cell>
          <table:table-cell office:value-type="float" office:value="0.801571402391116" calcext:value-type="float">
            <text:p>0.801571402391116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aryEducation35plus</text:p>
          </table:table-cell>
          <table:table-cell office:value-type="float" office:value="0.118718629225563" calcext:value-type="float">
            <text:p>0.118718629225563</text:p>
          </table:table-cell>
        </table:table-row>
        <table:table-row table:style-name="ro1">
          <table:table-cell office:value-type="string" calcext:value-type="string">
            <text:p>LAO2017+SecondaryEducation35plus</text:p>
          </table:table-cell>
          <table:table-cell office:value-type="string" calcext:value-type="string">
            <text:p>SecondaryEducation35plus</text:p>
          </table:table-cell>
          <table:table-cell office:value-type="string" calcext:value-type="string">
            <text:p>LAO2017</text:p>
          </table:table-cell>
          <table:table-cell table:number-columns-repeated="3" office:value-type="float" office:value="0.159604238018106" calcext:value-type="float">
            <text:p>0.159604238018106</text:p>
          </table:table-cell>
          <table:table-cell office:value-type="string" calcext:value-type="string">
            <text:p>LAO2017+SecondaryEducation35plus</text:p>
          </table:table-cell>
          <table:table-cell office:value-type="string" calcext:value-type="string">
            <text:p>r</text:p>
          </table:table-cell>
          <table:table-cell office:value-type="float" office:value="0.135214566524084" calcext:value-type="float">
            <text:p>0.135214566524084</text:p>
          </table:table-cell>
          <table:table-cell/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O2017</text:p>
          </table:table-cell>
          <table:table-cell office:value-type="string" calcext:value-type="string">
            <text:p>La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SecondaryEducation35plus</text:p>
          </table:table-cell>
          <table:table-cell office:value-type="float" office:value="0.135214566524084" calcext:value-type="float">
            <text:p>0.135214566524084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aryEducation35plus</text:p>
          </table:table-cell>
          <table:table-cell office:value-type="float" office:value="0.024389671494022" calcext:value-type="float">
            <text:p>0.024389671494022</text:p>
          </table:table-cell>
        </table:table-row>
        <table:table-row table:style-name="ro1">
          <table:table-cell office:value-type="string" calcext:value-type="string">
            <text:p>MNG2018+SecondaryEducation35plus</text:p>
          </table:table-cell>
          <table:table-cell office:value-type="string" calcext:value-type="string">
            <text:p>SecondaryEducation35plus</text:p>
          </table:table-cell>
          <table:table-cell office:value-type="string" calcext:value-type="string">
            <text:p>MNG2018</text:p>
          </table:table-cell>
          <table:table-cell table:number-columns-repeated="3" office:value-type="float" office:value="0.7518590001119" calcext:value-type="float">
            <text:p>0.7518590001119</text:p>
          </table:table-cell>
          <table:table-cell office:value-type="string" calcext:value-type="string">
            <text:p>MNG2018+SecondaryEducation35plus</text:p>
          </table:table-cell>
          <table:table-cell office:value-type="string" calcext:value-type="string">
            <text:p>r</text:p>
          </table:table-cell>
          <table:table-cell office:value-type="float" office:value="0.616155614104457" calcext:value-type="float">
            <text:p>0.616155614104457</text:p>
          </table:table-cell>
          <table:table-cell/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NG2018</text:p>
          </table:table-cell>
          <table:table-cell office:value-type="string" calcext:value-type="string">
            <text:p>Mongol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SecondaryEducation35plus</text:p>
          </table:table-cell>
          <table:table-cell office:value-type="float" office:value="0.616155614104457" calcext:value-type="float">
            <text:p>0.616155614104457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aryEducation35plus</text:p>
          </table:table-cell>
          <table:table-cell office:value-type="float" office:value="0.135703386007443" calcext:value-type="float">
            <text:p>0.135703386007443</text:p>
          </table:table-cell>
        </table:table-row>
        <table:table-row table:style-name="ro1">
          <table:table-cell office:value-type="string" calcext:value-type="string">
            <text:p>PNG70+SecondaryEducation35plus</text:p>
          </table:table-cell>
          <table:table-cell office:value-type="string" calcext:value-type="string">
            <text:p>SecondaryEducation35plus</text:p>
          </table:table-cell>
          <table:table-cell office:value-type="string" calcext:value-type="string">
            <text:p>PNG70</text:p>
          </table:table-cell>
          <table:table-cell table:number-columns-repeated="3" office:value-type="float" office:value="0.069809457380659" calcext:value-type="float">
            <text:p>0.069809457380659</text:p>
          </table:table-cell>
          <table:table-cell office:value-type="string" calcext:value-type="string">
            <text:p>PNG70+SecondaryEducation35plus</text:p>
          </table:table-cell>
          <table:table-cell office:value-type="string" calcext:value-type="string">
            <text:p>r</text:p>
          </table:table-cell>
          <table:table-cell office:value-type="float" office:value="0.0940863492798897" calcext:value-type="float">
            <text:p>0.09408634927989</text:p>
          </table:table-cell>
          <table:table-cell/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70</text:p>
          </table:table-cell>
          <table:table-cell office:value-type="string" calcext:value-type="string">
            <text:p>PG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SecondaryEducation35plus</text:p>
          </table:table-cell>
          <table:table-cell office:value-type="float" office:value="0.0940863492798897" calcext:value-type="float">
            <text:p>0.09408634927989</text:p>
          </table:table-cell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aryEducation35plus</text:p>
          </table:table-cell>
          <table:table-cell office:value-type="float" office:value="0.0242768918992307" calcext:value-type="float">
            <text:p>0.024276891899231</text:p>
          </table:table-cell>
        </table:table-row>
        <table:table-row table:style-name="ro1">
          <table:table-cell office:value-type="string" calcext:value-type="string">
            <text:p>THA2019+SecondaryEducation35plus</text:p>
          </table:table-cell>
          <table:table-cell office:value-type="string" calcext:value-type="string">
            <text:p>SecondaryEducation35plus</text:p>
          </table:table-cell>
          <table:table-cell office:value-type="string" calcext:value-type="string">
            <text:p>THA2019</text:p>
          </table:table-cell>
          <table:table-cell table:number-columns-repeated="3" office:value-type="float" office:value="0.286185160549277" calcext:value-type="float">
            <text:p>0.286185160549277</text:p>
          </table:table-cell>
          <table:table-cell office:value-type="string" calcext:value-type="string">
            <text:p>THA2019+SecondaryEducation35plus</text:p>
          </table:table-cell>
          <table:table-cell office:value-type="string" calcext:value-type="string">
            <text:p>r</text:p>
          </table:table-cell>
          <table:table-cell office:value-type="float" office:value="0.271547312184055" calcext:value-type="float">
            <text:p>0.271547312184055</text:p>
          </table:table-cell>
          <table:table-cell/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A2019</text:p>
          </table:table-cell>
          <table:table-cell office:value-type="string" calcext:value-type="string">
            <text:p>Thailand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SecondaryEducation35plus</text:p>
          </table:table-cell>
          <table:table-cell office:value-type="float" office:value="0.271547312184055" calcext:value-type="float">
            <text:p>0.271547312184055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aryEducation35plus</text:p>
          </table:table-cell>
          <table:table-cell office:value-type="float" office:value="0.014637848365222" calcext:value-type="float">
            <text:p>0.014637848365222</text:p>
          </table:table-cell>
        </table:table-row>
        <table:table-row table:style-name="ro1">
          <table:table-cell office:value-type="string" calcext:value-type="string">
            <text:p>VNM2010+SecondaryEducation35plus</text:p>
          </table:table-cell>
          <table:table-cell office:value-type="string" calcext:value-type="string">
            <text:p>SecondaryEducation35plus</text:p>
          </table:table-cell>
          <table:table-cell office:value-type="string" calcext:value-type="string">
            <text:p>VNM2010</text:p>
          </table:table-cell>
          <table:table-cell table:number-columns-repeated="3" office:value-type="float" office:value="0.1069544231915" calcext:value-type="float">
            <text:p>0.1069544231915</text:p>
          </table:table-cell>
          <table:table-cell office:value-type="string" calcext:value-type="string">
            <text:p>VNM2010+SecondaryEducation35plus</text:p>
          </table:table-cell>
          <table:table-cell office:value-type="string" calcext:value-type="string">
            <text:p>r</text:p>
          </table:table-cell>
          <table:table-cell office:value-type="float" office:value="0.174427282729593" calcext:value-type="float">
            <text:p>0.174427282729593</text:p>
          </table:table-cell>
          <table:table-cell/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M2010</text:p>
          </table:table-cell>
          <table:table-cell office:value-type="string" calcext:value-type="string">
            <text:p>Vietnam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SecondaryEducation35plus</text:p>
          </table:table-cell>
          <table:table-cell office:value-type="float" office:value="0.174427282729593" calcext:value-type="float">
            <text:p>0.174427282729593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aryEducation35plus</text:p>
          </table:table-cell>
          <table:table-cell office:value-type="float" office:value="0.067472859538093" calcext:value-type="float">
            <text:p>0.067472859538093</text:p>
          </table:table-cell>
        </table:table-row>
        <table:table-row table:style-name="ro1">
          <table:table-cell office:value-type="string" calcext:value-type="string">
            <text:p>VNM2013+SecondaryEducation35plus</text:p>
          </table:table-cell>
          <table:table-cell office:value-type="string" calcext:value-type="string">
            <text:p>SecondaryEducation35plus</text:p>
          </table:table-cell>
          <table:table-cell office:value-type="string" calcext:value-type="string">
            <text:p>VNM2013</text:p>
          </table:table-cell>
          <table:table-cell table:number-columns-repeated="3" office:value-type="float" office:value="0.237330132512738" calcext:value-type="float">
            <text:p>0.237330132512738</text:p>
          </table:table-cell>
          <table:table-cell office:value-type="string" calcext:value-type="string">
            <text:p>VNM2013+SecondaryEducation35plus</text:p>
          </table:table-cell>
          <table:table-cell office:value-type="string" calcext:value-type="string">
            <text:p>r</text:p>
          </table:table-cell>
          <table:table-cell office:value-type="float" office:value="0.180905703404933" calcext:value-type="float">
            <text:p>0.180905703404933</text:p>
          </table:table-cell>
          <table:table-cell/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M2013</text:p>
          </table:table-cell>
          <table:table-cell office:value-type="string" calcext:value-type="string">
            <text:p>VietNam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SecondaryEducation35plus</text:p>
          </table:table-cell>
          <table:table-cell office:value-type="float" office:value="0.180905703404933" calcext:value-type="float">
            <text:p>0.180905703404933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aryEducation35plus</text:p>
          </table:table-cell>
          <table:table-cell office:value-type="float" office:value="0.056424429107805" calcext:value-type="float">
            <text:p>0.056424429107805</text:p>
          </table:table-cell>
        </table:table-row>
        <table:table-row table:style-name="ro1">
          <table:table-cell office:value-type="string" calcext:value-type="string">
            <text:p>IND71+SexualPhysicalViolence</text:p>
          </table:table-cell>
          <table:table-cell office:value-type="string" calcext:value-type="string">
            <text:p>SexualPhysicalViolence</text:p>
          </table:table-cell>
          <table:table-cell office:value-type="string" calcext:value-type="string">
            <text:p>IND71</text:p>
          </table:table-cell>
          <table:table-cell table:number-columns-repeated="3" office:value-type="float" office:value="0.313663316466039" calcext:value-type="float">
            <text:p>0.313663316466039</text:p>
          </table:table-cell>
          <table:table-cell office:value-type="string" calcext:value-type="string">
            <text:p>IND71+SexualPhysicalViolence</text:p>
          </table:table-cell>
          <table:table-cell office:value-type="string" calcext:value-type="string">
            <text:p>???</text:p>
          </table:table-cell>
          <table:table-cell office:value-type="float" office:value="0.286692137148255" calcext:value-type="float">
            <text:p>0.286692137148255</text:p>
          </table:table-cell>
          <table:table-cell/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71</text:p>
          </table:table-cell>
          <table:table-cell office:value-type="string" calcext:value-type="string">
            <text:p>I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SexualPhysicalViolence</text:p>
          </table:table-cell>
          <table:table-cell office:value-type="float" office:value="0.286692137148255" calcext:value-type="float">
            <text:p>0.286692137148255</text:p>
          </table:table-cell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xualPhysicalViolence</text:p>
          </table:table-cell>
          <table:table-cell office:value-type="float" office:value="0.026971179317784" calcext:value-type="float">
            <text:p>0.026971179317784</text:p>
          </table:table-cell>
        </table:table-row>
        <table:table-row table:style-name="ro1">
          <table:table-cell office:value-type="string" calcext:value-type="string">
            <text:p>PNG70+SexualPhysicalViolence</text:p>
          </table:table-cell>
          <table:table-cell office:value-type="string" calcext:value-type="string">
            <text:p>SexualPhysicalViolence</text:p>
          </table:table-cell>
          <table:table-cell office:value-type="string" calcext:value-type="string">
            <text:p>PNG70</text:p>
          </table:table-cell>
          <table:table-cell table:number-columns-repeated="3" office:value-type="float" office:value="0.558420637372827" calcext:value-type="float">
            <text:p>0.558420637372827</text:p>
          </table:table-cell>
          <table:table-cell office:value-type="string" calcext:value-type="string">
            <text:p>PNG70+SexualPhysicalViolence</text:p>
          </table:table-cell>
          <table:table-cell office:value-type="string" calcext:value-type="string">
            <text:p>???</text:p>
          </table:table-cell>
          <table:table-cell office:value-type="float" office:value="0.570756740052938" calcext:value-type="float">
            <text:p>0.570756740052938</text:p>
          </table:table-cell>
          <table:table-cell/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70</text:p>
          </table:table-cell>
          <table:table-cell office:value-type="string" calcext:value-type="string">
            <text:p>PG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SexualPhysicalViolence</text:p>
          </table:table-cell>
          <table:table-cell office:value-type="float" office:value="0.570756740052938" calcext:value-type="float">
            <text:p>0.570756740052938</text:p>
          </table:table-cell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xualPhysicalViolence</text:p>
          </table:table-cell>
          <table:table-cell office:value-type="float" office:value="0.012336102680111" calcext:value-type="float">
            <text:p>0.012336102680111</text:p>
          </table:table-cell>
        </table:table-row>
      </table:table>
      <table:table table:name="third ru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4" table:default-cell-style-name="Default"/>
        <table:table-column table:style-name="co12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table:number-columns-repeated="2" office:value-type="string" calcext:value-type="string">
            <text:p>SurveyIndicator</text:p>
          </table:table-cell>
          <table:table-cell office:value-type="string" calcext:value-type="string">
            <text:p>IndicatorName.x</text:p>
          </table:table-cell>
          <table:table-cell office:value-type="string" calcext:value-type="string">
            <text:p>SurveyID</text:p>
          </table:table-cell>
          <table:table-cell office:value-type="string" calcext:value-type="string">
            <text:p>meanY</text:p>
          </table:table-cell>
          <table:table-cell office:value-type="string" calcext:value-type="string">
            <text:p>maxY</text:p>
          </table:table-cell>
          <table:table-cell office:value-type="string" calcext:value-type="string">
            <text:p>minY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ataOrlando</text:p>
          </table:table-cell>
          <table:table-cell office:value-type="string" calcext:value-type="string">
            <text:p>surveyID</text:p>
          </table:table-cell>
          <table:table-cell office:value-type="string" calcext:value-type="string">
            <text:p>country_code</text:p>
          </table:table-cell>
          <table:table-cell office:value-type="string" calcext:value-type="string">
            <text:p>version_code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IndicatorName.y</text:p>
          </table:table-cell>
          <table:table-cell office:value-type="string" calcext:value-type="string">
            <text:p>MeanY</text:p>
          </table:table-cell>
          <table:table-cell office:value-type="string" calcext:value-type="string">
            <text:p>dataValidation</text:p>
          </table:table-cell>
          <table:table-cell office:value-type="string" calcext:value-type="string">
            <text:p>IndicatorName</text:p>
          </table:table-cell>
          <table:table-cell office:value-type="string" calcext:value-type="string">
            <text:p>diffY</text:p>
          </table:table-cell>
        </table:table-row>
        <table:table-row table:style-name="ro1">
          <table:table-cell table:number-columns-repeated="2" office:value-type="string" calcext:value-type="string">
            <text:p>TON2019+AccessElectricity</text:p>
          </table:table-cell>
          <table:table-cell office:value-type="string" calcext:value-type="string">
            <text:p>AccessElectricity</text:p>
          </table:table-cell>
          <table:table-cell office:value-type="string" calcext:value-type="string">
            <text:p>TON2019</text:p>
          </table:table-cell>
          <table:table-cell office:value-type="float" office:value="0.969162371702489" calcext:value-type="float">
            <text:p>0.969162371702489</text:p>
          </table:table-cell>
          <table:table-cell office:value-type="float" office:value="0.982396236359229" calcext:value-type="float">
            <text:p>0.982396236359229</text:p>
          </table:table-cell>
          <table:table-cell office:value-type="float" office:value="0.962545439374119" calcext:value-type="float">
            <text:p>0.962545439374119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N2019</text:p>
          </table:table-cell>
          <table:table-cell office:value-type="string" calcext:value-type="string">
            <text:p>Tong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hh</text:p>
          </table:table-cell>
          <table:table-cell office:value-type="string" calcext:value-type="string">
            <text:p>AccessElectricity</text:p>
          </table:table-cell>
          <table:table-cell office:value-type="float" office:value="0.982396236359229" calcext:value-type="float">
            <text:p>0.9823962363592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essElectricity</text:p>
          </table:table-cell>
          <table:table-cell office:value-type="float" office:value="0.01323386465674" calcext:value-type="float">
            <text:p>0.01323386465674</text:p>
          </table:table-cell>
        </table:table-row>
        <table:table-row table:style-name="ro1">
          <table:table-cell table:number-columns-repeated="2" office:value-type="string" calcext:value-type="string">
            <text:p>IND71+AllViolence</text:p>
          </table:table-cell>
          <table:table-cell office:value-type="string" calcext:value-type="string">
            <text:p>AllViolence</text:p>
          </table:table-cell>
          <table:table-cell office:value-type="string" calcext:value-type="string">
            <text:p>IND71</text:p>
          </table:table-cell>
          <table:table-cell table:number-columns-repeated="3" office:value-type="float" office:value="0.337029852643649" calcext:value-type="float">
            <text:p>0.337029852643649</text:p>
          </table:table-cell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71</text:p>
          </table:table-cell>
          <table:table-cell office:value-type="string" calcext:value-type="string">
            <text:p>I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AllViolence</text:p>
          </table:table-cell>
          <table:table-cell office:value-type="float" office:value="0.310250755472126" calcext:value-type="float">
            <text:p>0.310250755472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Violence</text:p>
          </table:table-cell>
          <table:table-cell office:value-type="float" office:value="0.026779097171523" calcext:value-type="float">
            <text:p>0.026779097171523</text:p>
          </table:table-cell>
        </table:table-row>
        <table:table-row table:style-name="ro1">
          <table:table-cell table:number-columns-repeated="2" office:value-type="string" calcext:value-type="string">
            <text:p>IDN63+BasicWater</text:p>
          </table:table-cell>
          <table:table-cell office:value-type="string" calcext:value-type="string">
            <text:p>BasicWater</text:p>
          </table:table-cell>
          <table:table-cell office:value-type="string" calcext:value-type="string">
            <text:p>IDN63</text:p>
          </table:table-cell>
          <table:table-cell table:number-columns-repeated="3" office:value-type="float" office:value="0.666620736341137" calcext:value-type="float">
            <text:p>0.666620736341137</text:p>
          </table:table-cell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N63</text:p>
          </table:table-cell>
          <table:table-cell office:value-type="string" calcext:value-type="string">
            <text:p>ID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BasicWater</text:p>
          </table:table-cell>
          <table:table-cell office:value-type="float" office:value="0.733168875406207" calcext:value-type="float">
            <text:p>0.7331688754062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icWater</text:p>
          </table:table-cell>
          <table:table-cell office:value-type="float" office:value="0.06654813906507" calcext:value-type="float">
            <text:p>0.06654813906507</text:p>
          </table:table-cell>
        </table:table-row>
        <table:table-row table:style-name="ro1">
          <table:table-cell table:number-columns-repeated="2" office:value-type="string" calcext:value-type="string">
            <text:p>BGD2019+ContraceptiveMethod</text:p>
          </table:table-cell>
          <table:table-cell office:value-type="string" calcext:value-type="string">
            <text:p>ContraceptiveMethod</text:p>
          </table:table-cell>
          <table:table-cell office:value-type="string" calcext:value-type="string">
            <text:p>BGD2019</text:p>
          </table:table-cell>
          <table:table-cell table:number-columns-repeated="3" office:value-type="float" office:value="0.801665518366682" calcext:value-type="float">
            <text:p>0.801665518366682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GD2019</text:p>
          </table:table-cell>
          <table:table-cell office:value-type="string" calcext:value-type="string">
            <text:p>Bangladesh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ContraceptiveMethod</text:p>
          </table:table-cell>
          <table:table-cell office:value-type="float" office:value="0.777750196919147" calcext:value-type="float">
            <text:p>0.7777501969191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raceptiveMethod</text:p>
          </table:table-cell>
          <table:table-cell office:value-type="float" office:value="0.0239153214475349" calcext:value-type="float">
            <text:p>0.023915321447535</text:p>
          </table:table-cell>
        </table:table-row>
        <table:table-row table:style-name="ro1">
          <table:table-cell table:number-columns-repeated="2" office:value-type="string" calcext:value-type="string">
            <text:p>BTN2010+ContraceptiveMethod</text:p>
          </table:table-cell>
          <table:table-cell office:value-type="string" calcext:value-type="string">
            <text:p>ContraceptiveMethod</text:p>
          </table:table-cell>
          <table:table-cell office:value-type="string" calcext:value-type="string">
            <text:p>BTN2010</text:p>
          </table:table-cell>
          <table:table-cell table:number-columns-repeated="3" office:value-type="float" office:value="0.780597514224693" calcext:value-type="float">
            <text:p>0.780597514224693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N2010</text:p>
          </table:table-cell>
          <table:table-cell office:value-type="string" calcext:value-type="string">
            <text:p>Bhutan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ContraceptiveMethod</text:p>
          </table:table-cell>
          <table:table-cell office:value-type="float" office:value="0.833263503098628" calcext:value-type="float">
            <text:p>0.8332635030986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raceptiveMethod</text:p>
          </table:table-cell>
          <table:table-cell office:value-type="float" office:value="0.0526659888739349" calcext:value-type="float">
            <text:p>0.052665988873935</text:p>
          </table:table-cell>
        </table:table-row>
        <table:table-row table:style-name="ro1">
          <table:table-cell table:number-columns-repeated="2" office:value-type="string" calcext:value-type="string">
            <text:p>GEO2018+ContraceptiveMethod</text:p>
          </table:table-cell>
          <table:table-cell office:value-type="string" calcext:value-type="string">
            <text:p>ContraceptiveMethod</text:p>
          </table:table-cell>
          <table:table-cell office:value-type="string" calcext:value-type="string">
            <text:p>GEO2018</text:p>
          </table:table-cell>
          <table:table-cell table:number-columns-repeated="3" office:value-type="float" office:value="0.484609849905267" calcext:value-type="float">
            <text:p>0.484609849905267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O2018</text:p>
          </table:table-cell>
          <table:table-cell office:value-type="string" calcext:value-type="string">
            <text:p>Georg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ContraceptiveMethod</text:p>
          </table:table-cell>
          <table:table-cell office:value-type="float" office:value="0.499032295394907" calcext:value-type="float">
            <text:p>0.4990322953949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raceptiveMethod</text:p>
          </table:table-cell>
          <table:table-cell office:value-type="float" office:value="0.01442244548964" calcext:value-type="float">
            <text:p>0.01442244548964</text:p>
          </table:table-cell>
        </table:table-row>
        <table:table-row table:style-name="ro1">
          <table:table-cell table:number-columns-repeated="2" office:value-type="string" calcext:value-type="string">
            <text:p>KAZ2010+ContraceptiveMethod</text:p>
          </table:table-cell>
          <table:table-cell office:value-type="string" calcext:value-type="string">
            <text:p>ContraceptiveMethod</text:p>
          </table:table-cell>
          <table:table-cell office:value-type="string" calcext:value-type="string">
            <text:p>KAZ2010</text:p>
          </table:table-cell>
          <table:table-cell table:number-columns-repeated="3" office:value-type="float" office:value="0.720750352377936" calcext:value-type="float">
            <text:p>0.720750352377936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Z2010</text:p>
          </table:table-cell>
          <table:table-cell office:value-type="string" calcext:value-type="string">
            <text:p>Kazakhstan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ContraceptiveMethod</text:p>
          </table:table-cell>
          <table:table-cell office:value-type="float" office:value="0.795693215675604" calcext:value-type="float">
            <text:p>0.7956932156756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raceptiveMethod</text:p>
          </table:table-cell>
          <table:table-cell office:value-type="float" office:value="0.074942863297668" calcext:value-type="float">
            <text:p>0.074942863297668</text:p>
          </table:table-cell>
        </table:table-row>
        <table:table-row table:style-name="ro1">
          <table:table-cell table:number-columns-repeated="2" office:value-type="string" calcext:value-type="string">
            <text:p>KAZ2015+ContraceptiveMethod</text:p>
          </table:table-cell>
          <table:table-cell office:value-type="string" calcext:value-type="string">
            <text:p>ContraceptiveMethod</text:p>
          </table:table-cell>
          <table:table-cell office:value-type="string" calcext:value-type="string">
            <text:p>KAZ2015</text:p>
          </table:table-cell>
          <table:table-cell table:number-columns-repeated="3" office:value-type="float" office:value="0.761480341452003" calcext:value-type="float">
            <text:p>0.761480341452003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Z2015</text:p>
          </table:table-cell>
          <table:table-cell office:value-type="string" calcext:value-type="string">
            <text:p>Kazakhst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ContraceptiveMethod</text:p>
          </table:table-cell>
          <table:table-cell office:value-type="float" office:value="0.826094739203046" calcext:value-type="float">
            <text:p>0.8260947392030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raceptiveMethod</text:p>
          </table:table-cell>
          <table:table-cell office:value-type="float" office:value="0.0646143977510429" calcext:value-type="float">
            <text:p>0.064614397751043</text:p>
          </table:table-cell>
        </table:table-row>
        <table:table-row table:style-name="ro1">
          <table:table-cell table:number-columns-repeated="2" office:value-type="string" calcext:value-type="string">
            <text:p>KGZ2014+ContraceptiveMethod</text:p>
          </table:table-cell>
          <table:table-cell office:value-type="string" calcext:value-type="string">
            <text:p>ContraceptiveMethod</text:p>
          </table:table-cell>
          <table:table-cell office:value-type="string" calcext:value-type="string">
            <text:p>KGZ2014</text:p>
          </table:table-cell>
          <table:table-cell table:number-columns-repeated="3" office:value-type="float" office:value="0.710896118237976" calcext:value-type="float">
            <text:p>0.710896118237976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Z2014</text:p>
          </table:table-cell>
          <table:table-cell office:value-type="string" calcext:value-type="string">
            <text:p>Kyrgyzst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ContraceptiveMethod</text:p>
          </table:table-cell>
          <table:table-cell office:value-type="float" office:value="0.658838769258248" calcext:value-type="float">
            <text:p>0.6588387692582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raceptiveMethod</text:p>
          </table:table-cell>
          <table:table-cell office:value-type="float" office:value="0.052057348979728" calcext:value-type="float">
            <text:p>0.052057348979728</text:p>
          </table:table-cell>
        </table:table-row>
        <table:table-row table:style-name="ro1">
          <table:table-cell table:number-columns-repeated="2" office:value-type="string" calcext:value-type="string">
            <text:p>KGZ2018+ContraceptiveMethod</text:p>
          </table:table-cell>
          <table:table-cell office:value-type="string" calcext:value-type="string">
            <text:p>ContraceptiveMethod</text:p>
          </table:table-cell>
          <table:table-cell office:value-type="string" calcext:value-type="string">
            <text:p>KGZ2018</text:p>
          </table:table-cell>
          <table:table-cell table:number-columns-repeated="3" office:value-type="float" office:value="0.751507628377114" calcext:value-type="float">
            <text:p>0.751507628377114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Z2018</text:p>
          </table:table-cell>
          <table:table-cell office:value-type="string" calcext:value-type="string">
            <text:p>Kyrgyzsta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ContraceptiveMethod</text:p>
          </table:table-cell>
          <table:table-cell office:value-type="float" office:value="0.655926624019176" calcext:value-type="float">
            <text:p>0.6559266240191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raceptiveMethod</text:p>
          </table:table-cell>
          <table:table-cell office:value-type="float" office:value="0.095581004357938" calcext:value-type="float">
            <text:p>0.095581004357938</text:p>
          </table:table-cell>
        </table:table-row>
        <table:table-row table:style-name="ro1">
          <table:table-cell table:number-columns-repeated="2" office:value-type="string" calcext:value-type="string">
            <text:p>KIR2019+ContraceptiveMethod</text:p>
          </table:table-cell>
          <table:table-cell office:value-type="string" calcext:value-type="string">
            <text:p>ContraceptiveMethod</text:p>
          </table:table-cell>
          <table:table-cell office:value-type="string" calcext:value-type="string">
            <text:p>KIR2019</text:p>
          </table:table-cell>
          <table:table-cell table:number-columns-repeated="3" office:value-type="float" office:value="0.510893524517726" calcext:value-type="float">
            <text:p>0.510893524517726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R2019</text:p>
          </table:table-cell>
          <table:table-cell office:value-type="string" calcext:value-type="string">
            <text:p>Kiribati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ContraceptiveMethod</text:p>
          </table:table-cell>
          <table:table-cell office:value-type="float" office:value="0.52256350549907" calcext:value-type="float">
            <text:p>0.522563505499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raceptiveMethod</text:p>
          </table:table-cell>
          <table:table-cell office:value-type="float" office:value="0.0116699809813441" calcext:value-type="float">
            <text:p>0.011669980981344</text:p>
          </table:table-cell>
        </table:table-row>
        <table:table-row table:style-name="ro1">
          <table:table-cell table:number-columns-repeated="2" office:value-type="string" calcext:value-type="string">
            <text:p>LAO2017+ContraceptiveMethod</text:p>
          </table:table-cell>
          <table:table-cell office:value-type="string" calcext:value-type="string">
            <text:p>ContraceptiveMethod</text:p>
          </table:table-cell>
          <table:table-cell office:value-type="string" calcext:value-type="string">
            <text:p>LAO2017</text:p>
          </table:table-cell>
          <table:table-cell table:number-columns-repeated="3" office:value-type="float" office:value="0.747030156732502" calcext:value-type="float">
            <text:p>0.747030156732502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O2017</text:p>
          </table:table-cell>
          <table:table-cell office:value-type="string" calcext:value-type="string">
            <text:p>La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ContraceptiveMethod</text:p>
          </table:table-cell>
          <table:table-cell office:value-type="float" office:value="0.720176249672101" calcext:value-type="float">
            <text:p>0.720176249672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raceptiveMethod</text:p>
          </table:table-cell>
          <table:table-cell office:value-type="float" office:value="0.0268539070604009" calcext:value-type="float">
            <text:p>0.026853907060401</text:p>
          </table:table-cell>
        </table:table-row>
        <table:table-row table:style-name="ro1">
          <table:table-cell table:number-columns-repeated="2" office:value-type="string" calcext:value-type="string">
            <text:p>MNG2018+ContraceptiveMethod</text:p>
          </table:table-cell>
          <table:table-cell office:value-type="string" calcext:value-type="string">
            <text:p>ContraceptiveMethod</text:p>
          </table:table-cell>
          <table:table-cell office:value-type="string" calcext:value-type="string">
            <text:p>MNG2018</text:p>
          </table:table-cell>
          <table:table-cell table:number-columns-repeated="3" office:value-type="float" office:value="0.626233327949087" calcext:value-type="float">
            <text:p>0.626233327949087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NG2018</text:p>
          </table:table-cell>
          <table:table-cell office:value-type="string" calcext:value-type="string">
            <text:p>Mongol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ContraceptiveMethod</text:p>
          </table:table-cell>
          <table:table-cell office:value-type="float" office:value="0.648244981907991" calcext:value-type="float">
            <text:p>0.6482449819079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raceptiveMethod</text:p>
          </table:table-cell>
          <table:table-cell office:value-type="float" office:value="0.0220116539589039" calcext:value-type="float">
            <text:p>0.022011653958904</text:p>
          </table:table-cell>
        </table:table-row>
        <table:table-row table:style-name="ro1">
          <table:table-cell table:number-columns-repeated="2" office:value-type="string" calcext:value-type="string">
            <text:p>NPL2019+ContraceptiveMethod</text:p>
          </table:table-cell>
          <table:table-cell office:value-type="string" calcext:value-type="string">
            <text:p>ContraceptiveMethod</text:p>
          </table:table-cell>
          <table:table-cell office:value-type="string" calcext:value-type="string">
            <text:p>NPL2019</text:p>
          </table:table-cell>
          <table:table-cell table:number-columns-repeated="3" office:value-type="float" office:value="0.623181168832404" calcext:value-type="float">
            <text:p>0.623181168832404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PL2019</text:p>
          </table:table-cell>
          <table:table-cell office:value-type="string" calcext:value-type="string">
            <text:p>Nepa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ContraceptiveMethod</text:p>
          </table:table-cell>
          <table:table-cell office:value-type="float" office:value="0.607177222262393" calcext:value-type="float">
            <text:p>0.6071772222623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raceptiveMethod</text:p>
          </table:table-cell>
          <table:table-cell office:value-type="float" office:value="0.016003946570011" calcext:value-type="float">
            <text:p>0.016003946570011</text:p>
          </table:table-cell>
        </table:table-row>
        <table:table-row table:style-name="ro1">
          <table:table-cell table:number-columns-repeated="2" office:value-type="string" calcext:value-type="string">
            <text:p>THA2012+ContraceptiveMethod</text:p>
          </table:table-cell>
          <table:table-cell office:value-type="string" calcext:value-type="string">
            <text:p>ContraceptiveMethod</text:p>
          </table:table-cell>
          <table:table-cell office:value-type="string" calcext:value-type="string">
            <text:p>THA2012</text:p>
          </table:table-cell>
          <table:table-cell table:number-columns-repeated="3" office:value-type="float" office:value="0.877041704408235" calcext:value-type="float">
            <text:p>0.877041704408235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A2012</text:p>
          </table:table-cell>
          <table:table-cell office:value-type="string" calcext:value-type="string">
            <text:p>Thailand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ContraceptiveMethod</text:p>
          </table:table-cell>
          <table:table-cell office:value-type="float" office:value="0.897350367126219" calcext:value-type="float">
            <text:p>0.8973503671262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raceptiveMethod</text:p>
          </table:table-cell>
          <table:table-cell office:value-type="float" office:value="0.0203086627179839" calcext:value-type="float">
            <text:p>0.020308662717984</text:p>
          </table:table-cell>
        </table:table-row>
        <table:table-row table:style-name="ro1">
          <table:table-cell table:number-columns-repeated="2" office:value-type="string" calcext:value-type="string">
            <text:p>THA2015+ContraceptiveMethod</text:p>
          </table:table-cell>
          <table:table-cell office:value-type="string" calcext:value-type="string">
            <text:p>ContraceptiveMethod</text:p>
          </table:table-cell>
          <table:table-cell office:value-type="string" calcext:value-type="string">
            <text:p>THA2015</text:p>
          </table:table-cell>
          <table:table-cell table:number-columns-repeated="3" office:value-type="float" office:value="0.904280505519109" calcext:value-type="float">
            <text:p>0.904280505519109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A2015</text:p>
          </table:table-cell>
          <table:table-cell office:value-type="string" calcext:value-type="string">
            <text:p>Thailan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ContraceptiveMethod</text:p>
          </table:table-cell>
          <table:table-cell office:value-type="float" office:value="0.887732428791499" calcext:value-type="float">
            <text:p>0.8877324287914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raceptiveMethod</text:p>
          </table:table-cell>
          <table:table-cell office:value-type="float" office:value="0.0165480767276099" calcext:value-type="float">
            <text:p>0.01654807672761</text:p>
          </table:table-cell>
        </table:table-row>
        <table:table-row table:style-name="ro1">
          <table:table-cell table:number-columns-repeated="2" office:value-type="string" calcext:value-type="string">
            <text:p>THA2019+ContraceptiveMethod</text:p>
          </table:table-cell>
          <table:table-cell office:value-type="string" calcext:value-type="string">
            <text:p>ContraceptiveMethod</text:p>
          </table:table-cell>
          <table:table-cell office:value-type="string" calcext:value-type="string">
            <text:p>THA2019</text:p>
          </table:table-cell>
          <table:table-cell table:number-columns-repeated="3" office:value-type="float" office:value="0.896702675836142" calcext:value-type="float">
            <text:p>0.896702675836142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A2019</text:p>
          </table:table-cell>
          <table:table-cell office:value-type="string" calcext:value-type="string">
            <text:p>Thailand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ContraceptiveMethod</text:p>
          </table:table-cell>
          <table:table-cell office:value-type="float" office:value="0.871496106825998" calcext:value-type="float">
            <text:p>0.8714961068259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raceptiveMethod</text:p>
          </table:table-cell>
          <table:table-cell office:value-type="float" office:value="0.0252065690101441" calcext:value-type="float">
            <text:p>0.025206569010144</text:p>
          </table:table-cell>
        </table:table-row>
        <table:table-row table:style-name="ro1">
          <table:table-cell table:number-columns-repeated="2" office:value-type="string" calcext:value-type="string">
            <text:p>TKM2015+ContraceptiveMethod</text:p>
          </table:table-cell>
          <table:table-cell office:value-type="string" calcext:value-type="string">
            <text:p>ContraceptiveMethod</text:p>
          </table:table-cell>
          <table:table-cell office:value-type="string" calcext:value-type="string">
            <text:p>TKM2015</text:p>
          </table:table-cell>
          <table:table-cell table:number-columns-repeated="3" office:value-type="float" office:value="0.726455217062118" calcext:value-type="float">
            <text:p>0.726455217062118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KM2015</text:p>
          </table:table-cell>
          <table:table-cell office:value-type="string" calcext:value-type="string">
            <text:p>Turkmenist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ContraceptiveMethod</text:p>
          </table:table-cell>
          <table:table-cell office:value-type="float" office:value="0.754421814768206" calcext:value-type="float">
            <text:p>0.754421814768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raceptiveMethod</text:p>
          </table:table-cell>
          <table:table-cell office:value-type="float" office:value="0.027966597706088" calcext:value-type="float">
            <text:p>0.027966597706088</text:p>
          </table:table-cell>
        </table:table-row>
        <table:table-row table:style-name="ro1">
          <table:table-cell table:number-columns-repeated="2" office:value-type="string" calcext:value-type="string">
            <text:p>TKM2019+ContraceptiveMethod</text:p>
          </table:table-cell>
          <table:table-cell office:value-type="string" calcext:value-type="string">
            <text:p>ContraceptiveMethod</text:p>
          </table:table-cell>
          <table:table-cell office:value-type="string" calcext:value-type="string">
            <text:p>TKM2019</text:p>
          </table:table-cell>
          <table:table-cell table:number-columns-repeated="3" office:value-type="float" office:value="0.797248535834408" calcext:value-type="float">
            <text:p>0.797248535834408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KM2019</text:p>
          </table:table-cell>
          <table:table-cell office:value-type="string" calcext:value-type="string">
            <text:p>Turkmenista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ContraceptiveMethod</text:p>
          </table:table-cell>
          <table:table-cell office:value-type="float" office:value="0.785914130033308" calcext:value-type="float">
            <text:p>0.7859141300333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raceptiveMethod</text:p>
          </table:table-cell>
          <table:table-cell office:value-type="float" office:value="0.0113344058011" calcext:value-type="float">
            <text:p>0.0113344058011</text:p>
          </table:table-cell>
        </table:table-row>
        <table:table-row table:style-name="ro1">
          <table:table-cell table:number-columns-repeated="2" office:value-type="string" calcext:value-type="string">
            <text:p>TON2019+ContraceptiveMethod</text:p>
          </table:table-cell>
          <table:table-cell office:value-type="string" calcext:value-type="string">
            <text:p>ContraceptiveMethod</text:p>
          </table:table-cell>
          <table:table-cell office:value-type="string" calcext:value-type="string">
            <text:p>TON2019</text:p>
          </table:table-cell>
          <table:table-cell office:value-type="float" office:value="0.458512304097032" calcext:value-type="float">
            <text:p>0.458512304097032</text:p>
          </table:table-cell>
          <table:table-cell office:value-type="float" office:value="0.459139720899018" calcext:value-type="float">
            <text:p>0.459139720899018</text:p>
          </table:table-cell>
          <table:table-cell office:value-type="float" office:value="0.457257470493059" calcext:value-type="float">
            <text:p>0.457257470493059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N2019</text:p>
          </table:table-cell>
          <table:table-cell office:value-type="string" calcext:value-type="string">
            <text:p>Tong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ContraceptiveMethod</text:p>
          </table:table-cell>
          <table:table-cell office:value-type="float" office:value="0.498718826693259" calcext:value-type="float">
            <text:p>0.4987188266932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raceptiveMethod</text:p>
          </table:table-cell>
          <table:table-cell office:value-type="float" office:value="0.040206522596227" calcext:value-type="float">
            <text:p>0.040206522596227</text:p>
          </table:table-cell>
        </table:table-row>
        <table:table-row table:style-name="ro1">
          <table:table-cell table:number-columns-repeated="2" office:value-type="string" calcext:value-type="string">
            <text:p>IDN71+Covid</text:p>
          </table:table-cell>
          <table:table-cell office:value-type="string" calcext:value-type="string">
            <text:p>Covid</text:p>
          </table:table-cell>
          <table:table-cell office:value-type="string" calcext:value-type="string">
            <text:p>IDN71</text:p>
          </table:table-cell>
          <table:table-cell table:number-columns-repeated="3" office:value-type="float" office:value="0.473064839868526" calcext:value-type="float">
            <text:p>0.473064839868526</text:p>
          </table:table-cell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N71</text:p>
          </table:table-cell>
          <table:table-cell office:value-type="string" calcext:value-type="string">
            <text:p>ID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Covid</text:p>
          </table:table-cell>
          <table:table-cell office:value-type="float" office:value="0.451023117457078" calcext:value-type="float">
            <text:p>0.4510231174570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vid</text:p>
          </table:table-cell>
          <table:table-cell office:value-type="float" office:value="0.022041722411448" calcext:value-type="float">
            <text:p>0.022041722411448</text:p>
          </table:table-cell>
        </table:table-row>
        <table:table-row table:style-name="ro1">
          <table:table-cell table:number-columns-repeated="2" office:value-type="string" calcext:value-type="string">
            <text:p>IND71+EmotionalViolence</text:p>
          </table:table-cell>
          <table:table-cell office:value-type="string" calcext:value-type="string">
            <text:p>EmotionalViolence</text:p>
          </table:table-cell>
          <table:table-cell office:value-type="string" calcext:value-type="string">
            <text:p>IND71</text:p>
          </table:table-cell>
          <table:table-cell table:number-columns-repeated="3" office:value-type="float" office:value="0.139403862944467" calcext:value-type="float">
            <text:p>0.139403862944467</text:p>
          </table:table-cell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71</text:p>
          </table:table-cell>
          <table:table-cell office:value-type="string" calcext:value-type="string">
            <text:p>I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EmotionalViolence</text:p>
          </table:table-cell>
          <table:table-cell office:value-type="float" office:value="0.126945178616361" calcext:value-type="float">
            <text:p>0.1269451786163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otionalViolence</text:p>
          </table:table-cell>
          <table:table-cell office:value-type="float" office:value="0.012458684328106" calcext:value-type="float">
            <text:p>0.012458684328106</text:p>
          </table:table-cell>
        </table:table-row>
        <table:table-row table:style-name="ro1">
          <table:table-cell table:number-columns-repeated="2" office:value-type="string" calcext:value-type="string">
            <text:p>PNG70+EmotionalViolence</text:p>
          </table:table-cell>
          <table:table-cell office:value-type="string" calcext:value-type="string">
            <text:p>EmotionalViolence</text:p>
          </table:table-cell>
          <table:table-cell office:value-type="string" calcext:value-type="string">
            <text:p>PNG70</text:p>
          </table:table-cell>
          <table:table-cell table:number-columns-repeated="3" office:value-type="float" office:value="0.498344218187381" calcext:value-type="float">
            <text:p>0.498344218187381</text:p>
          </table:table-cell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70</text:p>
          </table:table-cell>
          <table:table-cell office:value-type="string" calcext:value-type="string">
            <text:p>PG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EmotionalViolence</text:p>
          </table:table-cell>
          <table:table-cell office:value-type="float" office:value="0.511105534320174" calcext:value-type="float">
            <text:p>0.5111055343201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otionalViolence</text:p>
          </table:table-cell>
          <table:table-cell office:value-type="float" office:value="0.012761316132793" calcext:value-type="float">
            <text:p>0.012761316132793</text:p>
          </table:table-cell>
        </table:table-row>
        <table:table-row table:style-name="ro1">
          <table:table-cell table:number-columns-repeated="2" office:value-type="string" calcext:value-type="string">
            <text:p>BGD2019+HigherEducation2535</text:p>
          </table:table-cell>
          <table:table-cell office:value-type="string" calcext:value-type="string">
            <text:p>HigherEducation2535</text:p>
          </table:table-cell>
          <table:table-cell office:value-type="string" calcext:value-type="string">
            <text:p>BGD2019</text:p>
          </table:table-cell>
          <table:table-cell table:number-columns-repeated="3" office:value-type="float" office:value="0.139375946403001" calcext:value-type="float">
            <text:p>0.139375946403001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GD2019</text:p>
          </table:table-cell>
          <table:table-cell office:value-type="string" calcext:value-type="string">
            <text:p>Bangladesh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HigherEducation2535</text:p>
          </table:table-cell>
          <table:table-cell office:value-type="float" office:value="0.122708646918002" calcext:value-type="float">
            <text:p>0.122708646918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rEducation2535</text:p>
          </table:table-cell>
          <table:table-cell office:value-type="float" office:value="0.016667299484999" calcext:value-type="float">
            <text:p>0.016667299484999</text:p>
          </table:table-cell>
        </table:table-row>
        <table:table-row table:style-name="ro1">
          <table:table-cell table:number-columns-repeated="2" office:value-type="string" calcext:value-type="string">
            <text:p>PNG70+HigherEducation2535</text:p>
          </table:table-cell>
          <table:table-cell office:value-type="string" calcext:value-type="string">
            <text:p>HigherEducation2535</text:p>
          </table:table-cell>
          <table:table-cell office:value-type="string" calcext:value-type="string">
            <text:p>PNG70</text:p>
          </table:table-cell>
          <table:table-cell table:number-columns-repeated="3" office:value-type="float" office:value="0.060597623897485" calcext:value-type="float">
            <text:p>0.060597623897485</text:p>
          </table:table-cell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70</text:p>
          </table:table-cell>
          <table:table-cell office:value-type="string" calcext:value-type="string">
            <text:p>PG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HigherEducation2535</text:p>
          </table:table-cell>
          <table:table-cell office:value-type="float" office:value="0.0843065542501262" calcext:value-type="float">
            <text:p>0.084306554250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rEducation2535</text:p>
          </table:table-cell>
          <table:table-cell office:value-type="float" office:value="0.0237089303526412" calcext:value-type="float">
            <text:p>0.023708930352641</text:p>
          </table:table-cell>
        </table:table-row>
        <table:table-row table:style-name="ro1">
          <table:table-cell table:number-columns-repeated="2" office:value-type="string" calcext:value-type="string">
            <text:p>THA2019+HigherEducation2535</text:p>
          </table:table-cell>
          <table:table-cell office:value-type="string" calcext:value-type="string">
            <text:p>HigherEducation2535</text:p>
          </table:table-cell>
          <table:table-cell office:value-type="string" calcext:value-type="string">
            <text:p>THA2019</text:p>
          </table:table-cell>
          <table:table-cell table:number-columns-repeated="3" office:value-type="float" office:value="0.427881822348306" calcext:value-type="float">
            <text:p>0.427881822348306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A2019</text:p>
          </table:table-cell>
          <table:table-cell office:value-type="string" calcext:value-type="string">
            <text:p>Thailand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HigherEducation2535</text:p>
          </table:table-cell>
          <table:table-cell office:value-type="float" office:value="0.416082133627744" calcext:value-type="float">
            <text:p>0.4160821336277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rEducation2535</text:p>
          </table:table-cell>
          <table:table-cell office:value-type="float" office:value="0.011799688720562" calcext:value-type="float">
            <text:p>0.011799688720562</text:p>
          </table:table-cell>
        </table:table-row>
        <table:table-row table:style-name="ro1">
          <table:table-cell table:number-columns-repeated="2" office:value-type="string" calcext:value-type="string">
            <text:p>BGD2019+HigherEducation35plus</text:p>
          </table:table-cell>
          <table:table-cell office:value-type="string" calcext:value-type="string">
            <text:p>HigherEducation35plus</text:p>
          </table:table-cell>
          <table:table-cell office:value-type="string" calcext:value-type="string">
            <text:p>BGD2019</text:p>
          </table:table-cell>
          <table:table-cell table:number-columns-repeated="3" office:value-type="float" office:value="0.092508652445143" calcext:value-type="float">
            <text:p>0.092508652445143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GD2019</text:p>
          </table:table-cell>
          <table:table-cell office:value-type="string" calcext:value-type="string">
            <text:p>Bangladesh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HigherEducation35plus</text:p>
          </table:table-cell>
          <table:table-cell office:value-type="float" office:value="0.0503277999345164" calcext:value-type="float">
            <text:p>0.0503277999345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rEducation35plus</text:p>
          </table:table-cell>
          <table:table-cell office:value-type="float" office:value="0.0421808525106266" calcext:value-type="float">
            <text:p>0.042180852510627</text:p>
          </table:table-cell>
        </table:table-row>
        <table:table-row table:style-name="ro1">
          <table:table-cell table:number-columns-repeated="2" office:value-type="string" calcext:value-type="string">
            <text:p>PNG70+HigherEducation35plus</text:p>
          </table:table-cell>
          <table:table-cell office:value-type="string" calcext:value-type="string">
            <text:p>HigherEducation35plus</text:p>
          </table:table-cell>
          <table:table-cell office:value-type="string" calcext:value-type="string">
            <text:p>PNG70</text:p>
          </table:table-cell>
          <table:table-cell table:number-columns-repeated="3" office:value-type="float" office:value="0.049720798633631" calcext:value-type="float">
            <text:p>0.049720798633631</text:p>
          </table:table-cell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70</text:p>
          </table:table-cell>
          <table:table-cell office:value-type="string" calcext:value-type="string">
            <text:p>PG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HigherEducation35plus</text:p>
          </table:table-cell>
          <table:table-cell office:value-type="float" office:value="0.0746358973488089" calcext:value-type="float">
            <text:p>0.0746358973488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rEducation35plus</text:p>
          </table:table-cell>
          <table:table-cell office:value-type="float" office:value="0.0249150987151779" calcext:value-type="float">
            <text:p>0.024915098715178</text:p>
          </table:table-cell>
        </table:table-row>
        <table:table-row table:style-name="ro1">
          <table:table-cell table:number-columns-repeated="2" office:value-type="string" calcext:value-type="string">
            <text:p>THA2019+HigherEducation35plus</text:p>
          </table:table-cell>
          <table:table-cell office:value-type="string" calcext:value-type="string">
            <text:p>HigherEducation35plus</text:p>
          </table:table-cell>
          <table:table-cell office:value-type="string" calcext:value-type="string">
            <text:p>THA2019</text:p>
          </table:table-cell>
          <table:table-cell table:number-columns-repeated="3" office:value-type="float" office:value="0.197681498797051" calcext:value-type="float">
            <text:p>0.197681498797051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A2019</text:p>
          </table:table-cell>
          <table:table-cell office:value-type="string" calcext:value-type="string">
            <text:p>Thailand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HigherEducation35plus</text:p>
          </table:table-cell>
          <table:table-cell office:value-type="float" office:value="0.187446727872721" calcext:value-type="float">
            <text:p>0.1874467278727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rEducation35plus</text:p>
          </table:table-cell>
          <table:table-cell office:value-type="float" office:value="0.01023477092433" calcext:value-type="float">
            <text:p>0.01023477092433</text:p>
          </table:table-cell>
        </table:table-row>
        <table:table-row table:style-name="ro1">
          <table:table-cell table:number-columns-repeated="2" office:value-type="string" calcext:value-type="string">
            <text:p>KGZ2018+InternetUse</text:p>
          </table:table-cell>
          <table:table-cell office:value-type="string" calcext:value-type="string">
            <text:p>InternetUse</text:p>
          </table:table-cell>
          <table:table-cell office:value-type="string" calcext:value-type="string">
            <text:p>KGZ2018</text:p>
          </table:table-cell>
          <table:table-cell office:value-type="float" office:value="0.801521011896051" calcext:value-type="float">
            <text:p>0.801521011896051</text:p>
          </table:table-cell>
          <table:table-cell office:value-type="float" office:value="0.828172262320733" calcext:value-type="float">
            <text:p>0.828172262320733</text:p>
          </table:table-cell>
          <table:table-cell office:value-type="float" office:value="0.774869761471368" calcext:value-type="float">
            <text:p>0.774869761471368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Z2018</text:p>
          </table:table-cell>
          <table:table-cell office:value-type="string" calcext:value-type="string">
            <text:p>Kyrgyzsta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InternetUse</text:p>
          </table:table-cell>
          <table:table-cell office:value-type="float" office:value="0.774869761471368" calcext:value-type="float">
            <text:p>0.7748697614713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ernetUse</text:p>
          </table:table-cell>
          <table:table-cell office:value-type="float" office:value="0.026651250424683" calcext:value-type="float">
            <text:p>0.026651250424683</text:p>
          </table:table-cell>
        </table:table-row>
        <table:table-row table:style-name="ro1">
          <table:table-cell table:number-columns-repeated="2" office:value-type="string" calcext:value-type="string">
            <text:p>LAO2017+InternetUse</text:p>
          </table:table-cell>
          <table:table-cell office:value-type="string" calcext:value-type="string">
            <text:p>InternetUse</text:p>
          </table:table-cell>
          <table:table-cell office:value-type="string" calcext:value-type="string">
            <text:p>LAO2017</text:p>
          </table:table-cell>
          <table:table-cell office:value-type="float" office:value="0.353668620554868" calcext:value-type="float">
            <text:p>0.353668620554868</text:p>
          </table:table-cell>
          <table:table-cell office:value-type="float" office:value="0.427447361468681" calcext:value-type="float">
            <text:p>0.427447361468681</text:p>
          </table:table-cell>
          <table:table-cell office:value-type="float" office:value="0.279889879641056" calcext:value-type="float">
            <text:p>0.279889879641056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O2017</text:p>
          </table:table-cell>
          <table:table-cell office:value-type="string" calcext:value-type="string">
            <text:p>La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InternetUse</text:p>
          </table:table-cell>
          <table:table-cell office:value-type="float" office:value="0.272738177460341" calcext:value-type="float">
            <text:p>0.2727381774603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ernetUse</text:p>
          </table:table-cell>
          <table:table-cell office:value-type="float" office:value="0.080930443094527" calcext:value-type="float">
            <text:p>0.080930443094527</text:p>
          </table:table-cell>
        </table:table-row>
        <table:table-row table:style-name="ro1">
          <table:table-cell table:number-columns-repeated="2" office:value-type="string" calcext:value-type="string">
            <text:p>MNG2013+InternetUse</text:p>
          </table:table-cell>
          <table:table-cell office:value-type="string" calcext:value-type="string">
            <text:p>InternetUse</text:p>
          </table:table-cell>
          <table:table-cell office:value-type="string" calcext:value-type="string">
            <text:p>MNG2013</text:p>
          </table:table-cell>
          <table:table-cell table:number-columns-repeated="3" office:value-type="float" office:value="0.733293573634621" calcext:value-type="float">
            <text:p>0.733293573634621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NG2013</text:p>
          </table:table-cell>
          <table:table-cell office:value-type="string" calcext:value-type="string">
            <text:p>Mongoli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InternetUse</text:p>
          </table:table-cell>
          <table:table-cell office:value-type="float" office:value="0.722058917039393" calcext:value-type="float">
            <text:p>0.7220589170393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ernetUse</text:p>
          </table:table-cell>
          <table:table-cell office:value-type="float" office:value="0.011234656595228" calcext:value-type="float">
            <text:p>0.011234656595228</text:p>
          </table:table-cell>
        </table:table-row>
        <table:table-row table:style-name="ro1">
          <table:table-cell table:number-columns-repeated="2" office:value-type="string" calcext:value-type="string">
            <text:p>MNG2018+InternetUse</text:p>
          </table:table-cell>
          <table:table-cell office:value-type="string" calcext:value-type="string">
            <text:p>InternetUse</text:p>
          </table:table-cell>
          <table:table-cell office:value-type="string" calcext:value-type="string">
            <text:p>MNG2018</text:p>
          </table:table-cell>
          <table:table-cell office:value-type="float" office:value="0.790960849705352" calcext:value-type="float">
            <text:p>0.790960849705352</text:p>
          </table:table-cell>
          <table:table-cell office:value-type="float" office:value="0.874289861035796" calcext:value-type="float">
            <text:p>0.874289861035796</text:p>
          </table:table-cell>
          <table:table-cell office:value-type="float" office:value="0.707631838374909" calcext:value-type="float">
            <text:p>0.707631838374909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NG2018</text:p>
          </table:table-cell>
          <table:table-cell office:value-type="string" calcext:value-type="string">
            <text:p>Mongol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InternetUse</text:p>
          </table:table-cell>
          <table:table-cell office:value-type="float" office:value="0.67998716160063" calcext:value-type="float">
            <text:p>0.679987161600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ernetUse</text:p>
          </table:table-cell>
          <table:table-cell office:value-type="float" office:value="0.110973688104722" calcext:value-type="float">
            <text:p>0.110973688104722</text:p>
          </table:table-cell>
        </table:table-row>
        <table:table-row table:style-name="ro1">
          <table:table-cell table:number-columns-repeated="2" office:value-type="string" calcext:value-type="string">
            <text:p>IDN71+MobilePhone</text:p>
          </table:table-cell>
          <table:table-cell office:value-type="string" calcext:value-type="string">
            <text:p>MobilePhone</text:p>
          </table:table-cell>
          <table:table-cell office:value-type="string" calcext:value-type="string">
            <text:p>IDN71</text:p>
          </table:table-cell>
          <table:table-cell office:value-type="float" office:value="0.825036577599898" calcext:value-type="float">
            <text:p>0.825036577599898</text:p>
          </table:table-cell>
          <table:table-cell office:value-type="float" office:value="0.889944510291197" calcext:value-type="float">
            <text:p>0.889944510291197</text:p>
          </table:table-cell>
          <table:table-cell office:value-type="float" office:value="0.792582611254248" calcext:value-type="float">
            <text:p>0.792582611254248</text:p>
          </table:table-cell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N71</text:p>
          </table:table-cell>
          <table:table-cell office:value-type="string" calcext:value-type="string">
            <text:p>ID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MobilePhone</text:p>
          </table:table-cell>
          <table:table-cell office:value-type="float" office:value="0.783655093700369" calcext:value-type="float">
            <text:p>0.7836550937003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bilePhone</text:p>
          </table:table-cell>
          <table:table-cell office:value-type="float" office:value="0.041381483899529" calcext:value-type="float">
            <text:p>0.041381483899529</text:p>
          </table:table-cell>
        </table:table-row>
        <table:table-row table:style-name="ro1">
          <table:table-cell table:number-columns-repeated="2" office:value-type="string" calcext:value-type="string">
            <text:p>IND71+MobilePhone</text:p>
          </table:table-cell>
          <table:table-cell office:value-type="string" calcext:value-type="string">
            <text:p>MobilePhone</text:p>
          </table:table-cell>
          <table:table-cell office:value-type="string" calcext:value-type="string">
            <text:p>IND71</text:p>
          </table:table-cell>
          <table:table-cell office:value-type="float" office:value="0.607128825762715" calcext:value-type="float">
            <text:p>0.607128825762715</text:p>
          </table:table-cell>
          <table:table-cell office:value-type="float" office:value="0.903969705574918" calcext:value-type="float">
            <text:p>0.903969705574918</text:p>
          </table:table-cell>
          <table:table-cell office:value-type="float" office:value="0.458708385856613" calcext:value-type="float">
            <text:p>0.458708385856613</text:p>
          </table:table-cell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71</text:p>
          </table:table-cell>
          <table:table-cell office:value-type="string" calcext:value-type="string">
            <text:p>I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MobilePhone</text:p>
          </table:table-cell>
          <table:table-cell office:value-type="float" office:value="0.458708385856613" calcext:value-type="float">
            <text:p>0.4587083858566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bilePhone</text:p>
          </table:table-cell>
          <table:table-cell office:value-type="float" office:value="0.148420439906102" calcext:value-type="float">
            <text:p>0.148420439906102</text:p>
          </table:table-cell>
        </table:table-row>
        <table:table-row table:style-name="ro1">
          <table:table-cell table:number-columns-repeated="2" office:value-type="string" calcext:value-type="string">
            <text:p>KGZ2018+MobilePhone</text:p>
          </table:table-cell>
          <table:table-cell office:value-type="string" calcext:value-type="string">
            <text:p>MobilePhone</text:p>
          </table:table-cell>
          <table:table-cell office:value-type="string" calcext:value-type="string">
            <text:p>KGZ2018</text:p>
          </table:table-cell>
          <table:table-cell office:value-type="float" office:value="0.905237337888019" calcext:value-type="float">
            <text:p>0.905237337888019</text:p>
          </table:table-cell>
          <table:table-cell office:value-type="float" office:value="0.932849143470769" calcext:value-type="float">
            <text:p>0.932849143470769</text:p>
          </table:table-cell>
          <table:table-cell office:value-type="float" office:value="0.87762553230527" calcext:value-type="float">
            <text:p>0.87762553230527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Z2018</text:p>
          </table:table-cell>
          <table:table-cell office:value-type="string" calcext:value-type="string">
            <text:p>Kyrgyzsta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MobilePhone</text:p>
          </table:table-cell>
          <table:table-cell office:value-type="float" office:value="0.932849143470769" calcext:value-type="float">
            <text:p>0.9328491434707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bilePhone</text:p>
          </table:table-cell>
          <table:table-cell office:value-type="float" office:value="0.02761180558275" calcext:value-type="float">
            <text:p>0.02761180558275</text:p>
          </table:table-cell>
        </table:table-row>
        <table:table-row table:style-name="ro1">
          <table:table-cell table:number-columns-repeated="2" office:value-type="string" calcext:value-type="string">
            <text:p>KHM61+MobilePhone</text:p>
          </table:table-cell>
          <table:table-cell office:value-type="string" calcext:value-type="string">
            <text:p>MobilePhone</text:p>
          </table:table-cell>
          <table:table-cell office:value-type="string" calcext:value-type="string">
            <text:p>KHM61</text:p>
          </table:table-cell>
          <table:table-cell table:number-columns-repeated="3" office:value-type="float" office:value="0.619469625996464" calcext:value-type="float">
            <text:p>0.619469625996464</text:p>
          </table:table-cell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HM61</text:p>
          </table:table-cell>
          <table:table-cell office:value-type="string" calcext:value-type="string">
            <text:p>KH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MobilePhone</text:p>
          </table:table-cell>
          <table:table-cell office:value-type="float" office:value="0.66985577219125" calcext:value-type="float">
            <text:p>0.66985577219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bilePhone</text:p>
          </table:table-cell>
          <table:table-cell office:value-type="float" office:value="0.050386146194786" calcext:value-type="float">
            <text:p>0.050386146194786</text:p>
          </table:table-cell>
        </table:table-row>
        <table:table-row table:style-name="ro1">
          <table:table-cell table:number-columns-repeated="2" office:value-type="string" calcext:value-type="string">
            <text:p>KHM72+MobilePhone</text:p>
          </table:table-cell>
          <table:table-cell office:value-type="string" calcext:value-type="string">
            <text:p>MobilePhone</text:p>
          </table:table-cell>
          <table:table-cell office:value-type="string" calcext:value-type="string">
            <text:p>KHM72</text:p>
          </table:table-cell>
          <table:table-cell table:number-columns-repeated="3" office:value-type="float" office:value="0.872042493988892" calcext:value-type="float">
            <text:p>0.872042493988892</text:p>
          </table:table-cell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HM72</text:p>
          </table:table-cell>
          <table:table-cell office:value-type="string" calcext:value-type="string">
            <text:p>KH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MobilePhone</text:p>
          </table:table-cell>
          <table:table-cell office:value-type="float" office:value="0.90443842959901" calcext:value-type="float">
            <text:p>0.904438429599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bilePhone</text:p>
          </table:table-cell>
          <table:table-cell office:value-type="float" office:value="0.032395935610118" calcext:value-type="float">
            <text:p>0.032395935610118</text:p>
          </table:table-cell>
        </table:table-row>
        <table:table-row table:style-name="ro1">
          <table:table-cell table:number-columns-repeated="2" office:value-type="string" calcext:value-type="string">
            <text:p>MDV71+MobilePhone</text:p>
          </table:table-cell>
          <table:table-cell office:value-type="string" calcext:value-type="string">
            <text:p>MobilePhone</text:p>
          </table:table-cell>
          <table:table-cell office:value-type="string" calcext:value-type="string">
            <text:p>MDV71</text:p>
          </table:table-cell>
          <table:table-cell office:value-type="float" office:value="0.968382384990177" calcext:value-type="float">
            <text:p>0.968382384990177</text:p>
          </table:table-cell>
          <table:table-cell office:value-type="float" office:value="0.987095368577905" calcext:value-type="float">
            <text:p>0.987095368577905</text:p>
          </table:table-cell>
          <table:table-cell office:value-type="float" office:value="0.959025893196313" calcext:value-type="float">
            <text:p>0.959025893196313</text:p>
          </table:table-cell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V71</text:p>
          </table:table-cell>
          <table:table-cell office:value-type="string" calcext:value-type="string">
            <text:p>MV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MobilePhone</text:p>
          </table:table-cell>
          <table:table-cell office:value-type="float" office:value="0.954525748804114" calcext:value-type="float">
            <text:p>0.954525748804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bilePhone</text:p>
          </table:table-cell>
          <table:table-cell office:value-type="float" office:value="0.013856636186063" calcext:value-type="float">
            <text:p>0.013856636186063</text:p>
          </table:table-cell>
        </table:table-row>
        <table:table-row table:style-name="ro1">
          <table:table-cell table:number-columns-repeated="2" office:value-type="string" calcext:value-type="string">
            <text:p>NPL2019+MobilePhone</text:p>
          </table:table-cell>
          <table:table-cell office:value-type="string" calcext:value-type="string">
            <text:p>MobilePhone</text:p>
          </table:table-cell>
          <table:table-cell office:value-type="string" calcext:value-type="string">
            <text:p>NPL2019</text:p>
          </table:table-cell>
          <table:table-cell office:value-type="float" office:value="0.713584713379394" calcext:value-type="float">
            <text:p>0.713584713379394</text:p>
          </table:table-cell>
          <table:table-cell office:value-type="float" office:value="0.824487894705111" calcext:value-type="float">
            <text:p>0.824487894705111</text:p>
          </table:table-cell>
          <table:table-cell office:value-type="float" office:value="0.602681532053678" calcext:value-type="float">
            <text:p>0.602681532053678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PL2019</text:p>
          </table:table-cell>
          <table:table-cell office:value-type="string" calcext:value-type="string">
            <text:p>Nepa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MobilePhone</text:p>
          </table:table-cell>
          <table:table-cell office:value-type="float" office:value="0.824487894705111" calcext:value-type="float">
            <text:p>0.824487894705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bilePhone</text:p>
          </table:table-cell>
          <table:table-cell office:value-type="float" office:value="0.110903181325717" calcext:value-type="float">
            <text:p>0.110903181325717</text:p>
          </table:table-cell>
        </table:table-row>
        <table:table-row table:style-name="ro1">
          <table:table-cell table:number-columns-repeated="2" office:value-type="string" calcext:value-type="string">
            <text:p>NPL7H+MobilePhone</text:p>
          </table:table-cell>
          <table:table-cell office:value-type="string" calcext:value-type="string">
            <text:p>MobilePhone</text:p>
          </table:table-cell>
          <table:table-cell office:value-type="string" calcext:value-type="string">
            <text:p>NPL7H</text:p>
          </table:table-cell>
          <table:table-cell office:value-type="float" office:value="0.820414799222377" calcext:value-type="float">
            <text:p>0.820414799222377</text:p>
          </table:table-cell>
          <table:table-cell office:value-type="float" office:value="0.928477238937154" calcext:value-type="float">
            <text:p>0.928477238937154</text:p>
          </table:table-cell>
          <table:table-cell office:value-type="float" office:value="0.766383579364989" calcext:value-type="float">
            <text:p>0.766383579364989</text:p>
          </table:table-cell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PL7H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7H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MobilePhone</text:p>
          </table:table-cell>
          <table:table-cell office:value-type="float" office:value="0.726326577822998" calcext:value-type="float">
            <text:p>0.7263265778229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bilePhone</text:p>
          </table:table-cell>
          <table:table-cell office:value-type="float" office:value="0.094088221399379" calcext:value-type="float">
            <text:p>0.094088221399379</text:p>
          </table:table-cell>
        </table:table-row>
        <table:table-row table:style-name="ro1">
          <table:table-cell table:number-columns-repeated="2" office:value-type="string" calcext:value-type="string">
            <text:p>PAK71+MobilePhone</text:p>
          </table:table-cell>
          <table:table-cell office:value-type="string" calcext:value-type="string">
            <text:p>MobilePhone</text:p>
          </table:table-cell>
          <table:table-cell office:value-type="string" calcext:value-type="string">
            <text:p>PAK71</text:p>
          </table:table-cell>
          <table:table-cell office:value-type="float" office:value="0.646445479519919" calcext:value-type="float">
            <text:p>0.646445479519919</text:p>
          </table:table-cell>
          <table:table-cell office:value-type="float" office:value="0.938508517612553" calcext:value-type="float">
            <text:p>0.938508517612553</text:p>
          </table:table-cell>
          <table:table-cell office:value-type="float" office:value="0.500413960473602" calcext:value-type="float">
            <text:p>0.500413960473602</text:p>
          </table:table-cell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K71</text:p>
          </table:table-cell>
          <table:table-cell office:value-type="string" calcext:value-type="string">
            <text:p>PK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MobilePhone</text:p>
          </table:table-cell>
          <table:table-cell office:value-type="float" office:value="0.391822728414003" calcext:value-type="float">
            <text:p>0.391822728414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bilePhone</text:p>
          </table:table-cell>
          <table:table-cell office:value-type="float" office:value="0.254622751105916" calcext:value-type="float">
            <text:p>0.254622751105916</text:p>
          </table:table-cell>
        </table:table-row>
        <table:table-row table:style-name="ro1">
          <table:table-cell table:number-columns-repeated="2" office:value-type="string" calcext:value-type="string">
            <text:p>PHL70+MobilePhone</text:p>
          </table:table-cell>
          <table:table-cell office:value-type="string" calcext:value-type="string">
            <text:p>MobilePhone</text:p>
          </table:table-cell>
          <table:table-cell office:value-type="string" calcext:value-type="string">
            <text:p>PHL70</text:p>
          </table:table-cell>
          <table:table-cell office:value-type="float" office:value="0.867974447673645" calcext:value-type="float">
            <text:p>0.867974447673645</text:p>
          </table:table-cell>
          <table:table-cell office:value-type="float" office:value="0.888296048101755" calcext:value-type="float">
            <text:p>0.888296048101755</text:p>
          </table:table-cell>
          <table:table-cell office:value-type="float" office:value="0.85781364745959" calcext:value-type="float">
            <text:p>0.85781364745959</text:p>
          </table:table-cell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L70</text:p>
          </table:table-cell>
          <table:table-cell office:value-type="string" calcext:value-type="string">
            <text:p>PH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MobilePhone</text:p>
          </table:table-cell>
          <table:table-cell office:value-type="float" office:value="0.85781364745959" calcext:value-type="float">
            <text:p>0.857813647459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bilePhone</text:p>
          </table:table-cell>
          <table:table-cell office:value-type="float" office:value="0.010160800214055" calcext:value-type="float">
            <text:p>0.010160800214055</text:p>
          </table:table-cell>
        </table:table-row>
        <table:table-row table:style-name="ro1">
          <table:table-cell table:number-columns-repeated="2" office:value-type="string" calcext:value-type="string">
            <text:p>PNG70+MobilePhone</text:p>
          </table:table-cell>
          <table:table-cell office:value-type="string" calcext:value-type="string">
            <text:p>MobilePhone</text:p>
          </table:table-cell>
          <table:table-cell office:value-type="string" calcext:value-type="string">
            <text:p>PNG70</text:p>
          </table:table-cell>
          <table:table-cell office:value-type="float" office:value="0.450431729486781" calcext:value-type="float">
            <text:p>0.450431729486781</text:p>
          </table:table-cell>
          <table:table-cell office:value-type="float" office:value="0.563448568597676" calcext:value-type="float">
            <text:p>0.563448568597676</text:p>
          </table:table-cell>
          <table:table-cell office:value-type="float" office:value="0.393923309931334" calcext:value-type="float">
            <text:p>0.393923309931334</text:p>
          </table:table-cell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70</text:p>
          </table:table-cell>
          <table:table-cell office:value-type="string" calcext:value-type="string">
            <text:p>PG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MobilePhone</text:p>
          </table:table-cell>
          <table:table-cell office:value-type="float" office:value="0.341354263599575" calcext:value-type="float">
            <text:p>0.3413542635995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bilePhone</text:p>
          </table:table-cell>
          <table:table-cell office:value-type="float" office:value="0.109077465887206" calcext:value-type="float">
            <text:p>0.109077465887206</text:p>
          </table:table-cell>
        </table:table-row>
        <table:table-row table:style-name="ro1">
          <table:table-cell table:number-columns-repeated="2" office:value-type="string" calcext:value-type="string">
            <text:p>TJK70+MobilePhone</text:p>
          </table:table-cell>
          <table:table-cell office:value-type="string" calcext:value-type="string">
            <text:p>MobilePhone</text:p>
          </table:table-cell>
          <table:table-cell office:value-type="string" calcext:value-type="string">
            <text:p>TJK70</text:p>
          </table:table-cell>
          <table:table-cell office:value-type="float" office:value="0.679054269850739" calcext:value-type="float">
            <text:p>0.679054269850739</text:p>
          </table:table-cell>
          <table:table-cell office:value-type="float" office:value="0.962500815292339" calcext:value-type="float">
            <text:p>0.962500815292339</text:p>
          </table:table-cell>
          <table:table-cell office:value-type="float" office:value="0.537330997129939" calcext:value-type="float">
            <text:p>0.537330997129939</text:p>
          </table:table-cell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JK70</text:p>
          </table:table-cell>
          <table:table-cell office:value-type="string" calcext:value-type="string">
            <text:p>TJ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MobilePhone</text:p>
          </table:table-cell>
          <table:table-cell office:value-type="float" office:value="0.537330997129939" calcext:value-type="float">
            <text:p>0.5373309971299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bilePhone</text:p>
          </table:table-cell>
          <table:table-cell office:value-type="float" office:value="0.1417232727208" calcext:value-type="float">
            <text:p>0.1417232727208</text:p>
          </table:table-cell>
        </table:table-row>
        <table:table-row table:style-name="ro1">
          <table:table-cell table:number-columns-repeated="2" office:value-type="string" calcext:value-type="string">
            <text:p>TLS71+MobilePhone</text:p>
          </table:table-cell>
          <table:table-cell office:value-type="string" calcext:value-type="string">
            <text:p>MobilePhone</text:p>
          </table:table-cell>
          <table:table-cell office:value-type="string" calcext:value-type="string">
            <text:p>TLS71</text:p>
          </table:table-cell>
          <table:table-cell office:value-type="float" office:value="0.737044049564638" calcext:value-type="float">
            <text:p>0.737044049564638</text:p>
          </table:table-cell>
          <table:table-cell office:value-type="float" office:value="0.842556714475633" calcext:value-type="float">
            <text:p>0.842556714475633</text:p>
          </table:table-cell>
          <table:table-cell office:value-type="float" office:value="0.684287717109141" calcext:value-type="float">
            <text:p>0.684287717109141</text:p>
          </table:table-cell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LS71</text:p>
          </table:table-cell>
          <table:table-cell office:value-type="string" calcext:value-type="string">
            <text:p>TL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MobilePhone</text:p>
          </table:table-cell>
          <table:table-cell office:value-type="float" office:value="0.655816568946809" calcext:value-type="float">
            <text:p>0.6558165689468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bilePhone</text:p>
          </table:table-cell>
          <table:table-cell office:value-type="float" office:value="0.081227480617829" calcext:value-type="float">
            <text:p>0.081227480617829</text:p>
          </table:table-cell>
        </table:table-row>
        <table:table-row table:style-name="ro1">
          <table:table-cell table:number-columns-repeated="2" office:value-type="string" calcext:value-type="string">
            <text:p>VNM2013+MobilePhone</text:p>
          </table:table-cell>
          <table:table-cell office:value-type="string" calcext:value-type="string">
            <text:p>MobilePhone</text:p>
          </table:table-cell>
          <table:table-cell office:value-type="string" calcext:value-type="string">
            <text:p>VNM2013</text:p>
          </table:table-cell>
          <table:table-cell table:number-columns-repeated="3" office:value-type="float" office:value="0.805399795480228" calcext:value-type="float">
            <text:p>0.805399795480228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M2013</text:p>
          </table:table-cell>
          <table:table-cell office:value-type="string" calcext:value-type="string">
            <text:p>VietNam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MobilePhone</text:p>
          </table:table-cell>
          <table:table-cell office:value-type="float" office:value="0.818863320535432" calcext:value-type="float">
            <text:p>0.8188633205354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bilePhone</text:p>
          </table:table-cell>
          <table:table-cell office:value-type="float" office:value="0.013463525055204" calcext:value-type="float">
            <text:p>0.013463525055204</text:p>
          </table:table-cell>
        </table:table-row>
        <table:table-row table:style-name="ro1">
          <table:table-cell table:number-columns-repeated="2" office:value-type="string" calcext:value-type="string">
            <text:p>IND71+PhysicalViolence</text:p>
          </table:table-cell>
          <table:table-cell office:value-type="string" calcext:value-type="string">
            <text:p>PhysicalViolence</text:p>
          </table:table-cell>
          <table:table-cell office:value-type="string" calcext:value-type="string">
            <text:p>IND71</text:p>
          </table:table-cell>
          <table:table-cell table:number-columns-repeated="3" office:value-type="float" office:value="0.302266973830274" calcext:value-type="float">
            <text:p>0.302266973830274</text:p>
          </table:table-cell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71</text:p>
          </table:table-cell>
          <table:table-cell office:value-type="string" calcext:value-type="string">
            <text:p>I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PhysicalViolence</text:p>
          </table:table-cell>
          <table:table-cell office:value-type="float" office:value="0.285617842739599" calcext:value-type="float">
            <text:p>0.2856178427395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ysicalViolence</text:p>
          </table:table-cell>
          <table:table-cell office:value-type="float" office:value="0.016649131090675" calcext:value-type="float">
            <text:p>0.016649131090675</text:p>
          </table:table-cell>
        </table:table-row>
        <table:table-row table:style-name="ro1">
          <table:table-cell office:value-type="string" calcext:value-type="string">
            <text:p>AFG2010+ProfessionalHelp</text:p>
          </table:table-cell>
          <table:table-cell office:value-type="string" calcext:value-type="string">
            <text:p>NPL7H+ProfessionalHelp</text:p>
          </table:table-cell>
          <table:table-cell office:value-type="string" calcext:value-type="string">
            <text:p>ProfessionalHelp</text:p>
          </table:table-cell>
          <table:table-cell office:value-type="string" calcext:value-type="string">
            <text:p>NPL7H</text:p>
          </table:table-cell>
          <table:table-cell table:number-columns-repeated="3" office:value-type="float" office:value="0.67355741356582" calcext:value-type="float">
            <text:p>0.67355741356582</text:p>
          </table:table-cell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PL7H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7H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ProfessionalHelp</text:p>
          </table:table-cell>
          <table:table-cell office:value-type="float" office:value="0.640484543490835" calcext:value-type="float">
            <text:p>0.6404845434908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fessionalHelp</text:p>
          </table:table-cell>
          <table:table-cell office:value-type="float" office:value="0.0330728700749851" calcext:value-type="float">
            <text:p>0.033072870074985</text:p>
          </table:table-cell>
        </table:table-row>
        <table:table-row table:style-name="ro1">
          <table:table-cell office:value-type="string" calcext:value-type="string">
            <text:p>BGD70+ProfessionalHelp</text:p>
          </table:table-cell>
          <table:table-cell office:value-type="string" calcext:value-type="string">
            <text:p>PAK71+ProfessionalHelp</text:p>
          </table:table-cell>
          <table:table-cell office:value-type="string" calcext:value-type="string">
            <text:p>ProfessionalHelp</text:p>
          </table:table-cell>
          <table:table-cell office:value-type="string" calcext:value-type="string">
            <text:p>PAK71</text:p>
          </table:table-cell>
          <table:table-cell table:number-columns-repeated="3" office:value-type="float" office:value="0.739688442157317" calcext:value-type="float">
            <text:p>0.739688442157317</text:p>
          </table:table-cell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K71</text:p>
          </table:table-cell>
          <table:table-cell office:value-type="string" calcext:value-type="string">
            <text:p>PK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ProfessionalHelp</text:p>
          </table:table-cell>
          <table:table-cell office:value-type="float" office:value="0.717314106147024" calcext:value-type="float">
            <text:p>0.717314106147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fessionalHelp</text:p>
          </table:table-cell>
          <table:table-cell office:value-type="float" office:value="0.022374336010293" calcext:value-type="float">
            <text:p>0.022374336010293</text:p>
          </table:table-cell>
        </table:table-row>
        <table:table-row table:style-name="ro1">
          <table:table-cell office:value-type="string" calcext:value-type="string">
            <text:p>KGZ2014+ProfessionalHelp</text:p>
          </table:table-cell>
          <table:table-cell office:value-type="string" calcext:value-type="string">
            <text:p>PHL70+ProfessionalHelp</text:p>
          </table:table-cell>
          <table:table-cell office:value-type="string" calcext:value-type="string">
            <text:p>ProfessionalHelp</text:p>
          </table:table-cell>
          <table:table-cell office:value-type="string" calcext:value-type="string">
            <text:p>PHL70</text:p>
          </table:table-cell>
          <table:table-cell table:number-columns-repeated="3" office:value-type="float" office:value="0.893825565347589" calcext:value-type="float">
            <text:p>0.893825565347589</text:p>
          </table:table-cell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L70</text:p>
          </table:table-cell>
          <table:table-cell office:value-type="string" calcext:value-type="string">
            <text:p>PH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ProfessionalHelp</text:p>
          </table:table-cell>
          <table:table-cell office:value-type="float" office:value="0.877643954458912" calcext:value-type="float">
            <text:p>0.8776439544589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fessionalHelp</text:p>
          </table:table-cell>
          <table:table-cell office:value-type="float" office:value="0.016181610888677" calcext:value-type="float">
            <text:p>0.016181610888677</text:p>
          </table:table-cell>
        </table:table-row>
        <table:table-row table:style-name="ro1">
          <table:table-cell office:value-type="string" calcext:value-type="string">
            <text:p>LAO2011+ProfessionalHelp</text:p>
          </table:table-cell>
          <table:table-cell office:value-type="string" calcext:value-type="string">
            <text:p>THA2015+ProfessionalHelp</text:p>
          </table:table-cell>
          <table:table-cell office:value-type="string" calcext:value-type="string">
            <text:p>ProfessionalHelp</text:p>
          </table:table-cell>
          <table:table-cell office:value-type="string" calcext:value-type="string">
            <text:p>THA2015</text:p>
          </table:table-cell>
          <table:table-cell table:number-columns-repeated="3" office:value-type="float" office:value="0.981184137207074" calcext:value-type="float">
            <text:p>0.981184137207074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A2015</text:p>
          </table:table-cell>
          <table:table-cell office:value-type="string" calcext:value-type="string">
            <text:p>Thailan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ProfessionalHelp</text:p>
          </table:table-cell>
          <table:table-cell office:value-type="float" office:value="0.991335196445027" calcext:value-type="float">
            <text:p>0.9913351964450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fessionalHelp</text:p>
          </table:table-cell>
          <table:table-cell office:value-type="float" office:value="0.010151059237953" calcext:value-type="float">
            <text:p>0.010151059237953</text:p>
          </table:table-cell>
        </table:table-row>
        <table:table-row table:style-name="ro1">
          <table:table-cell office:value-type="string" calcext:value-type="string">
            <text:p>THA2015+ProfessionalHelp</text:p>
          </table:table-cell>
          <table:table-cell office:value-type="string" calcext:value-type="string">
            <text:p>TLS71+ProfessionalHelp</text:p>
          </table:table-cell>
          <table:table-cell office:value-type="string" calcext:value-type="string">
            <text:p>ProfessionalHelp</text:p>
          </table:table-cell>
          <table:table-cell office:value-type="string" calcext:value-type="string">
            <text:p>TLS71</text:p>
          </table:table-cell>
          <table:table-cell table:number-columns-repeated="3" office:value-type="float" office:value="0.629199273199887" calcext:value-type="float">
            <text:p>0.629199273199887</text:p>
          </table:table-cell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LS71</text:p>
          </table:table-cell>
          <table:table-cell office:value-type="string" calcext:value-type="string">
            <text:p>TL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ProfessionalHelp</text:p>
          </table:table-cell>
          <table:table-cell office:value-type="float" office:value="0.619186367832693" calcext:value-type="float">
            <text:p>0.6191863678326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fessionalHelp</text:p>
          </table:table-cell>
          <table:table-cell office:value-type="float" office:value="0.010012905367194" calcext:value-type="float">
            <text:p>0.010012905367194</text:p>
          </table:table-cell>
        </table:table-row>
        <table:table-row table:style-name="ro1">
          <table:table-cell table:number-columns-repeated="2" office:value-type="string" calcext:value-type="string">
            <text:p>IDN71+SafeSanitation</text:p>
          </table:table-cell>
          <table:table-cell office:value-type="string" calcext:value-type="string">
            <text:p>SafeSanitation</text:p>
          </table:table-cell>
          <table:table-cell office:value-type="string" calcext:value-type="string">
            <text:p>IDN71</text:p>
          </table:table-cell>
          <table:table-cell table:number-columns-repeated="3" office:value-type="float" office:value="0.714531182151198" calcext:value-type="float">
            <text:p>0.714531182151198</text:p>
          </table:table-cell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N71</text:p>
          </table:table-cell>
          <table:table-cell office:value-type="string" calcext:value-type="string">
            <text:p>ID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SafeSanitation</text:p>
          </table:table-cell>
          <table:table-cell office:value-type="float" office:value="0.797609571496853" calcext:value-type="float">
            <text:p>0.7976095714968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feSanitation</text:p>
          </table:table-cell>
          <table:table-cell office:value-type="float" office:value="0.0830783893456549" calcext:value-type="float">
            <text:p>0.083078389345655</text:p>
          </table:table-cell>
        </table:table-row>
        <table:table-row table:style-name="ro1">
          <table:table-cell table:number-columns-repeated="2" office:value-type="string" calcext:value-type="string">
            <text:p>KGZ2018+SafeSanitation</text:p>
          </table:table-cell>
          <table:table-cell office:value-type="string" calcext:value-type="string">
            <text:p>SafeSanitation</text:p>
          </table:table-cell>
          <table:table-cell office:value-type="string" calcext:value-type="string">
            <text:p>KGZ2018</text:p>
          </table:table-cell>
          <table:table-cell table:number-columns-repeated="3" office:value-type="float" office:value="0.994900662796911" calcext:value-type="float">
            <text:p>0.994900662796911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Z2018</text:p>
          </table:table-cell>
          <table:table-cell office:value-type="string" calcext:value-type="string">
            <text:p>Kyrgyzsta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hh</text:p>
          </table:table-cell>
          <table:table-cell office:value-type="string" calcext:value-type="string">
            <text:p>SafeSanitation</text:p>
          </table:table-cell>
          <table:table-cell office:value-type="float" office:value="0.976872547552431" calcext:value-type="float">
            <text:p>0.9768725475524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feSanitation</text:p>
          </table:table-cell>
          <table:table-cell office:value-type="float" office:value="0.01802811524448" calcext:value-type="float">
            <text:p>0.01802811524448</text:p>
          </table:table-cell>
        </table:table-row>
        <table:table-row table:style-name="ro1">
          <table:table-cell/>
          <table:table-cell office:value-type="string" calcext:value-type="string">
            <text:p>IDN71+SafeSanitationPR</text:p>
          </table:table-cell>
          <table:table-cell office:value-type="string" calcext:value-type="string">
            <text:p>SafeSanitationPR</text:p>
          </table:table-cell>
          <table:table-cell office:value-type="string" calcext:value-type="string">
            <text:p>IDN71</text:p>
          </table:table-cell>
          <table:table-cell table:number-columns-repeated="3" office:value-type="float" office:value="0.905884926640485" calcext:value-type="float">
            <text:p>0.905884926640485</text:p>
          </table:table-cell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N71</text:p>
          </table:table-cell>
          <table:table-cell office:value-type="string" calcext:value-type="string">
            <text:p>ID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SafeSanitationPR</text:p>
          </table:table-cell>
          <table:table-cell office:value-type="float" office:value="0.809876713349089" calcext:value-type="float">
            <text:p>0.8098767133490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feSanitationPR</text:p>
          </table:table-cell>
          <table:table-cell office:value-type="float" office:value="0.0960082132913961" calcext:value-type="float">
            <text:p>0.096008213291396</text:p>
          </table:table-cell>
        </table:table-row>
        <table:table-row table:style-name="ro1">
          <table:table-cell table:number-columns-repeated="2" office:value-type="string" calcext:value-type="string">
            <text:p>BGD2019+SecondaryEducation2035</text:p>
          </table:table-cell>
          <table:table-cell office:value-type="string" calcext:value-type="string">
            <text:p>SecondaryEducation2035</text:p>
          </table:table-cell>
          <table:table-cell office:value-type="string" calcext:value-type="string">
            <text:p>BGD2019</text:p>
          </table:table-cell>
          <table:table-cell table:number-columns-repeated="3" office:value-type="float" office:value="0.271423363902594" calcext:value-type="float">
            <text:p>0.271423363902594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GD2019</text:p>
          </table:table-cell>
          <table:table-cell office:value-type="string" calcext:value-type="string">
            <text:p>Bangladesh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SecondaryEducation2035</text:p>
          </table:table-cell>
          <table:table-cell office:value-type="float" office:value="0.244905530386946" calcext:value-type="float">
            <text:p>0.2449055303869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aryEducation2035</text:p>
          </table:table-cell>
          <table:table-cell office:value-type="float" office:value="0.026517833515648" calcext:value-type="float">
            <text:p>0.026517833515648</text:p>
          </table:table-cell>
        </table:table-row>
        <table:table-row table:style-name="ro1">
          <table:table-cell table:number-columns-repeated="2" office:value-type="string" calcext:value-type="string">
            <text:p>GEO2018+SecondaryEducation2035</text:p>
          </table:table-cell>
          <table:table-cell office:value-type="string" calcext:value-type="string">
            <text:p>SecondaryEducation2035</text:p>
          </table:table-cell>
          <table:table-cell office:value-type="string" calcext:value-type="string">
            <text:p>GEO2018</text:p>
          </table:table-cell>
          <table:table-cell table:number-columns-repeated="3" office:value-type="float" office:value="0.772942216430352" calcext:value-type="float">
            <text:p>0.772942216430352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O2018</text:p>
          </table:table-cell>
          <table:table-cell office:value-type="string" calcext:value-type="string">
            <text:p>Georg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SecondaryEducation2035</text:p>
          </table:table-cell>
          <table:table-cell office:value-type="float" office:value="0.746402149868048" calcext:value-type="float">
            <text:p>0.7464021498680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aryEducation2035</text:p>
          </table:table-cell>
          <table:table-cell office:value-type="float" office:value="0.026540066562304" calcext:value-type="float">
            <text:p>0.026540066562304</text:p>
          </table:table-cell>
        </table:table-row>
        <table:table-row table:style-name="ro1">
          <table:table-cell table:number-columns-repeated="2" office:value-type="string" calcext:value-type="string">
            <text:p>KAZ2010+SecondaryEducation2035</text:p>
          </table:table-cell>
          <table:table-cell office:value-type="string" calcext:value-type="string">
            <text:p>SecondaryEducation2035</text:p>
          </table:table-cell>
          <table:table-cell office:value-type="string" calcext:value-type="string">
            <text:p>KAZ2010</text:p>
          </table:table-cell>
          <table:table-cell table:number-columns-repeated="3" office:value-type="float" office:value="0.992131840294871" calcext:value-type="float">
            <text:p>0.992131840294871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Z2010</text:p>
          </table:table-cell>
          <table:table-cell office:value-type="string" calcext:value-type="string">
            <text:p>Kazakhstan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SecondaryEducation2035</text:p>
          </table:table-cell>
          <table:table-cell office:value-type="float" office:value="0.886803347236118" calcext:value-type="float">
            <text:p>0.8868033472361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aryEducation2035</text:p>
          </table:table-cell>
          <table:table-cell office:value-type="float" office:value="0.105328493058753" calcext:value-type="float">
            <text:p>0.105328493058753</text:p>
          </table:table-cell>
        </table:table-row>
        <table:table-row table:style-name="ro1">
          <table:table-cell table:number-columns-repeated="2" office:value-type="string" calcext:value-type="string">
            <text:p>LAO2017+SecondaryEducation2035</text:p>
          </table:table-cell>
          <table:table-cell office:value-type="string" calcext:value-type="string">
            <text:p>SecondaryEducation2035</text:p>
          </table:table-cell>
          <table:table-cell office:value-type="string" calcext:value-type="string">
            <text:p>LAO2017</text:p>
          </table:table-cell>
          <table:table-cell table:number-columns-repeated="3" office:value-type="float" office:value="0.319742146697209" calcext:value-type="float">
            <text:p>0.319742146697209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O2017</text:p>
          </table:table-cell>
          <table:table-cell office:value-type="string" calcext:value-type="string">
            <text:p>La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SecondaryEducation2035</text:p>
          </table:table-cell>
          <table:table-cell office:value-type="float" office:value="0.291086738150433" calcext:value-type="float">
            <text:p>0.2910867381504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aryEducation2035</text:p>
          </table:table-cell>
          <table:table-cell office:value-type="float" office:value="0.028655408546776" calcext:value-type="float">
            <text:p>0.028655408546776</text:p>
          </table:table-cell>
        </table:table-row>
        <table:table-row table:style-name="ro1">
          <table:table-cell table:number-columns-repeated="2" office:value-type="string" calcext:value-type="string">
            <text:p>MNG2013+SecondaryEducation2035</text:p>
          </table:table-cell>
          <table:table-cell office:value-type="string" calcext:value-type="string">
            <text:p>SecondaryEducation2035</text:p>
          </table:table-cell>
          <table:table-cell office:value-type="string" calcext:value-type="string">
            <text:p>MNG2013</text:p>
          </table:table-cell>
          <table:table-cell table:number-columns-repeated="3" office:value-type="float" office:value="0.700621843875321" calcext:value-type="float">
            <text:p>0.700621843875321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NG2013</text:p>
          </table:table-cell>
          <table:table-cell office:value-type="string" calcext:value-type="string">
            <text:p>Mongoli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SecondaryEducation2035</text:p>
          </table:table-cell>
          <table:table-cell office:value-type="float" office:value="0.68820888914886" calcext:value-type="float">
            <text:p>0.688208889148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aryEducation2035</text:p>
          </table:table-cell>
          <table:table-cell office:value-type="float" office:value="0.012412954726461" calcext:value-type="float">
            <text:p>0.012412954726461</text:p>
          </table:table-cell>
        </table:table-row>
        <table:table-row table:style-name="ro1">
          <table:table-cell table:number-columns-repeated="2" office:value-type="string" calcext:value-type="string">
            <text:p>MNG2018+SecondaryEducation2035</text:p>
          </table:table-cell>
          <table:table-cell office:value-type="string" calcext:value-type="string">
            <text:p>SecondaryEducation2035</text:p>
          </table:table-cell>
          <table:table-cell office:value-type="string" calcext:value-type="string">
            <text:p>MNG2018</text:p>
          </table:table-cell>
          <table:table-cell table:number-columns-repeated="3" office:value-type="float" office:value="0.779346652756262" calcext:value-type="float">
            <text:p>0.779346652756262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NG2018</text:p>
          </table:table-cell>
          <table:table-cell office:value-type="string" calcext:value-type="string">
            <text:p>Mongol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SecondaryEducation2035</text:p>
          </table:table-cell>
          <table:table-cell office:value-type="float" office:value="0.79102720435072" calcext:value-type="float">
            <text:p>0.791027204350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aryEducation2035</text:p>
          </table:table-cell>
          <table:table-cell office:value-type="float" office:value="0.011680551594458" calcext:value-type="float">
            <text:p>0.011680551594458</text:p>
          </table:table-cell>
        </table:table-row>
        <table:table-row table:style-name="ro1">
          <table:table-cell table:number-columns-repeated="2" office:value-type="string" calcext:value-type="string">
            <text:p>PNG70+SecondaryEducation2035</text:p>
          </table:table-cell>
          <table:table-cell office:value-type="string" calcext:value-type="string">
            <text:p>SecondaryEducation2035</text:p>
          </table:table-cell>
          <table:table-cell office:value-type="string" calcext:value-type="string">
            <text:p>PNG70</text:p>
          </table:table-cell>
          <table:table-cell table:number-columns-repeated="3" office:value-type="float" office:value="0.136190252813449" calcext:value-type="float">
            <text:p>0.136190252813449</text:p>
          </table:table-cell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70</text:p>
          </table:table-cell>
          <table:table-cell office:value-type="string" calcext:value-type="string">
            <text:p>PG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SecondaryEducation2035</text:p>
          </table:table-cell>
          <table:table-cell office:value-type="float" office:value="0.15792387403791" calcext:value-type="float">
            <text:p>0.157923874037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aryEducation2035</text:p>
          </table:table-cell>
          <table:table-cell office:value-type="float" office:value="0.021733621224461" calcext:value-type="float">
            <text:p>0.021733621224461</text:p>
          </table:table-cell>
        </table:table-row>
        <table:table-row table:style-name="ro1">
          <table:table-cell table:number-columns-repeated="2" office:value-type="string" calcext:value-type="string">
            <text:p>THA2019+SecondaryEducation2035</text:p>
          </table:table-cell>
          <table:table-cell office:value-type="string" calcext:value-type="string">
            <text:p>SecondaryEducation2035</text:p>
          </table:table-cell>
          <table:table-cell office:value-type="string" calcext:value-type="string">
            <text:p>THA2019</text:p>
          </table:table-cell>
          <table:table-cell table:number-columns-repeated="3" office:value-type="float" office:value="0.63154664710684" calcext:value-type="float">
            <text:p>0.63154664710684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A2019</text:p>
          </table:table-cell>
          <table:table-cell office:value-type="string" calcext:value-type="string">
            <text:p>Thailand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SecondaryEducation2035</text:p>
          </table:table-cell>
          <table:table-cell office:value-type="float" office:value="0.615534362897047" calcext:value-type="float">
            <text:p>0.6155343628970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aryEducation2035</text:p>
          </table:table-cell>
          <table:table-cell office:value-type="float" office:value="0.0160122842097931" calcext:value-type="float">
            <text:p>0.016012284209793</text:p>
          </table:table-cell>
        </table:table-row>
        <table:table-row table:style-name="ro1">
          <table:table-cell table:number-columns-repeated="2" office:value-type="string" calcext:value-type="string">
            <text:p>VNM2010+SecondaryEducation2035</text:p>
          </table:table-cell>
          <table:table-cell office:value-type="string" calcext:value-type="string">
            <text:p>SecondaryEducation2035</text:p>
          </table:table-cell>
          <table:table-cell office:value-type="string" calcext:value-type="string">
            <text:p>VNM2010</text:p>
          </table:table-cell>
          <table:table-cell table:number-columns-repeated="3" office:value-type="float" office:value="0.242334628303034" calcext:value-type="float">
            <text:p>0.242334628303034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M2010</text:p>
          </table:table-cell>
          <table:table-cell office:value-type="string" calcext:value-type="string">
            <text:p>Vietnam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SecondaryEducation2035</text:p>
          </table:table-cell>
          <table:table-cell office:value-type="float" office:value="0.380793175295447" calcext:value-type="float">
            <text:p>0.3807931752954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aryEducation2035</text:p>
          </table:table-cell>
          <table:table-cell office:value-type="float" office:value="0.138458546992413" calcext:value-type="float">
            <text:p>0.138458546992413</text:p>
          </table:table-cell>
        </table:table-row>
        <table:table-row table:style-name="ro1">
          <table:table-cell table:number-columns-repeated="2" office:value-type="string" calcext:value-type="string">
            <text:p>VNM2013+SecondaryEducation2035</text:p>
          </table:table-cell>
          <table:table-cell office:value-type="string" calcext:value-type="string">
            <text:p>SecondaryEducation2035</text:p>
          </table:table-cell>
          <table:table-cell office:value-type="string" calcext:value-type="string">
            <text:p>VNM2013</text:p>
          </table:table-cell>
          <table:table-cell table:number-columns-repeated="3" office:value-type="float" office:value="0.484528395238108" calcext:value-type="float">
            <text:p>0.484528395238108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M2013</text:p>
          </table:table-cell>
          <table:table-cell office:value-type="string" calcext:value-type="string">
            <text:p>VietNam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SecondaryEducation2035</text:p>
          </table:table-cell>
          <table:table-cell office:value-type="float" office:value="0.458339057414129" calcext:value-type="float">
            <text:p>0.4583390574141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aryEducation2035</text:p>
          </table:table-cell>
          <table:table-cell office:value-type="float" office:value="0.026189337823979" calcext:value-type="float">
            <text:p>0.026189337823979</text:p>
          </table:table-cell>
        </table:table-row>
        <table:table-row table:style-name="ro1">
          <table:table-cell table:number-columns-repeated="2" office:value-type="string" calcext:value-type="string">
            <text:p>AFG2010+SecondaryEducation35plus</text:p>
          </table:table-cell>
          <table:table-cell office:value-type="string" calcext:value-type="string">
            <text:p>SecondaryEducation35plus</text:p>
          </table:table-cell>
          <table:table-cell office:value-type="string" calcext:value-type="string">
            <text:p>AFG2010</text:p>
          </table:table-cell>
          <table:table-cell table:number-columns-repeated="3" office:value-type="float" office:value="0.056900571764222" calcext:value-type="float">
            <text:p>0.056900571764222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FG2010</text:p>
          </table:table-cell>
          <table:table-cell office:value-type="string" calcext:value-type="string">
            <text:p>Afghanistan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SecondaryEducation35plus</text:p>
          </table:table-cell>
          <table:table-cell office:value-type="float" office:value="0.0749818441589002" calcext:value-type="float">
            <text:p>0.07498184415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aryEducation35plus</text:p>
          </table:table-cell>
          <table:table-cell office:value-type="float" office:value="0.0180812723946782" calcext:value-type="float">
            <text:p>0.018081272394678</text:p>
          </table:table-cell>
        </table:table-row>
        <table:table-row table:style-name="ro1">
          <table:table-cell table:number-columns-repeated="2" office:value-type="string" calcext:value-type="string">
            <text:p>BGD2019+SecondaryEducation35plus</text:p>
          </table:table-cell>
          <table:table-cell office:value-type="string" calcext:value-type="string">
            <text:p>SecondaryEducation35plus</text:p>
          </table:table-cell>
          <table:table-cell office:value-type="string" calcext:value-type="string">
            <text:p>BGD2019</text:p>
          </table:table-cell>
          <table:table-cell table:number-columns-repeated="3" office:value-type="float" office:value="0.162667907429445" calcext:value-type="float">
            <text:p>0.162667907429445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GD2019</text:p>
          </table:table-cell>
          <table:table-cell office:value-type="string" calcext:value-type="string">
            <text:p>Bangladesh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SecondaryEducation35plus</text:p>
          </table:table-cell>
          <table:table-cell office:value-type="float" office:value="0.0903940615734831" calcext:value-type="float">
            <text:p>0.0903940615734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aryEducation35plus</text:p>
          </table:table-cell>
          <table:table-cell office:value-type="float" office:value="0.0722738458559619" calcext:value-type="float">
            <text:p>0.072273845855962</text:p>
          </table:table-cell>
        </table:table-row>
        <table:table-row table:style-name="ro1">
          <table:table-cell table:number-columns-repeated="2" office:value-type="string" calcext:value-type="string">
            <text:p>GEO2018+SecondaryEducation35plus</text:p>
          </table:table-cell>
          <table:table-cell office:value-type="string" calcext:value-type="string">
            <text:p>SecondaryEducation35plus</text:p>
          </table:table-cell>
          <table:table-cell office:value-type="string" calcext:value-type="string">
            <text:p>GEO2018</text:p>
          </table:table-cell>
          <table:table-cell table:number-columns-repeated="3" office:value-type="float" office:value="0.745588284104704" calcext:value-type="float">
            <text:p>0.745588284104704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O2018</text:p>
          </table:table-cell>
          <table:table-cell office:value-type="string" calcext:value-type="string">
            <text:p>Georg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SecondaryEducation35plus</text:p>
          </table:table-cell>
          <table:table-cell office:value-type="float" office:value="0.548965725962019" calcext:value-type="float">
            <text:p>0.548965725962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aryEducation35plus</text:p>
          </table:table-cell>
          <table:table-cell office:value-type="float" office:value="0.196622558142685" calcext:value-type="float">
            <text:p>0.196622558142685</text:p>
          </table:table-cell>
        </table:table-row>
        <table:table-row table:style-name="ro1">
          <table:table-cell table:number-columns-repeated="2" office:value-type="string" calcext:value-type="string">
            <text:p>KAZ2010+SecondaryEducation35plus</text:p>
          </table:table-cell>
          <table:table-cell office:value-type="string" calcext:value-type="string">
            <text:p>SecondaryEducation35plus</text:p>
          </table:table-cell>
          <table:table-cell office:value-type="string" calcext:value-type="string">
            <text:p>KAZ2010</text:p>
          </table:table-cell>
          <table:table-cell table:number-columns-repeated="3" office:value-type="float" office:value="0.920290031616679" calcext:value-type="float">
            <text:p>0.920290031616679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Z2010</text:p>
          </table:table-cell>
          <table:table-cell office:value-type="string" calcext:value-type="string">
            <text:p>Kazakhstan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SecondaryEducation35plus</text:p>
          </table:table-cell>
          <table:table-cell office:value-type="float" office:value="0.801571402391116" calcext:value-type="float">
            <text:p>0.801571402391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aryEducation35plus</text:p>
          </table:table-cell>
          <table:table-cell office:value-type="float" office:value="0.118718629225563" calcext:value-type="float">
            <text:p>0.118718629225563</text:p>
          </table:table-cell>
        </table:table-row>
        <table:table-row table:style-name="ro1">
          <table:table-cell table:number-columns-repeated="2" office:value-type="string" calcext:value-type="string">
            <text:p>LAO2017+SecondaryEducation35plus</text:p>
          </table:table-cell>
          <table:table-cell office:value-type="string" calcext:value-type="string">
            <text:p>SecondaryEducation35plus</text:p>
          </table:table-cell>
          <table:table-cell office:value-type="string" calcext:value-type="string">
            <text:p>LAO2017</text:p>
          </table:table-cell>
          <table:table-cell table:number-columns-repeated="3" office:value-type="float" office:value="0.159604238018106" calcext:value-type="float">
            <text:p>0.159604238018106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O2017</text:p>
          </table:table-cell>
          <table:table-cell office:value-type="string" calcext:value-type="string">
            <text:p>La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SecondaryEducation35plus</text:p>
          </table:table-cell>
          <table:table-cell office:value-type="float" office:value="0.135214566524084" calcext:value-type="float">
            <text:p>0.1352145665240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aryEducation35plus</text:p>
          </table:table-cell>
          <table:table-cell office:value-type="float" office:value="0.024389671494022" calcext:value-type="float">
            <text:p>0.024389671494022</text:p>
          </table:table-cell>
        </table:table-row>
        <table:table-row table:style-name="ro1">
          <table:table-cell table:number-columns-repeated="2" office:value-type="string" calcext:value-type="string">
            <text:p>MNG2018+SecondaryEducation35plus</text:p>
          </table:table-cell>
          <table:table-cell office:value-type="string" calcext:value-type="string">
            <text:p>SecondaryEducation35plus</text:p>
          </table:table-cell>
          <table:table-cell office:value-type="string" calcext:value-type="string">
            <text:p>MNG2018</text:p>
          </table:table-cell>
          <table:table-cell table:number-columns-repeated="3" office:value-type="float" office:value="0.7518590001119" calcext:value-type="float">
            <text:p>0.7518590001119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NG2018</text:p>
          </table:table-cell>
          <table:table-cell office:value-type="string" calcext:value-type="string">
            <text:p>Mongol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SecondaryEducation35plus</text:p>
          </table:table-cell>
          <table:table-cell office:value-type="float" office:value="0.616155614104457" calcext:value-type="float">
            <text:p>0.6161556141044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aryEducation35plus</text:p>
          </table:table-cell>
          <table:table-cell office:value-type="float" office:value="0.135703386007443" calcext:value-type="float">
            <text:p>0.135703386007443</text:p>
          </table:table-cell>
        </table:table-row>
        <table:table-row table:style-name="ro1">
          <table:table-cell table:number-columns-repeated="2" office:value-type="string" calcext:value-type="string">
            <text:p>PNG70+SecondaryEducation35plus</text:p>
          </table:table-cell>
          <table:table-cell office:value-type="string" calcext:value-type="string">
            <text:p>SecondaryEducation35plus</text:p>
          </table:table-cell>
          <table:table-cell office:value-type="string" calcext:value-type="string">
            <text:p>PNG70</text:p>
          </table:table-cell>
          <table:table-cell table:number-columns-repeated="3" office:value-type="float" office:value="0.069809457380659" calcext:value-type="float">
            <text:p>0.069809457380659</text:p>
          </table:table-cell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70</text:p>
          </table:table-cell>
          <table:table-cell office:value-type="string" calcext:value-type="string">
            <text:p>PG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SecondaryEducation35plus</text:p>
          </table:table-cell>
          <table:table-cell office:value-type="float" office:value="0.0940863492798897" calcext:value-type="float">
            <text:p>0.094086349279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aryEducation35plus</text:p>
          </table:table-cell>
          <table:table-cell office:value-type="float" office:value="0.0242768918992307" calcext:value-type="float">
            <text:p>0.024276891899231</text:p>
          </table:table-cell>
        </table:table-row>
        <table:table-row table:style-name="ro1">
          <table:table-cell table:number-columns-repeated="2" office:value-type="string" calcext:value-type="string">
            <text:p>THA2019+SecondaryEducation35plus</text:p>
          </table:table-cell>
          <table:table-cell office:value-type="string" calcext:value-type="string">
            <text:p>SecondaryEducation35plus</text:p>
          </table:table-cell>
          <table:table-cell office:value-type="string" calcext:value-type="string">
            <text:p>THA2019</text:p>
          </table:table-cell>
          <table:table-cell table:number-columns-repeated="3" office:value-type="float" office:value="0.286185160549277" calcext:value-type="float">
            <text:p>0.286185160549277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A2019</text:p>
          </table:table-cell>
          <table:table-cell office:value-type="string" calcext:value-type="string">
            <text:p>Thailand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SecondaryEducation35plus</text:p>
          </table:table-cell>
          <table:table-cell office:value-type="float" office:value="0.271547312184055" calcext:value-type="float">
            <text:p>0.2715473121840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aryEducation35plus</text:p>
          </table:table-cell>
          <table:table-cell office:value-type="float" office:value="0.014637848365222" calcext:value-type="float">
            <text:p>0.014637848365222</text:p>
          </table:table-cell>
        </table:table-row>
        <table:table-row table:style-name="ro1">
          <table:table-cell table:number-columns-repeated="2" office:value-type="string" calcext:value-type="string">
            <text:p>VNM2010+SecondaryEducation35plus</text:p>
          </table:table-cell>
          <table:table-cell office:value-type="string" calcext:value-type="string">
            <text:p>SecondaryEducation35plus</text:p>
          </table:table-cell>
          <table:table-cell office:value-type="string" calcext:value-type="string">
            <text:p>VNM2010</text:p>
          </table:table-cell>
          <table:table-cell table:number-columns-repeated="3" office:value-type="float" office:value="0.1069544231915" calcext:value-type="float">
            <text:p>0.1069544231915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M2010</text:p>
          </table:table-cell>
          <table:table-cell office:value-type="string" calcext:value-type="string">
            <text:p>Vietnam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SecondaryEducation35plus</text:p>
          </table:table-cell>
          <table:table-cell office:value-type="float" office:value="0.174427282729593" calcext:value-type="float">
            <text:p>0.1744272827295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aryEducation35plus</text:p>
          </table:table-cell>
          <table:table-cell office:value-type="float" office:value="0.067472859538093" calcext:value-type="float">
            <text:p>0.067472859538093</text:p>
          </table:table-cell>
        </table:table-row>
        <table:table-row table:style-name="ro1">
          <table:table-cell table:number-columns-repeated="2" office:value-type="string" calcext:value-type="string">
            <text:p>VNM2013+SecondaryEducation35plus</text:p>
          </table:table-cell>
          <table:table-cell office:value-type="string" calcext:value-type="string">
            <text:p>SecondaryEducation35plus</text:p>
          </table:table-cell>
          <table:table-cell office:value-type="string" calcext:value-type="string">
            <text:p>VNM2013</text:p>
          </table:table-cell>
          <table:table-cell table:number-columns-repeated="3" office:value-type="float" office:value="0.237330132512738" calcext:value-type="float">
            <text:p>0.237330132512738</text:p>
          </table:table-cell>
          <table:table-cell office:value-type="string" calcext:value-type="string">
            <text:p>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M2013</text:p>
          </table:table-cell>
          <table:table-cell office:value-type="string" calcext:value-type="string">
            <text:p>VietNam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SecondaryEducation35plus</text:p>
          </table:table-cell>
          <table:table-cell office:value-type="float" office:value="0.180905703404933" calcext:value-type="float">
            <text:p>0.1809057034049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ondaryEducation35plus</text:p>
          </table:table-cell>
          <table:table-cell office:value-type="float" office:value="0.056424429107805" calcext:value-type="float">
            <text:p>0.056424429107805</text:p>
          </table:table-cell>
        </table:table-row>
        <table:table-row table:style-name="ro1">
          <table:table-cell table:number-columns-repeated="2" office:value-type="string" calcext:value-type="string">
            <text:p>IND71+SexualPhysicalViolence</text:p>
          </table:table-cell>
          <table:table-cell office:value-type="string" calcext:value-type="string">
            <text:p>SexualPhysicalViolence</text:p>
          </table:table-cell>
          <table:table-cell office:value-type="string" calcext:value-type="string">
            <text:p>IND71</text:p>
          </table:table-cell>
          <table:table-cell table:number-columns-repeated="3" office:value-type="float" office:value="0.313663316466039" calcext:value-type="float">
            <text:p>0.313663316466039</text:p>
          </table:table-cell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71</text:p>
          </table:table-cell>
          <table:table-cell office:value-type="string" calcext:value-type="string">
            <text:p>I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SexualPhysicalViolence</text:p>
          </table:table-cell>
          <table:table-cell office:value-type="float" office:value="0.286692137148255" calcext:value-type="float">
            <text:p>0.286692137148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xualPhysicalViolence</text:p>
          </table:table-cell>
          <table:table-cell office:value-type="float" office:value="0.026971179317784" calcext:value-type="float">
            <text:p>0.026971179317784</text:p>
          </table:table-cell>
        </table:table-row>
        <table:table-row table:style-name="ro1">
          <table:table-cell table:number-columns-repeated="2" office:value-type="string" calcext:value-type="string">
            <text:p>PNG70+SexualPhysicalViolence</text:p>
          </table:table-cell>
          <table:table-cell office:value-type="string" calcext:value-type="string">
            <text:p>SexualPhysicalViolence</text:p>
          </table:table-cell>
          <table:table-cell office:value-type="string" calcext:value-type="string">
            <text:p>PNG70</text:p>
          </table:table-cell>
          <table:table-cell table:number-columns-repeated="3" office:value-type="float" office:value="0.558420637372827" calcext:value-type="float">
            <text:p>0.558420637372827</text:p>
          </table:table-cell>
          <table:table-cell office:value-type="string" calcext:value-type="string">
            <text:p>DH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70</text:p>
          </table:table-cell>
          <table:table-cell office:value-type="string" calcext:value-type="string">
            <text:p>PG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SexualPhysicalViolence</text:p>
          </table:table-cell>
          <table:table-cell office:value-type="float" office:value="0.570756740052938" calcext:value-type="float">
            <text:p>0.5707567400529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xualPhysicalViolence</text:p>
          </table:table-cell>
          <table:table-cell office:value-type="float" office:value="0.012336102680111" calcext:value-type="float">
            <text:p>0.012336102680111</text:p>
          </table:table-cell>
        </table:table-row>
      </table:table>
      <table:named-expressions/>
      <table:database-ranges>
        <table:database-range table:name="__Anonymous_Sheet_DB__0" table:target-range-address="investigate.A2:investigate.W80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 number:grouping="true"/>
    </number:number-style>
    <number:number-style style:name="N122">
      <number:number number:decimal-places="4" number:min-decimal-places="4" number:min-integer-digits="1" number:grouping="true"/>
    </number:number-style>
    <number:number-style style:name="N123">
      <number:number number:decimal-places="1" number:min-decimal-places="1" number:min-integer-digits="1" number:grouping="true"/>
    </number:number-style>
    <number:currency-style style:name="N12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6P0"/>
    </number:currency-style>
    <number:currency-style style:name="N12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8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8P0"/>
    </number:currency-style>
    <number:currency-style style:name="N12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9P0"/>
    </number:currency-style>
    <number:date-style style:name="N130">
      <number:month/>
      <number:text>/</number:text>
      <number:day/>
      <number:text>/</number:text>
      <number:year number:style="long"/>
    </number:date-style>
    <number:date-style style:name="N131">
      <number:day/>
      <number:text>-</number:text>
      <number:month number:textual="true"/>
      <number:text>-</number:text>
      <number:year/>
    </number:date-style>
    <number:date-style style:name="N132">
      <number:day/>
      <number:text>-</number:text>
      <number:month number:textual="true"/>
    </number:date-style>
    <number:date-style style:name="N133">
      <number:month number:textual="true"/>
      <number:text>-</number:text>
      <number:year/>
    </number:date-style>
    <number:time-style style:name="N134">
      <number:hours/>
      <number:text>:</number:text>
      <number:minutes number:style="long"/>
      <number:text> </number:text>
      <number:am-pm/>
    </number:time-style>
    <number:time-style style:name="N13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6">
      <number:hours/>
      <number:text>:</number:text>
      <number:minutes number:style="long"/>
    </number:time-style>
    <number:time-style style:name="N137">
      <number:hours/>
      <number:text>:</number:text>
      <number:minutes number:style="long"/>
      <number:text>:</number:text>
      <number:seconds number:style="long"/>
    </number:time-style>
    <number:date-style style:name="N13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number number:decimal-places="2" number:min-decimal-places="2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50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0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0P2" style:volatile="true">
      <number:currency-symbol/>
      <number:fill-character> </number:fill-character>
      <number:text>- </number:text>
    </number:currency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currency-style style:name="N15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time-style style:name="N159">
      <number:minutes number:style="long"/>
      <number:text>:</number:text>
      <number:seconds number:style="long"/>
    </number:time-style>
    <number:time-style style:name="N16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1">
      <number:minutes number:style="long"/>
      <number:text>:</number:text>
      <number:seconds number:style="long" number:decimal-places="1"/>
    </number:time-style>
    <number:number-style style:name="N16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7">00/00/0000</text:date>, <text:time style:data-style-name="N2" text:time-value="21:32:57.0724703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5-17T21:42:11.670831280</dc:date>
    <meta:editing-duration>PT5H26M11S</meta:editing-duration>
    <meta:editing-cycles>18</meta:editing-cycles>
    <meta:generator>LibreOffice/7.0.4.2$Linux_X86_64 LibreOffice_project/00$Build-2</meta:generator>
    <meta:document-statistic meta:table-count="3" meta:cell-count="4635" meta:object-count="0"/>
  </office:meta>
</office:document-meta>
</file>